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54.242cm" fo:min-width="7.755cm"/>
      <style:paragraph-properties style:writing-mode="lr-tb"/>
    </style:style>
    <style:style style:name="gr2" style:family="graphic" style:parent-style-name="standard">
      <style:graphic-properties svg:stroke-color="#808080" draw:fill-color="#808080" draw:opacity="82%" draw:textarea-horizontal-align="justify" draw:textarea-vertical-align="top" draw:auto-grow-height="false" fo:min-height="12.735cm" fo:min-width="7.755cm"/>
      <style:paragraph-properties style:writing-mode="lr-tb"/>
    </style:style>
    <style:style style:name="gr3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2.925cm" fo:min-width="7.1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242cm" fo:min-width="8.3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5.532cm"/>
      <style:paragraph-properties style:writing-mode="lr-tb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4.26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3.945cm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vertical-align="middle"/>
      <style:paragraph-properties style:writing-mode="lr-tb"/>
    </style:style>
    <style:style style:name="gr11" style:family="graphic" style:parent-style-name="standard">
      <style:graphic-properties draw:textarea-vertical-align="bottom"/>
      <style:paragraph-properties style:writing-mode="lr-tb"/>
    </style:style>
    <style:style style:name="gr12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697cm"/>
      <style:paragraph-properties style:writing-mode="lr-tb"/>
    </style:style>
    <style:style style:name="gr13" style:family="graphic" style:parent-style-name="standard">
      <style:graphic-properties svg:stroke-color="#780373" draw:fill-color="#bf819e" draw:textarea-horizontal-align="justify" draw:textarea-vertical-align="middle" draw:auto-grow-height="false" fo:min-height="1.771cm" fo:min-width="3.767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338cm" fo:min-width="2.67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38cm" fo:min-width="2.35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877cm" fo:min-width="4.5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655cm" fo:min-width="5.632cm"/>
      <style:paragraph-properties style:writing-mode="lr-tb"/>
    </style:style>
    <style:style style:name="gr18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2.925cm" fo:min-width="7.755cm"/>
      <style:paragraph-properties style:writing-mode="lr-tb"/>
    </style:style>
    <style:style style:name="gr19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541cm"/>
      <style:paragraph-properties style:writing-mode="lr-tb"/>
    </style:style>
    <style:style style:name="gr20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767cm"/>
      <style:paragraph-properties style:writing-mode="lr-tb"/>
    </style:style>
    <style:style style:name="gr21" style:family="graphic" style:parent-style-name="standard">
      <style:graphic-properties svg:stroke-color="#168253" draw:fill-color="#77bc65" draw:textarea-horizontal-align="justify" draw:textarea-vertical-align="middle" draw:auto-grow-height="false" fo:min-height="1.355cm" fo:min-width="3.412cm"/>
      <style:paragraph-properties style:writing-mode="lr-tb"/>
    </style:style>
    <style:style style:name="gr22" style:family="graphic" style:parent-style-name="objectwithoutfill">
      <style:graphic-properties draw:marker-end="Arrowheads_20_5" draw:marker-end-width="0.3cm" draw:fill="none" draw:textarea-vertical-align="middle"/>
    </style:style>
    <style:style style:name="gr23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99cm"/>
      <style:paragraph-properties style:writing-mode="lr-tb"/>
    </style:style>
    <style:style style:name="gr24" style:family="graphic" style:parent-style-name="standard">
      <style:graphic-properties draw:textarea-vertical-align="middle" draw:shadow="hidden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3.877cm" fo:min-width="5.115cm"/>
      <style:paragraph-properties style:writing-mode="lr-tb"/>
    </style:style>
    <style:style style:name="gr26" style:family="graphic" style:parent-style-name="standard">
      <style:graphic-properties draw:textarea-vertical-align="middle" draw:shadow="hidden"/>
    </style:style>
    <style:style style:name="gr27" style:family="graphic" style:parent-style-name="standard">
      <style:graphic-properties draw:textarea-horizontal-align="justify" draw:textarea-vertical-align="middle" draw:auto-grow-height="false" fo:min-height="1.338cm" fo:min-width="3.945cm" draw:shadow="hidden"/>
      <style:paragraph-properties style:writing-mode="lr-tb"/>
    </style:style>
    <style:style style:name="gr28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624cm"/>
      <style:paragraph-properties style:writing-mode="lr-tb"/>
    </style:style>
    <style:style style:name="gr29" style:family="graphic" style:parent-style-name="objectwithoutfill">
      <style:graphic-properties draw:marker-end="Arrowheads_20_6" draw:marker-end-width="0.3cm" draw:fill="none" draw:textarea-vertical-align="middle" draw:shadow="hidden"/>
    </style:style>
    <style:style style:name="gr30" style:family="graphic" style:parent-style-name="standard">
      <style:graphic-properties draw:textarea-horizontal-align="justify" draw:textarea-vertical-align="middle" draw:auto-grow-height="false" fo:min-height="1.338cm" fo:min-width="4.345cm" draw:shadow="hidden"/>
      <style:paragraph-properties style:writing-mode="lr-tb"/>
    </style:style>
    <style:style style:name="gr31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2.676cm" draw:shadow="hidden"/>
      <style:paragraph-properties style:writing-mode="lr-tb"/>
    </style:style>
    <style:style style:name="gr32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2.993cm" draw:shadow="hidden"/>
      <style:paragraph-properties style:writing-mode="lr-tb"/>
    </style:style>
    <style:style style:name="gr33" style:family="graphic" style:parent-style-name="objectwithoutfill">
      <style:graphic-properties draw:marker-end="Arrowheads_20_8" draw:marker-end-width="0.3cm" draw:fill="none" draw:textarea-vertical-align="middle" draw:shadow="hidden"/>
    </style:style>
    <style:style style:name="gr34" style:family="graphic" style:parent-style-name="standard">
      <style:graphic-properties draw:textarea-vertical-align="bottom" draw:shadow="hidden"/>
      <style:paragraph-properties style:writing-mode="lr-tb"/>
    </style:style>
    <style:style style:name="gr35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3.252cm" draw:shadow="hidden"/>
      <style:paragraph-properties style:writing-mode="lr-tb"/>
    </style:style>
    <style:style style:name="gr36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3.767cm"/>
      <style:paragraph-properties style:writing-mode="lr-tb"/>
    </style:style>
    <style:style style:name="gr37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92cm"/>
      <style:paragraph-properties style:writing-mode="lr-tb"/>
    </style:style>
    <style:style style:name="gr38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917cm" draw:shadow="hidden"/>
      <style:paragraph-properties style:writing-mode="lr-tb"/>
    </style:style>
    <style:style style:name="gr3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204cm"/>
      <style:paragraph-properties style:writing-mode="lr-tb"/>
    </style:style>
    <style:style style:name="gr40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876cm" draw:shadow="hidden"/>
      <style:paragraph-properties style:writing-mode="lr-tb"/>
    </style:style>
    <style:style style:name="gr41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4.157cm"/>
      <style:paragraph-properties style:writing-mode="lr-tb"/>
    </style:style>
    <style:style style:name="gr4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43" style:family="graphic" style:parent-style-name="objectwithoutfill">
      <style:graphic-properties draw:marker-end="Arrowheads_20_11" draw:marker-end-width="0.3cm" draw:fill="none" draw:textarea-vertical-align="middle"/>
    </style:style>
    <style:style style:name="gr44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45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3.37cm" draw:shadow="hidden"/>
      <style:paragraph-properties style:writing-mode="lr-tb"/>
    </style:style>
    <style:style style:name="gr46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43cm" draw:shadow="hidden"/>
      <style:paragraph-properties style:writing-mode="lr-tb"/>
    </style:style>
    <style:style style:name="gr47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369cm"/>
      <style:paragraph-properties style:writing-mode="lr-tb"/>
    </style:style>
    <style:style style:name="gr48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4.073cm"/>
      <style:paragraph-properties style:writing-mode="lr-tb"/>
    </style:style>
    <style:style style:name="gr4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511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2.29cm" fo:min-width="5.697cm"/>
      <style:paragraph-properties style:writing-mode="lr-tb"/>
    </style:style>
    <style:style style:name="gr51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02cm" draw:shadow="hidden"/>
      <style:paragraph-properties style:writing-mode="lr-tb"/>
    </style:style>
    <style:style style:name="gr5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43cm" draw:shadow="hidden"/>
      <style:paragraph-properties style:writing-mode="lr-tb"/>
    </style:style>
    <style:style style:name="gr53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656cm" fo:min-width="3.043cm" draw:shadow="hidden"/>
      <style:paragraph-properties style:writing-mode="lr-tb"/>
    </style:style>
    <style:style style:name="gr54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569cm"/>
      <style:paragraph-properties style:writing-mode="lr-tb"/>
    </style:style>
    <style:style style:name="gr55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4.215cm"/>
      <style:paragraph-properties style:writing-mode="lr-tb"/>
    </style:style>
    <style:style style:name="gr56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02cm" draw:shadow="hidden"/>
      <style:paragraph-properties style:writing-mode="lr-tb"/>
    </style:style>
    <style:style style:name="gr57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58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787cm" draw:shadow="hidden"/>
      <style:paragraph-properties style:writing-mode="lr-tb"/>
    </style:style>
    <style:style style:name="gr59" style:family="graphic" style:parent-style-name="objectwithoutfill">
      <style:graphic-properties draw:marker-end="Arrowheads_20_12" draw:marker-end-width="0.3cm" draw:fill="none" draw:textarea-vertical-align="middle"/>
    </style:style>
    <style:style style:name="gr60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1" style:family="graphic" style:parent-style-name="objectwithoutfill">
      <style:graphic-properties draw:marker-end="Arrowheads_20_14" draw:marker-end-width="0.3cm" draw:fill="none" draw:textarea-vertical-align="middle"/>
    </style:style>
    <style:style style:name="gr6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3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4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5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164cm"/>
      <style:paragraph-properties style:writing-mode="lr-tb"/>
    </style:style>
    <style:style style:name="gr66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222cm"/>
      <style:paragraph-properties style:writing-mode="lr-tb"/>
    </style:style>
    <style:style style:name="gr67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4.241cm"/>
      <style:paragraph-properties style:writing-mode="lr-tb"/>
    </style:style>
    <style:style style:name="gr68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4.227cm"/>
      <style:paragraph-properties style:writing-mode="lr-tb"/>
    </style:style>
    <style:style style:name="gr6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343cm"/>
      <style:paragraph-properties style:writing-mode="lr-tb"/>
    </style:style>
    <style:style style:name="gr70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917cm" draw:shadow="hidden"/>
      <style:paragraph-properties style:writing-mode="lr-tb"/>
    </style:style>
    <style:style style:name="gr71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876cm" draw:shadow="hidden"/>
      <style:paragraph-properties style:writing-mode="lr-tb"/>
    </style:style>
    <style:style style:name="gr7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73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74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43cm" draw:shadow="hidden"/>
      <style:paragraph-properties style:writing-mode="lr-tb"/>
    </style:style>
    <style:style style:name="gr75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02cm" draw:shadow="hidden"/>
      <style:paragraph-properties style:writing-mode="lr-tb"/>
    </style:style>
    <style:style style:name="gr76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43cm" draw:shadow="hidden"/>
      <style:paragraph-properties style:writing-mode="lr-tb"/>
    </style:style>
    <style:style style:name="gr77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656cm" fo:min-width="3.043cm" draw:shadow="hidden"/>
      <style:paragraph-properties style:writing-mode="lr-tb"/>
    </style:style>
    <style:style style:name="gr78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02cm" draw:shadow="hidden"/>
      <style:paragraph-properties style:writing-mode="lr-tb"/>
    </style:style>
    <style:style style:name="gr79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787cm" draw:shadow="hidden"/>
      <style:paragraph-properties style:writing-mode="lr-tb"/>
    </style:style>
    <style:style style:name="gr80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81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8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83" style:family="graphic" style:parent-style-name="standard">
      <style:graphic-properties svg:stroke-color="#b85c00" draw:fill-color="#ffb66c" draw:textarea-horizontal-align="justify" draw:textarea-vertical-align="middle" draw:auto-grow-height="false" fo:min-height="2.22cm" fo:min-width="3.222cm"/>
      <style:paragraph-properties style:writing-mode="lr-tb"/>
    </style:style>
    <style:style style:name="gr84" style:family="graphic" style:parent-style-name="standard">
      <style:graphic-properties svg:stroke-color="#b85c00" draw:fill-color="#ffb66c" draw:textarea-horizontal-align="justify" draw:textarea-vertical-align="middle" draw:auto-grow-height="false" fo:min-height="2.22cm" fo:min-width="4.664cm"/>
      <style:paragraph-properties style:writing-mode="lr-tb"/>
    </style:style>
    <style:style style:name="gr85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86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87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88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89" style:family="graphic" style:parent-style-name="standard">
      <style:graphic-properties draw:textarea-vertical-align="top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-color="#b2b2b2" draw:opacity="82%"/>
      <style:paragraph-properties fo:text-align="start" style:writing-mode="lr-tb"/>
    </style:style>
    <style:style style:name="P3" style:family="paragraph">
      <loext:graphic-properties draw:fill-color="#808080" draw:opacity="82%"/>
      <style:paragraph-properties fo:text-align="start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b2b2b2" draw:opacity="82%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fo:font-size="12pt" style:font-size-asian="12pt" style:font-size-complex="12pt"/>
    </style:style>
    <style:style style:name="P9" style:family="paragraph">
      <style:paragraph-properties fo:margin-top="0cm" fo:margin-bottom="0cm" fo:text-align="end"/>
    </style:style>
    <style:style style:name="P10" style:family="paragraph">
      <style:paragraph-properties fo:margin-top="0cm" fo:margin-bottom="0cm" fo:text-align="end" style:writing-mode="lr-tb"/>
      <style:text-properties fo:font-size="12pt" style:font-size-asian="12pt" style:font-size-complex="12pt"/>
    </style:style>
    <style:style style:name="P11" style:family="paragraph">
      <loext:graphic-properties draw:fill-color="#77bc65"/>
      <style:paragraph-properties fo:text-align="center" style:writing-mode="lr-tb"/>
    </style:style>
    <style:style style:name="P12" style:family="paragraph">
      <loext:graphic-properties draw:fill-color="#bf819e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b66c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-color="#ff6d6d"/>
      <style:paragraph-properties fo:text-align="center" style:writing-mode="lr-tb"/>
    </style:style>
    <style:style style:name="P17" style:family="paragraph">
      <loext:graphic-properties draw:fill-color="#ff6d6d"/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style:paragraph-properties fo:text-align="end"/>
    </style:style>
    <style:style style:name="P19" style:family="paragraph">
      <style:paragraph-properties fo:text-align="end" style:writing-mode="lr-tb"/>
    </style:style>
    <style:style style:name="P20" style:family="paragraph">
      <loext:graphic-properties draw:fill-color="#77bc65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4.492cm" svg:x="172.151cm" svg:y="42.075cm">
          <text:p text:style-name="P1">whil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255cm" svg:height="12.985cm" svg:x="172.132cm" svg:y="75.612cm">
          <text:p text:style-name="P1">not whil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62cm" svg:height="3.175cm" svg:x="276.608cm" svg:y="48.425cm">
          <text:p text:style-name="P4">dict / struct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8.89cm" svg:height="3.492cm" svg:x="263.273cm" svg:y="19.533cm">
          <text:p text:style-name="P4">CodeLine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6.032cm" svg:height="2.54cm" svg:x="228.983cm" svg:y="27.153cm">
          <text:p text:style-name="P4">statement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6.032cm" svg:height="2.54cm" svg:x="271.529cm" svg:y="27.153cm">
          <text:p text:style-name="P4">declaration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0.159cm" svg:x1="231.999cm" svg:y1="27.153cm" svg:x2="267.718cm" svg:y2="23.025cm" draw:start-shape="id1" draw:start-glue-point="0" draw:end-shape="id2" draw:end-glue-point="2" svg:d="M231999 27153v-1905h35719v-2223" svg:viewBox="0 0 35720 4129">
          <text:p/>
        </draw:connector>
        <draw:connector draw:style-name="gr6" draw:text-style-name="P4" draw:layer="layout" draw:line-skew="0.159cm" svg:x1="274.545cm" svg:y1="27.153cm" svg:x2="267.718cm" svg:y2="23.025cm" draw:start-shape="id3" draw:start-glue-point="0" draw:end-shape="id2" draw:end-glue-point="2" svg:d="M274545 27153v-1905h-6827v-2223" svg:viewBox="0 0 6828 4129">
          <text:p/>
        </draw:connector>
        <draw:custom-shape draw:style-name="gr7" draw:text-style-name="P4" xml:id="id6" draw:id="id6" draw:layer="layout" svg:width="4.762cm" svg:height="2.54cm" svg:x="300.738cm" svg:y="34.138cm">
          <text:p text:style-name="P4">Class declaration</text:p>
          <draw:enhanced-geometry svg:viewBox="0 0 21600 21600" draw:type="rectangle" draw:enhanced-path="M 0 0 L 21600 0 21600 21600 0 21600 0 0 Z N"/>
        </draw:custom-shape>
        <draw:custom-shape draw:style-name="gr8" draw:text-style-name="P4" xml:id="id5" draw:id="id5" draw:layer="layout" svg:width="4.445cm" svg:height="2.54cm" svg:x="320.523cm" svg:y="34.138cm">
          <text:p text:style-name="P4">Func declaration</text:p>
          <draw:enhanced-geometry svg:viewBox="0 0 21600 21600" draw:type="rectangle" draw:enhanced-path="M 0 0 L 21600 0 21600 21600 0 21600 0 0 Z N"/>
        </draw:custom-shape>
        <draw:custom-shape draw:style-name="gr8" draw:text-style-name="P4" xml:id="id4" draw:id="id4" draw:layer="layout" svg:width="4.445cm" svg:height="2.54cm" svg:x="271.21cm" svg:y="34.138cm">
          <text:p text:style-name="P4">Var declaratio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74.545cm" svg:y1="29.693cm" svg:x2="273.432cm" svg:y2="34.138cm" draw:start-shape="id3" draw:start-glue-point="2" draw:end-shape="id4" draw:end-glue-point="0" svg:d="M274545 29693v2223h-1113v2222" svg:viewBox="0 0 1114 4446">
          <text:p/>
        </draw:connector>
        <draw:connector draw:style-name="gr9" draw:text-style-name="P6" draw:layer="layout" svg:x1="322.745cm" svg:y1="34.138cm" svg:x2="274.545cm" svg:y2="29.693cm" draw:start-shape="id5" draw:start-glue-point="0" draw:end-shape="id3" draw:end-glue-point="2" svg:d="M322745 34138v-2222h-48200v-2223" svg:viewBox="0 0 48201 4446">
          <text:p/>
        </draw:connector>
        <draw:connector draw:style-name="gr9" draw:text-style-name="P6" draw:layer="layout" svg:x1="303.119cm" svg:y1="34.138cm" svg:x2="274.545cm" svg:y2="29.693cm" draw:start-shape="id6" draw:start-glue-point="0" draw:end-shape="id3" draw:end-glue-point="2" svg:d="M303119 34138v-2222h-28574v-2223" svg:viewBox="0 0 28575 4446">
          <text:p/>
        </draw:connector>
        <draw:rect draw:style-name="gr10" draw:text-style-name="P4" xml:id="id7" draw:id="id7" draw:layer="layout" svg:width="2.857cm" svg:height="1.27cm" svg:x="259.781cm" svg:y="39.853cm">
          <text:p text:style-name="P6">LocalVar</text:p>
        </draw:rect>
        <draw:rect draw:style-name="gr10" draw:text-style-name="P4" xml:id="id8" draw:id="id8" draw:layer="layout" svg:width="2.858cm" svg:height="1.27cm" svg:x="290.69cm" svg:y="39.847cm">
          <text:p text:style-name="P6">ClassVar</text:p>
        </draw:rect>
        <draw:rect draw:style-name="gr10" draw:text-style-name="P4" xml:id="id9" draw:id="id9" draw:layer="layout" svg:width="3.827cm" svg:height="1.27cm" svg:x="271.511cm" svg:y="39.853cm">
          <text:p text:style-name="P6">GlobalVar</text:p>
        </draw:rect>
        <draw:connector draw:style-name="gr11" draw:text-style-name="P8" draw:layer="layout" svg:x1="261.209cm" svg:y1="39.853cm" svg:x2="273.432cm" svg:y2="36.678cm" draw:start-shape="id7" draw:start-glue-point="0" draw:end-shape="id4" draw:end-glue-point="2" svg:d="M261209 39853v-1587h12223v-1588" svg:viewBox="0 0 12224 3176">
          <text:p text:style-name="P7"><text:span text:style-name="T1">in </text:span><text:span text:style-name="T1">fu</text:span><text:span text:style-name="T1">nc</text:span><text:span text:style-name="T1">/lo</text:span><text:span text:style-name="T1">op</text:span><text:span text:style-name="T1">/if.</text:span><text:span text:style-name="T1">..</text:span></text:p>
        </draw:connector>
        <draw:connector draw:style-name="gr11" draw:text-style-name="P10" draw:layer="layout" draw:line-skew="-0.001cm" svg:x1="273.432cm" svg:y1="36.678cm" svg:x2="292.119cm" svg:y2="39.847cm" draw:start-shape="id4" draw:start-glue-point="2" draw:end-shape="id8" draw:end-glue-point="0" svg:d="M273432 36678v1584h18687v1585" svg:viewBox="0 0 18688 3170">
          <text:p text:style-name="P9"><text:span text:style-name="T1">in </text:span><text:span text:style-name="T1">cl</text:span><text:span text:style-name="T1">as</text:span><text:span text:style-name="T1">s</text:span></text:p>
        </draw:connector>
        <draw:connector draw:style-name="gr9" draw:text-style-name="P6" draw:layer="layout" svg:x1="273.432cm" svg:y1="36.678cm" svg:x2="273.424cm" svg:y2="39.853cm" draw:start-shape="id4" draw:start-glue-point="2" draw:end-shape="id9" draw:end-glue-point="0" svg:d="M273432 36678v1588h-8v1587" svg:viewBox="0 0 9 3176">
          <text:p/>
        </draw:connector>
        <draw:custom-shape draw:style-name="gr12" draw:text-style-name="P11" xml:id="id10" draw:id="id10" draw:layer="layout" svg:width="5.933cm" svg:height="2.857cm" svg:x="269.723cm" svg:y="43.027cm">
          <text:p text:style-name="P4">Write const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72.689cm" svg:y1="43.027cm" svg:x2="273.424cm" svg:y2="41.123cm" draw:start-shape="id10" draw:start-glue-point="4" draw:end-shape="id9" draw:end-glue-point="2" svg:d="M272689 43027v-952h735v-952" svg:viewBox="0 0 736 1905">
          <text:p/>
        </draw:connector>
        <draw:custom-shape draw:style-name="gr13" draw:text-style-name="P12" xml:id="id12" draw:id="id12" draw:layer="layout" svg:width="6.033cm" svg:height="2.857cm" svg:x="276.508cm" svg:y="43.028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1" draw:id="id11" draw:layer="layout" svg:width="6.033cm" svg:height="2.857cm" svg:x="289.103cm" svg:y="43.005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92.119cm" svg:y1="41.117cm" svg:x2="292.12cm" svg:y2="43.005cm" draw:start-shape="id8" draw:start-glue-point="2" draw:end-shape="id11" draw:end-glue-point="4" svg:d="M292119 41117v944h1v944" svg:viewBox="0 0 2 1889">
          <text:p/>
        </draw:connector>
        <draw:connector draw:style-name="gr9" draw:text-style-name="P6" draw:layer="layout" svg:x1="279.525cm" svg:y1="43.028cm" svg:x2="273.424cm" svg:y2="41.123cm" draw:start-shape="id12" draw:start-glue-point="4" draw:end-shape="id9" draw:end-glue-point="2" svg:d="M279525 43028v-953h-6101v-952" svg:viewBox="0 0 6102 1906">
          <text:p/>
        </draw:connector>
        <draw:custom-shape draw:style-name="gr14" draw:text-style-name="P4" xml:id="id13" draw:id="id13" draw:layer="layout" svg:width="3.175cm" svg:height="1.588cm" svg:x="277.143cm" svg:y="49.695cm">
          <text:p text:style-name="P4">How to access</text:p>
          <draw:enhanced-geometry svg:viewBox="0 0 21600 21600" draw:type="rectangle" draw:enhanced-path="M 0 0 L 21600 0 21600 21600 0 21600 0 0 Z N"/>
        </draw:custom-shape>
        <draw:custom-shape draw:style-name="gr15" draw:text-style-name="P4" xml:id="id14" draw:id="id14" draw:layer="layout" svg:width="2.858cm" svg:height="1.588cm" svg:x="280.953cm" svg:y="49.695cm">
          <text:p text:style-name="P4">Nam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78.73cm" svg:y1="49.695cm" svg:x2="279.525cm" svg:y2="45.885cm" draw:start-shape="id13" draw:start-glue-point="0" draw:end-shape="id12" draw:end-glue-point="8" svg:d="M278730 49695v-1905h795v-1905" svg:viewBox="0 0 796 3811">
          <text:p/>
        </draw:connector>
        <draw:connector draw:style-name="gr9" draw:text-style-name="P6" draw:layer="layout" svg:x1="282.382cm" svg:y1="49.695cm" svg:x2="279.525cm" svg:y2="45.885cm" draw:start-shape="id14" draw:start-glue-point="0" draw:end-shape="id12" draw:end-glue-point="8" svg:d="M282382 49695v-1905h-2857v-1905" svg:viewBox="0 0 2858 3811">
          <text:p/>
        </draw:connector>
        <draw:rect draw:style-name="gr10" draw:text-style-name="P4" xml:id="id15" draw:id="id15" draw:layer="layout" svg:width="4.68cm" svg:height="1.588cm" svg:x="270.358cm" svg:y="46.837cm">
          <text:p text:style-name="P6">Access name</text:p>
        </draw:rect>
        <draw:connector draw:style-name="gr9" draw:text-style-name="P6" draw:layer="layout" svg:x1="272.698cm" svg:y1="46.837cm" svg:x2="272.689cm" svg:y2="45.884cm" draw:start-shape="id15" draw:start-glue-point="0" draw:end-shape="id10" draw:end-glue-point="8" svg:d="M272698 46837v-476h-9v-477" svg:viewBox="0 0 10 954">
          <text:p/>
        </draw:connector>
        <draw:connector draw:style-name="gr9" draw:text-style-name="P6" draw:layer="layout" svg:x1="275.038cm" svg:y1="47.631cm" svg:x2="277.143cm" svg:y2="50.489cm" draw:start-shape="id15" draw:start-glue-point="1" draw:end-shape="id13" draw:end-glue-point="3" svg:d="M275038 47631h1052v2858h1053" svg:viewBox="0 0 2106 2859">
          <text:p/>
        </draw:connector>
        <draw:custom-shape draw:style-name="gr16" draw:text-style-name="P4" xml:id="id22" draw:id="id22" draw:layer="layout" svg:width="5.08cm" svg:height="4.127cm" svg:x="293.971cm" svg:y="46.891cm">
          <text:p text:style-name="P4">Add to class</text:p>
          <text:p text:style-name="P4">environment </text:p>
          <text:p text:style-name="P4">OR</text:p>
          <text:p text:style-name="P4">Class.varname</text:p>
          <draw:enhanced-geometry svg:viewBox="0 0 21600 21600" draw:type="rectangle" draw:enhanced-path="M 0 0 L 21600 0 21600 21600 0 21600 0 0 Z N"/>
        </draw:custom-shape>
        <draw:custom-shape draw:style-name="gr14" draw:text-style-name="P4" xml:id="id16" draw:id="id16" draw:layer="layout" svg:width="3.175cm" svg:height="1.588cm" svg:x="287.633cm" svg:y="47.332cm">
          <text:p text:style-name="P4">How to access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92.12cm" svg:y1="45.862cm" svg:x2="289.22cm" svg:y2="47.332cm" draw:end-shape="id16" draw:end-glue-point="0" svg:d="M292120 45862v485h-2900v985" svg:viewBox="0 0 2901 1471">
          <text:p/>
        </draw:connector>
        <draw:custom-shape draw:style-name="gr17" draw:text-style-name="P4" xml:id="id17" draw:id="id17" draw:layer="layout" svg:width="6.132cm" svg:height="1.905cm" svg:x="286.151cm" svg:y="50.33cm">
          <text:p text:style-name="P4">offset from class address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89.22cm" svg:y1="48.92cm" svg:x2="289.217cm" svg:y2="50.33cm" draw:start-shape="id16" draw:start-glue-point="2" draw:end-shape="id17" draw:end-glue-point="0" svg:d="M289220 48920v705h-3v705" svg:viewBox="0 0 4 1411">
          <text:p/>
        </draw:connector>
        <draw:custom-shape draw:style-name="gr13" draw:text-style-name="P12" xml:id="id21" draw:id="id21" draw:layer="layout" svg:width="6.033cm" svg:height="2.857cm" svg:x="289.103cm" svg:y="43.005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8.255cm" svg:height="3.175cm" svg:x="257.876cm" svg:y="49.695cm">
          <text:p text:style-name="P4">dict / struct</text:p>
          <draw:enhanced-geometry svg:viewBox="0 0 21600 21600" draw:type="rectangle" draw:enhanced-path="M 0 0 L 21600 0 21600 21600 0 21600 0 0 Z N"/>
        </draw:custom-shape>
        <draw:custom-shape draw:style-name="gr19" draw:text-style-name="P11" xml:id="id25" draw:id="id25" draw:layer="layout" svg:width="5.715cm" svg:height="2.857cm" svg:x="251.208cm" svg:y="52.823cm">
          <text:p text:style-name="P4">allocate</text:p>
          <text:p text:style-name="P4">stor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9" draw:id="id19" draw:layer="layout" svg:width="6.033cm" svg:height="2.857cm" svg:x="258.194cm" svg:y="44.298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18" draw:id="id18" draw:layer="layout" svg:width="3.175cm" svg:height="1.588cm" svg:x="258.829cm" svg:y="50.965cm">
          <text:p text:style-name="P4">How to access</text:p>
          <draw:enhanced-geometry svg:viewBox="0 0 21600 21600" draw:type="rectangle" draw:enhanced-path="M 0 0 L 21600 0 21600 21600 0 21600 0 0 Z N"/>
        </draw:custom-shape>
        <draw:custom-shape draw:style-name="gr15" draw:text-style-name="P4" xml:id="id20" draw:id="id20" draw:layer="layout" svg:width="2.858cm" svg:height="1.588cm" svg:x="262.639cm" svg:y="50.965cm">
          <text:p text:style-name="P4">Nam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60.416cm" svg:y1="50.965cm" svg:x2="261.211cm" svg:y2="47.155cm" draw:start-shape="id18" draw:start-glue-point="0" draw:end-shape="id19" draw:end-glue-point="8" svg:d="M260416 50965v-1905h795v-1905" svg:viewBox="0 0 796 3811">
          <text:p/>
        </draw:connector>
        <draw:connector draw:style-name="gr9" draw:text-style-name="P6" draw:layer="layout" svg:x1="264.068cm" svg:y1="50.965cm" svg:x2="261.211cm" svg:y2="47.155cm" draw:start-shape="id20" draw:start-glue-point="0" draw:end-shape="id19" draw:end-glue-point="8" svg:d="M264068 50965v-1905h-2857v-1905" svg:viewBox="0 0 2858 3811">
          <text:p/>
        </draw:connector>
        <draw:custom-shape draw:style-name="gr20" draw:text-style-name="P11" draw:layer="layout" svg:width="6.033cm" svg:height="2.857cm" svg:x="288.038cm" svg:y="15.605cm">
          <text:p text:style-name="P4">Write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6.033cm" svg:height="2.857cm" svg:x="288.038cm" svg:y="18.897cm">
          <text:p text:style-name="P4">Environment stu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xml:id="id26" draw:id="id26" draw:layer="layout" svg:width="5.532cm" svg:height="2.269cm" svg:x="251.291cm" svg:y="56.951cm">
          <text:p text:style-name="P4">se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61.209cm" svg:y1="41.123cm" svg:x2="261.211cm" svg:y2="44.298cm" draw:start-shape="id7" draw:start-glue-point="2" draw:end-shape="id19" draw:end-glue-point="4" svg:d="M261209 41123v1587h2v1588" svg:viewBox="0 0 3 3176">
          <text:p/>
        </draw:connector>
        <draw:custom-shape draw:style-name="gr13" draw:text-style-name="P12" xml:id="id23" draw:id="id23" draw:layer="layout" svg:width="6.033cm" svg:height="2.857cm" svg:x="300.103cm" svg:y="37.948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92.12cm" svg:y1="45.862cm" svg:x2="296.511cm" svg:y2="46.891cm" draw:start-shape="id21" draw:start-glue-point="8" draw:end-shape="id22" draw:end-glue-point="0" svg:d="M292120 45862v514h4391v515" svg:viewBox="0 0 4392 1030">
          <text:p/>
        </draw:connector>
        <draw:connector draw:style-name="gr22" draw:text-style-name="P13" draw:layer="layout" svg:x1="299.051cm" svg:y1="48.954cm" svg:x2="300.103cm" svg:y2="39.376cm" draw:start-shape="id22" draw:start-glue-point="1" draw:end-shape="id23" draw:end-glue-point="6" svg:d="M299051 48954h526v-9578h526" svg:viewBox="0 0 1053 9579">
          <text:p/>
        </draw:connector>
        <draw:connector draw:style-name="gr9" draw:text-style-name="P6" draw:layer="layout" svg:x1="303.119cm" svg:y1="36.678cm" svg:x2="303.12cm" svg:y2="37.948cm" draw:start-shape="id6" draw:start-glue-point="2" draw:end-shape="id23" draw:end-glue-point="4" svg:d="M303119 36678v635h1v635" svg:viewBox="0 0 2 1271">
          <text:p/>
        </draw:connector>
        <draw:custom-shape draw:style-name="gr23" draw:text-style-name="P14" xml:id="id24" draw:id="id24" draw:layer="layout" svg:width="6.35cm" svg:height="2.857cm" svg:x="306.771cm" svg:y="37.948cm">
          <text:p text:style-name="P4">Remember that is in cl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6.35cm" svg:height="2.857cm" svg:x="288.038cm" svg:y="22.073cm">
          <text:p text:style-name="P4">compiler do someth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03.119cm" svg:y1="36.678cm" svg:x2="309.946cm" svg:y2="37.948cm" draw:start-shape="id6" draw:start-glue-point="2" draw:end-shape="id24" draw:end-glue-point="4" svg:d="M303119 36678v635h6827v635" svg:viewBox="0 0 6828 1271">
          <text:p/>
        </draw:connector>
        <draw:connector draw:style-name="gr9" draw:text-style-name="P6" draw:layer="layout" svg:x1="254.065cm" svg:y1="55.68cm" svg:x2="254.057cm" svg:y2="56.951cm" draw:start-shape="id25" draw:start-glue-point="8" draw:end-shape="id26" draw:end-glue-point="4" svg:d="M254065 55680v635h-8v636" svg:viewBox="0 0 9 1272">
          <text:p/>
        </draw:connector>
        <draw:custom-shape draw:style-name="gr23" draw:text-style-name="P14" xml:id="id27" draw:id="id27" draw:layer="layout" svg:width="6.35cm" svg:height="2.857cm" svg:x="250.891cm" svg:y="48.343cm">
          <text:p text:style-name="P4">get temporary</text:p>
          <text:p text:style-name="P4">storage (reg or stack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draw:line-skew="-2.023cm" svg:x1="254.066cm" svg:y1="48.343cm" svg:x2="261.209cm" svg:y2="41.123cm" draw:start-shape="id27" draw:start-glue-point="4" draw:end-shape="id7" draw:end-glue-point="2" svg:d="M254066 48343v-5633h7143v-1587" svg:viewBox="0 0 7144 7221">
          <text:p/>
        </draw:connector>
        <draw:connector draw:style-name="gr9" draw:text-style-name="P6" draw:layer="layout" svg:x1="254.066cm" svg:y1="51.2cm" svg:x2="254.065cm" svg:y2="52.823cm" draw:start-shape="id27" draw:start-glue-point="8" draw:end-shape="id25" draw:end-glue-point="4" svg:d="M254066 51200v811h-1v812" svg:viewBox="0 0 2 1624">
          <text:p/>
        </draw:connector>
        <draw:connector draw:style-name="gr9" draw:text-style-name="P6" draw:layer="layout" svg:x1="254.066cm" svg:y1="51.2cm" svg:x2="258.829cm" svg:y2="51.759cm" draw:start-shape="id27" draw:start-glue-point="8" draw:end-shape="id18" draw:end-glue-point="3" svg:d="M254066 51200v559h4763" svg:viewBox="0 0 4764 560">
          <text:p/>
        </draw:connector>
        <draw:rect draw:style-name="gr24" draw:text-style-name="P4" xml:id="id37" draw:id="id37" draw:layer="layout" svg:width="4.128cm" svg:height="2.223cm" svg:x="340.208cm" svg:y="43.027cm">
          <text:p text:style-name="P6">GlobalFunc</text:p>
        </draw:rect>
        <draw:rect draw:style-name="gr24" draw:text-style-name="P4" xml:id="id30" draw:id="id30" draw:layer="layout" svg:width="4.128cm" svg:height="2.223cm" svg:x="316.512cm" svg:y="43.027cm">
          <text:p text:style-name="P6">ClassFunc</text:p>
        </draw:rect>
        <draw:rect draw:style-name="gr24" draw:text-style-name="P4" xml:id="id38" draw:id="id38" draw:layer="layout" svg:width="4.128cm" svg:height="2.223cm" svg:x="354.06cm" svg:y="43.028cm">
          <text:p text:style-name="P6">LocalFunc??</text:p>
        </draw:rect>
        <draw:custom-shape draw:style-name="gr25" draw:text-style-name="P4" xml:id="id29" draw:id="id29" draw:layer="layout" svg:width="5.615cm" svg:height="4.127cm" svg:x="310.245cm" svg:y="52.553cm">
          <text:p text:style-name="P4">Add to class</text:p>
          <text:p text:style-name="P4">environment </text:p>
          <text:p text:style-name="P4">OR</text:p>
          <text:p text:style-name="P4">Class.funcName</text:p>
          <draw:enhanced-geometry svg:viewBox="0 0 21600 21600" draw:type="rectangle" draw:enhanced-path="M 0 0 L 21600 0 21600 21600 0 21600 0 0 Z N"/>
        </draw:custom-shape>
        <draw:custom-shape draw:style-name="gr13" draw:text-style-name="P12" xml:id="id28" draw:id="id28" draw:layer="layout" svg:width="6.033cm" svg:height="2.857cm" svg:x="315.56cm" svg:y="46.203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18.577cm" svg:y1="49.06cm" svg:x2="313.052cm" svg:y2="52.553cm" draw:start-shape="id28" draw:start-glue-point="8" draw:end-shape="id29" draw:end-glue-point="0" svg:d="M318577 49060v1746h-5525v1747" svg:viewBox="0 0 5526 3494">
          <text:p/>
        </draw:connector>
        <draw:connector draw:style-name="gr26" draw:text-style-name="P6" draw:layer="layout" svg:x1="318.576cm" svg:y1="45.25cm" svg:x2="318.577cm" svg:y2="46.203cm" draw:start-shape="id30" draw:start-glue-point="2" draw:end-shape="id28" draw:end-glue-point="4" svg:d="M318576 45250v476h1v477" svg:viewBox="0 0 2 954">
          <text:p/>
        </draw:connector>
        <draw:custom-shape draw:style-name="gr27" draw:text-style-name="P4" xml:id="id31" draw:id="id31" draw:layer="layout" svg:width="4.445cm" svg:height="1.588cm" svg:x="319.071cm" svg:y="52.547cm">
          <text:p text:style-name="P4">How to call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18.577cm" svg:y1="49.06cm" svg:x2="321.293cm" svg:y2="52.547cm" draw:start-shape="id28" draw:start-glue-point="8" draw:end-shape="id31" draw:end-glue-point="0" svg:d="M318577 49060v1744h2716v1743" svg:viewBox="0 0 2717 3488">
          <text:p/>
        </draw:connector>
        <draw:custom-shape draw:style-name="gr28" draw:text-style-name="P14" xml:id="id32" draw:id="id32" draw:layer="layout" svg:width="5.832cm" svg:height="2.857cm" svg:x="323.898cm" svg:y="55.275cm">
          <text:p text:style-name="P4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21.293cm" svg:y1="54.135cm" svg:x2="326.814cm" svg:y2="55.275cm" draw:start-shape="id31" draw:start-glue-point="2" draw:end-shape="id32" draw:end-glue-point="4" svg:d="M321293 54135v570h5521v570" svg:viewBox="0 0 5522 1141">
          <text:p/>
        </draw:connector>
        <draw:custom-shape draw:style-name="gr12" draw:text-style-name="P11" xml:id="id33" draw:id="id33" draw:layer="layout" svg:width="5.933cm" svg:height="2.857cm" svg:x="331.417cm" svg:y="46.52cm">
          <text:p text:style-name="P4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18.576cm" svg:y1="45.25cm" svg:x2="334.383cm" svg:y2="46.52cm" draw:start-shape="id30" draw:start-glue-point="2" draw:end-shape="id33" draw:end-glue-point="4" svg:d="M318576 45250v635h15807v635" svg:viewBox="0 0 15808 1271">
          <text:p/>
        </draw:connector>
        <draw:connector draw:style-name="gr29" draw:text-style-name="P13" draw:layer="layout" svg:x1="329.73cm" svg:y1="56.703cm" svg:x2="331.417cm" svg:y2="47.948cm" draw:start-shape="id32" draw:start-glue-point="10" draw:end-shape="id33" draw:end-glue-point="6" svg:d="M329730 56703h844v-8755h843" svg:viewBox="0 0 1688 8756">
          <text:p/>
        </draw:connector>
        <draw:custom-shape draw:style-name="gr30" draw:text-style-name="P4" xml:id="id34" draw:id="id34" draw:layer="layout" svg:width="4.845cm" svg:height="1.588cm" svg:x="331.952cm" svg:y="51.282cm">
          <text:p text:style-name="P4">Function body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34.383cm" svg:y1="49.377cm" svg:x2="334.374cm" svg:y2="51.282cm" draw:start-shape="id33" draw:start-glue-point="8" draw:end-shape="id34" draw:end-glue-point="0" svg:d="M334383 49377v953h-9v952" svg:viewBox="0 0 10 1906">
          <text:p/>
        </draw:connector>
        <draw:custom-shape draw:style-name="gr31" draw:text-style-name="P16" xml:id="id35" draw:id="id35" draw:layer="layout" svg:width="6.35cm" svg:height="3.175cm" svg:x="331.2cm" svg:y="53.822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34.374cm" svg:y1="52.87cm" svg:x2="334.375cm" svg:y2="53.822cm" draw:start-shape="id34" draw:start-glue-point="2" draw:end-shape="id35" draw:end-glue-point="4" svg:d="M334374 52870v476h1v476" svg:viewBox="0 0 2 953">
          <text:p/>
        </draw:connector>
        <draw:custom-shape draw:style-name="gr32" draw:text-style-name="P16" draw:layer="layout" svg:width="6.985cm" svg:height="3.175cm" svg:x="287.721cm" svg:y="25.565cm">
          <text:p text:style-name="P4">Jump in this grap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13" draw:layer="layout" svg:x1="310.245cm" svg:y1="54.616cm" svg:x2="303.12cm" svg:y2="40.805cm" draw:start-shape="id29" draw:start-glue-point="3" draw:end-shape="id23" draw:end-glue-point="8" svg:d="M310245 54616h-7125v-13811" svg:viewBox="0 0 7126 13812">
          <text:p/>
        </draw:connector>
        <draw:custom-shape draw:style-name="gr23" draw:text-style-name="P14" xml:id="id36" draw:id="id36" draw:layer="layout" svg:width="6.35cm" svg:height="2.857cm" svg:x="319.571cm" svg:y="37.631cm">
          <text:p text:style-name="P4">Remember that is in 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22.745cm" svg:y1="36.678cm" svg:x2="322.746cm" svg:y2="37.631cm" draw:start-shape="id5" draw:start-glue-point="2" draw:end-shape="id36" draw:end-glue-point="4" svg:d="M322745 36678v476h1v477" svg:viewBox="0 0 2 954">
          <text:p/>
        </draw:connector>
        <draw:connector draw:style-name="gr34" draw:text-style-name="P1" draw:layer="layout" svg:x1="322.746cm" svg:y1="40.488cm" svg:x2="318.576cm" svg:y2="43.027cm" draw:start-shape="id36" draw:start-glue-point="8" draw:end-shape="id30" draw:end-glue-point="0" svg:d="M322746 40488v1270h-4170v1269" svg:viewBox="0 0 4171 2540">
          <text:p text:style-name="P7">in class</text:p>
        </draw:connector>
        <draw:connector draw:style-name="gr26" draw:text-style-name="P6" draw:layer="layout" svg:x1="322.746cm" svg:y1="40.488cm" svg:x2="342.272cm" svg:y2="43.027cm" draw:start-shape="id36" draw:start-glue-point="8" draw:end-shape="id37" draw:end-glue-point="0" svg:d="M322746 40488v1270h19526v1269" svg:viewBox="0 0 19527 2540">
          <text:p/>
        </draw:connector>
        <draw:connector draw:style-name="gr26" draw:text-style-name="P6" draw:layer="layout" svg:x1="322.746cm" svg:y1="40.488cm" svg:x2="356.124cm" svg:y2="43.028cm" draw:start-shape="id36" draw:start-glue-point="8" draw:end-shape="id38" draw:end-glue-point="0" svg:d="M322746 40488v1270h33378v1270" svg:viewBox="0 0 33379 2541">
          <text:p/>
        </draw:connector>
        <draw:custom-shape draw:style-name="gr31" draw:text-style-name="P16" xml:id="id39" draw:id="id39" draw:layer="layout" svg:width="6.35cm" svg:height="3.175cm" svg:x="306.771cm" svg:y="41.44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09.946cm" svg:y1="40.805cm" svg:x2="309.946cm" svg:y2="41.44cm" draw:start-shape="id24" draw:start-glue-point="8" draw:end-shape="id39" draw:end-glue-point="4" svg:d="M309946 40805v635" svg:viewBox="0 0 1 636">
          <text:p/>
        </draw:connector>
        <draw:custom-shape draw:style-name="gr5" draw:text-style-name="P4" xml:id="id40" draw:id="id40" draw:layer="layout" svg:width="6.032cm" svg:height="2.54cm" svg:x="237.956cm" svg:y="31.609cm">
          <text:p text:style-name="P4">empty state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31.999cm" svg:y1="29.693cm" svg:x2="240.972cm" svg:y2="31.609cm" draw:start-shape="id1" draw:start-glue-point="2" draw:end-shape="id40" draw:end-glue-point="0" svg:d="M231999 29693v958h8973v958" svg:viewBox="0 0 8974 1917">
          <text:p/>
        </draw:connector>
        <draw:custom-shape draw:style-name="gr5" draw:text-style-name="P4" xml:id="id41" draw:id="id41" draw:layer="layout" svg:width="6.032cm" svg:height="2.54cm" svg:x="230.247cm" svg:y="31.645cm">
          <text:p text:style-name="P4">body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31.999cm" svg:y1="29.693cm" svg:x2="233.263cm" svg:y2="31.645cm" draw:start-shape="id1" draw:start-glue-point="2" draw:end-shape="id41" draw:end-glue-point="0" svg:d="M231999 29693v976h1264v976" svg:viewBox="0 0 1265 1953">
          <text:p/>
        </draw:connector>
        <draw:custom-shape draw:style-name="gr5" draw:text-style-name="P4" xml:id="id42" draw:id="id42" draw:layer="layout" svg:width="6.032cm" svg:height="2.54cm" svg:x="215.966cm" svg:y="31.598cm">
          <text:p text:style-name="P4">assign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18.982cm" svg:y1="31.598cm" svg:x2="231.999cm" svg:y2="29.693cm" draw:start-shape="id42" draw:start-glue-point="0" draw:end-shape="id1" draw:end-glue-point="2" svg:d="M218982 31598v-952h13017v-953" svg:viewBox="0 0 13018 1906">
          <text:p/>
        </draw:connector>
        <draw:custom-shape draw:style-name="gr35" draw:text-style-name="P16" xml:id="id43" draw:id="id43" draw:layer="layout" svg:width="7.503cm" svg:height="3.175cm" svg:x="219.058cm" svg:y="35.708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8.982cm" svg:y1="34.138cm" svg:x2="222.81cm" svg:y2="35.708cm" draw:start-shape="id42" draw:start-glue-point="2" draw:end-shape="id43" draw:end-glue-point="4" svg:d="M218982 34138v785h3828v785" svg:viewBox="0 0 3829 1571">
          <text:p/>
        </draw:connector>
        <draw:custom-shape draw:style-name="gr36" draw:text-style-name="P12" xml:id="id44" draw:id="id44" draw:layer="layout" svg:width="6.033cm" svg:height="3.174cm" svg:x="211.838cm" svg:y="35.726cm">
          <text:p text:style-name="P4">Get storage location of mut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4.855cm" svg:y1="35.726cm" svg:x2="218.982cm" svg:y2="34.138cm" draw:start-shape="id44" draw:start-glue-point="4" draw:end-shape="id42" draw:end-glue-point="2" svg:d="M214855 35726v-794h4127v-794" svg:viewBox="0 0 4128 1589">
          <text:p/>
        </draw:connector>
        <draw:custom-shape draw:style-name="gr12" draw:text-style-name="P11" xml:id="id45" draw:id="id45" draw:layer="layout" svg:width="5.933cm" svg:height="2.857cm" svg:x="215.748cm" svg:y="41.123cm">
          <text:p text:style-name="P4">Write assign</text:p>
          <text:p text:style-name="P4">instru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222.81cm" svg:y1="38.883cm" svg:x2="218.714cm" svg:y2="41.123cm" draw:start-shape="id43" draw:start-glue-point="6" draw:end-shape="id45" draw:end-glue-point="4" svg:d="M222810 38883v1120h-4096v1120" svg:viewBox="0 0 4097 2241">
          <text:p text:style-name="P6">where result</text:p>
          <text:p text:style-name="P6">is stored</text:p>
        </draw:connector>
        <draw:connector draw:style-name="gr9" draw:text-style-name="P6" draw:layer="layout" svg:x1="214.855cm" svg:y1="38.9cm" svg:x2="218.714cm" svg:y2="41.123cm" draw:start-shape="id44" draw:start-glue-point="8" draw:end-shape="id45" draw:end-glue-point="4" svg:d="M214855 38900v1112h3859v1111" svg:viewBox="0 0 3860 2224">
          <text:p/>
        </draw:connector>
        <draw:custom-shape draw:style-name="gr35" draw:text-style-name="P16" xml:id="id46" draw:id="id46" draw:layer="layout" svg:width="7.503cm" svg:height="3.175cm" svg:x="229.501cm" svg:y="35.725cm">
          <text:p text:style-name="P4">jump to 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33.263cm" svg:y1="34.185cm" svg:x2="233.253cm" svg:y2="35.725cm" draw:start-shape="id41" draw:start-glue-point="2" draw:end-shape="id46" draw:end-glue-point="4" svg:d="M233263 34185v770h-10v770" svg:viewBox="0 0 11 1541">
          <text:p/>
        </draw:connector>
        <draw:custom-shape draw:style-name="gr5" draw:text-style-name="P4" xml:id="id47" draw:id="id47" draw:layer="layout" svg:width="6.032cm" svg:height="2.54cm" svg:x="201.361cm" svg:y="31.598cm">
          <text:p text:style-name="P4">keyword</text:p>
          <text:p text:style-name="P4">state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04.377cm" svg:y1="31.598cm" svg:x2="231.999cm" svg:y2="29.693cm" draw:start-shape="id47" draw:start-glue-point="0" draw:end-shape="id1" draw:end-glue-point="2" svg:d="M204377 31598v-952h27622v-953" svg:viewBox="0 0 27623 1906">
          <text:p/>
        </draw:connector>
        <draw:custom-shape draw:style-name="gr5" draw:text-style-name="P4" xml:id="id48" draw:id="id48" draw:layer="layout" svg:width="6.032cm" svg:height="2.54cm" svg:x="204.536cm" svg:y="35.408cm">
          <text:p text:style-name="P4">if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04.377cm" svg:y1="34.138cm" svg:x2="207.552cm" svg:y2="35.408cm" draw:start-shape="id47" draw:start-glue-point="2" draw:end-shape="id48" draw:end-glue-point="0" svg:d="M204377 34138v635h3175v635" svg:viewBox="0 0 3176 1271">
          <text:p/>
        </draw:connector>
        <draw:custom-shape draw:style-name="gr35" draw:text-style-name="P16" xml:id="id51" draw:id="id51" draw:layer="layout" svg:width="7.503cm" svg:height="3.175cm" svg:x="203.801cm" svg:y="47.473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11" xml:id="id49" draw:id="id49" draw:layer="layout" svg:width="6.25cm" svg:height="2.857cm" svg:x="201.026cm" svg:y="53.239cm">
          <text:p text:style-name="P4">conditional</text:p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7" xml:id="id50" draw:id="id50" draw:layer="layout" svg:width="6.833cm" svg:height="3.175cm" svg:x="200.726cm" svg:y="57.049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04.151cm" svg:y1="56.096cm" svg:x2="204.143cm" svg:y2="57.049cm" draw:start-shape="id49" draw:start-glue-point="8" draw:end-shape="id50" draw:end-glue-point="4" svg:d="M204151 56096v476h-8v477" svg:viewBox="0 0 9 954">
          <text:p/>
        </draw:connector>
        <draw:custom-shape draw:style-name="gr39" draw:text-style-name="P14" xml:id="id72" draw:id="id72" draw:layer="layout" svg:width="6.65cm" svg:height="2.857cm" svg:x="204.218cm" svg:y="39.035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52" draw:id="id52" draw:layer="layout" svg:width="6.65cm" svg:height="2.857cm" svg:x="209.316cm" svg:y="53.188cm">
          <text:p text:style-name="P4">get label for else/eli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207.553cm" svg:y1="50.648cm" svg:x2="212.641cm" svg:y2="53.188cm" draw:start-shape="id51" draw:start-glue-point="6" draw:end-shape="id52" draw:end-glue-point="4" svg:d="M207553 50648v1270h5088v1270" svg:viewBox="0 0 5089 2541">
          <text:p text:style-name="P6">else or elif</text:p>
          <text:p text:style-name="P6">present</text:p>
        </draw:connector>
        <draw:connector draw:style-name="gr10" draw:text-style-name="P4" draw:layer="layout" svg:x1="207.553cm" svg:y1="50.648cm" svg:x2="204.151cm" svg:y2="53.239cm" draw:start-shape="id51" draw:start-glue-point="6" draw:end-shape="id49" draw:end-glue-point="4" svg:d="M207553 50648v1295h-3402v1296" svg:viewBox="0 0 3403 2592">
          <text:p text:style-name="P6">no</text:p>
          <text:p text:style-name="P6"/>
        </draw:connector>
        <draw:custom-shape draw:style-name="gr40" draw:text-style-name="P17" xml:id="id58" draw:id="id58" draw:layer="layout" svg:width="6.75cm" svg:height="3.175cm" svg:x="217.553cm" svg:y="67.575cm">
          <text:p text:style-name="P15">Generate eli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1" xml:id="id53" draw:id="id53" draw:layer="layout" svg:width="6.585cm" svg:height="2.857cm" svg:x="200.826cm" svg:y="60.86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04.143cm" svg:y1="60.224cm" svg:x2="204.119cm" svg:y2="60.86cm" draw:start-shape="id50" draw:start-glue-point="6" draw:end-shape="id53" draw:end-glue-point="4" svg:d="M204143 60224v318h-24v318" svg:viewBox="0 0 25 637">
          <text:p/>
        </draw:connector>
        <draw:custom-shape draw:style-name="gr37" draw:text-style-name="P11" xml:id="id54" draw:id="id54" draw:layer="layout" svg:width="6.25cm" svg:height="2.857cm" svg:x="209.516cm" svg:y="56.68cm">
          <text:p text:style-name="P4">conditional</text:p>
          <text:p text:style-name="P4">jump el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7" xml:id="id55" draw:id="id55" draw:layer="layout" svg:width="7.102cm" svg:height="3.175cm" svg:x="209.081cm" svg:y="60.49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2.641cm" svg:y1="59.537cm" svg:x2="212.632cm" svg:y2="60.49cm" draw:start-shape="id54" draw:start-glue-point="8" draw:end-shape="id55" draw:end-glue-point="4" svg:d="M212641 59537v476h-9v477" svg:viewBox="0 0 10 954">
          <text:p/>
        </draw:connector>
        <draw:connector draw:style-name="gr9" draw:text-style-name="P6" draw:layer="layout" svg:x1="212.641cm" svg:y1="56.045cm" svg:x2="212.641cm" svg:y2="56.68cm" draw:start-shape="id52" draw:start-glue-point="8" draw:end-shape="id54" draw:end-glue-point="4" svg:d="M212641 56045v635" svg:viewBox="0 0 1 636">
          <text:p/>
        </draw:connector>
        <draw:custom-shape draw:style-name="gr37" draw:text-style-name="P11" xml:id="id56" draw:id="id56" draw:layer="layout" svg:width="6.25cm" svg:height="2.857cm" svg:x="209.516cm" svg:y="64.3cm"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2.632cm" svg:y1="63.665cm" svg:x2="212.641cm" svg:y2="64.3cm" draw:start-shape="id55" draw:start-glue-point="6" draw:end-shape="id56" draw:end-glue-point="4" svg:d="M212632 63665v317h9v318" svg:viewBox="0 0 10 636">
          <text:p/>
        </draw:connector>
        <draw:custom-shape draw:style-name="gr37" draw:text-style-name="P11" xml:id="id57" draw:id="id57" draw:layer="layout" svg:width="6.25cm" svg:height="2.857cm" svg:x="209.516cm" svg:y="67.792cm">
          <text:p text:style-name="P4">els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2.641cm" svg:y1="67.157cm" svg:x2="212.641cm" svg:y2="67.792cm" draw:start-shape="id56" draw:start-glue-point="8" draw:end-shape="id57" draw:end-glue-point="4" svg:d="M212641 67157v635" svg:viewBox="0 0 1 636">
          <text:p/>
        </draw:connector>
        <draw:connector draw:style-name="gr10" draw:text-style-name="P4" draw:layer="layout" svg:x1="215.766cm" svg:y1="69.22cm" svg:x2="217.553cm" svg:y2="69.163cm" draw:start-shape="id57" draw:start-glue-point="10" draw:end-shape="id58" draw:end-glue-point="5" svg:d="M215766 69220h894v-57h893" svg:viewBox="0 0 1788 58">
          <text:p text:style-name="P6">elif</text:p>
          <text:p text:style-name="P6"/>
        </draw:connector>
        <draw:custom-shape draw:style-name="gr5" draw:text-style-name="P4" xml:id="id59" draw:id="id59" draw:layer="layout" svg:width="6.032cm" svg:height="2.54cm" svg:x="204.536cm" svg:y="43.763cm">
          <text:p text:style-name="P4">generate</text:p>
          <draw:enhanced-geometry svg:viewBox="0 0 21600 21600" draw:type="rectangle" draw:enhanced-path="M 0 0 L 21600 0 21600 21600 0 21600 0 0 Z N"/>
        </draw:custom-shape>
        <draw:connector draw:style-name="gr43" draw:text-style-name="P13" draw:layer="layout" svg:x1="220.928cm" svg:y1="67.575cm" svg:x2="210.568cm" svg:y2="45.033cm" draw:start-shape="id58" draw:start-glue-point="4" draw:end-shape="id59" draw:end-glue-point="1" svg:d="M220928 67575v-22542h-10360" svg:viewBox="0 0 10361 22543">
          <text:p/>
        </draw:connector>
        <draw:custom-shape draw:style-name="gr44" draw:text-style-name="P17" xml:id="id60" draw:id="id60" draw:layer="layout" svg:width="7.102cm" svg:height="3.175cm" svg:x="209.081cm" svg:y="71.385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2.641cm" svg:y1="70.649cm" svg:x2="212.632cm" svg:y2="71.385cm" draw:start-shape="id57" draw:start-glue-point="8" draw:end-shape="id60" draw:end-glue-point="4" svg:d="M212641 70649v368h-9v368" svg:viewBox="0 0 10 737">
          <text:p/>
        </draw:connector>
        <draw:custom-shape draw:style-name="gr41" draw:text-style-name="P11" xml:id="id61" draw:id="id61" draw:layer="layout" svg:width="6.585cm" svg:height="2.857cm" svg:x="209.381cm" svg:y="75.413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2.632cm" svg:y1="74.56cm" svg:x2="212.674cm" svg:y2="75.413cm" draw:start-shape="id60" draw:start-glue-point="6" draw:end-shape="id61" draw:end-glue-point="4" svg:d="M212632 74560v426h42v427" svg:viewBox="0 0 43 854">
          <text:p/>
        </draw:connector>
        <draw:custom-shape draw:style-name="gr5" draw:text-style-name="P4" xml:id="id62" draw:id="id62" draw:layer="layout" svg:width="6.032cm" svg:height="2.54cm" svg:x="191.201cm" svg:y="35.408cm">
          <text:p text:style-name="P4">retur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94.217cm" svg:y1="35.408cm" svg:x2="204.377cm" svg:y2="34.138cm" draw:start-shape="id62" draw:start-glue-point="0" draw:end-shape="id47" draw:end-glue-point="2" svg:d="M194217 35408v-635h10160v-635" svg:viewBox="0 0 10161 1271">
          <text:p/>
        </draw:connector>
        <draw:custom-shape draw:style-name="gr39" draw:text-style-name="P14" xml:id="id63" draw:id="id63" draw:layer="layout" svg:width="6.65cm" svg:height="2.857cm" svg:x="190.901cm" svg:y="38.9cm">
          <text:p text:style-name="P4">get where return is sto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6" xml:id="id64" draw:id="id64" draw:layer="layout" svg:width="7.738cm" svg:height="3.175cm" svg:x="190.348cm" svg:y="46.293cm">
          <text:p text:style-name="P4">assign retur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94.217cm" svg:y1="37.948cm" svg:x2="194.226cm" svg:y2="38.9cm" draw:start-shape="id62" draw:start-glue-point="2" draw:end-shape="id63" draw:end-glue-point="4" svg:d="M194217 37948v476h9v476" svg:viewBox="0 0 10 953">
          <text:p/>
        </draw:connector>
        <draw:custom-shape draw:style-name="gr37" draw:text-style-name="P11" xml:id="id65" draw:id="id65" draw:layer="layout" svg:width="6.25cm" svg:height="2.857cm" svg:x="191.101cm" svg:y="50.221cm">
          <text:p text:style-name="P4">r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4.217cm" svg:y1="49.468cm" svg:x2="194.226cm" svg:y2="50.221cm" draw:start-shape="id64" draw:start-glue-point="6" draw:end-shape="id65" draw:end-glue-point="4" svg:d="M194217 49468v376h9v377" svg:viewBox="0 0 10 754">
          <text:p/>
        </draw:connector>
        <draw:custom-shape draw:style-name="gr5" draw:text-style-name="P4" xml:id="id66" draw:id="id66" draw:layer="layout" svg:width="6.032cm" svg:height="2.54cm" svg:x="181.994cm" svg:y="35.408cm">
          <text:p text:style-name="P4">whil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85.01cm" svg:y1="35.408cm" svg:x2="204.377cm" svg:y2="34.138cm" draw:start-shape="id66" draw:start-glue-point="0" draw:end-shape="id47" draw:end-glue-point="2" svg:d="M185010 35408v-635h19367v-635" svg:viewBox="0 0 19368 1271">
          <text:p/>
        </draw:connector>
        <draw:custom-shape draw:style-name="gr39" draw:text-style-name="P14" xml:id="id67" draw:id="id67" draw:layer="layout" svg:width="6.65cm" svg:height="2.857cm" svg:x="181.676cm" svg:y="38.583cm">
          <text:p text:style-name="P4">get label for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1cm" svg:y1="37.948cm" svg:x2="185.001cm" svg:y2="38.583cm" draw:start-shape="id66" draw:start-glue-point="2" draw:end-shape="id67" draw:end-glue-point="4" svg:d="M185010 37948v317h-9v318" svg:viewBox="0 0 10 636">
          <text:p/>
        </draw:connector>
        <draw:custom-shape draw:style-name="gr46" draw:text-style-name="P17" xml:id="id73" draw:id="id73" draw:layer="layout" svg:width="7.085cm" svg:height="3.175cm" svg:x="181.458cm" svg:y="68.442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4" xml:id="id69" draw:id="id69" draw:layer="layout" svg:width="6.885cm" svg:height="2.857cm" svg:x="181.558cm" svg:y="57.767cm">
          <text:p text:style-name="P4">get label for bo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68" draw:id="id68" draw:layer="layout" svg:width="6.467cm" svg:height="2.857cm" svg:x="181.776cm" svg:y="61.224cm">
          <text:p text:style-name="P4">body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1cm" svg:y1="61.224cm" svg:x2="185.001cm" svg:y2="60.624cm" draw:start-shape="id68" draw:start-glue-point="4" draw:end-shape="id69" draw:end-glue-point="8" svg:d="M185010 61224v-300h-9v-300" svg:viewBox="0 0 10 601">
          <text:p/>
        </draw:connector>
        <draw:custom-shape draw:style-name="gr48" draw:text-style-name="P11" xml:id="id71" draw:id="id71" draw:layer="layout" svg:width="6.467cm" svg:height="2.857cm" svg:x="181.776cm" svg:y="42.075cm">
          <text:p text:style-name="P4">continu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70" draw:id="id70" draw:layer="layout" svg:width="7.503cm" svg:height="3.175cm" svg:x="181.258cm" svg:y="45.75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85.01cm" svg:y1="45.75cm" svg:x2="185.01cm" svg:y2="44.932cm" draw:start-shape="id70" draw:start-glue-point="4" draw:end-shape="id71" draw:end-glue-point="8" svg:d="M185010 45750v-818" svg:viewBox="0 0 1 819">
          <text:p/>
        </draw:connector>
        <draw:connector draw:style-name="gr9" draw:text-style-name="P6" draw:layer="layout" svg:x1="207.543cm" svg:y1="39.035cm" svg:x2="207.552cm" svg:y2="37.948cm" draw:start-shape="id72" draw:start-glue-point="4" draw:end-shape="id48" draw:end-glue-point="2" svg:d="M207543 39035v-544h9v-543" svg:viewBox="0 0 10 1088">
          <text:p/>
        </draw:connector>
        <draw:connector draw:style-name="gr9" draw:text-style-name="P6" draw:layer="layout" svg:x1="207.552cm" svg:y1="43.763cm" svg:x2="207.543cm" svg:y2="41.892cm" draw:start-shape="id59" draw:start-glue-point="0" draw:end-shape="id72" draw:end-glue-point="8" svg:d="M207552 43763v-935h-9v-936" svg:viewBox="0 0 10 1872">
          <text:p/>
        </draw:connector>
        <draw:connector draw:style-name="gr9" draw:text-style-name="P6" draw:layer="layout" svg:x1="207.553cm" svg:y1="47.473cm" svg:x2="207.552cm" svg:y2="46.303cm" draw:start-shape="id51" draw:start-glue-point="4" draw:end-shape="id59" draw:end-glue-point="2" svg:d="M207553 47473v-585h-1v-585" svg:viewBox="0 0 2 1171">
          <text:p/>
        </draw:connector>
        <draw:custom-shape draw:style-name="gr37" draw:text-style-name="P11" xml:id="id83" draw:id="id83" draw:layer="layout" svg:width="6.25cm" svg:height="2.857cm" svg:x="181.893cm" svg:y="53.957cm">
          <text:p text:style-name="P4">jump break</text:p>
          <text:p text:style-name="P4">if !cond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74" draw:id="id74" draw:layer="layout" svg:width="6.65cm" svg:height="2.857cm" svg:x="181.693cm" svg:y="64.717cm">
          <text:p text:style-name="P4">remember being 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01cm" svg:y1="68.442cm" svg:x2="185.018cm" svg:y2="67.574cm" draw:start-shape="id73" draw:start-glue-point="4" draw:end-shape="id74" draw:end-glue-point="8" svg:d="M185001 68442v-434h17v-434" svg:viewBox="0 0 18 869">
          <text:p/>
        </draw:connector>
        <draw:connector draw:style-name="gr9" draw:text-style-name="P6" draw:layer="layout" svg:x1="185.01cm" svg:y1="64.081cm" svg:x2="185.018cm" svg:y2="64.717cm" draw:start-shape="id68" draw:start-glue-point="8" draw:end-shape="id74" draw:end-glue-point="4" svg:d="M185010 64081v318h8v318" svg:viewBox="0 0 9 637">
          <text:p/>
        </draw:connector>
        <draw:custom-shape draw:style-name="gr5" draw:text-style-name="P4" xml:id="id76" draw:id="id76" draw:layer="layout" svg:width="6.032cm" svg:height="2.54cm" svg:x="164.283cm" svg:y="35.408cm">
          <text:p text:style-name="P4">continue</text:p>
          <draw:enhanced-geometry svg:viewBox="0 0 21600 21600" draw:type="rectangle" draw:enhanced-path="M 0 0 L 21600 0 21600 21600 0 21600 0 0 Z N"/>
        </draw:custom-shape>
        <draw:custom-shape draw:style-name="gr49" draw:text-style-name="P14" xml:id="id75" draw:id="id75" draw:layer="layout" svg:width="7.085cm" svg:height="2.857cm" svg:x="163.778cm" svg:y="38.583cm">
          <text:p text:style-name="P4">get continue label of current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7.321cm" svg:y1="38.583cm" svg:x2="167.299cm" svg:y2="37.948cm" draw:start-shape="id75" draw:start-glue-point="4" draw:end-shape="id76" draw:end-glue-point="2" svg:d="M167321 38583v-318h-22v-317" svg:viewBox="0 0 23 636">
          <text:p/>
        </draw:connector>
        <draw:custom-shape draw:style-name="gr37" draw:text-style-name="P11" xml:id="id77" draw:id="id77" draw:layer="layout" svg:width="6.25cm" svg:height="2.857cm" svg:x="164.213cm" svg:y="42.076cm">
          <text:p text:style-name="P4">jump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7.338cm" svg:y1="42.076cm" svg:x2="167.321cm" svg:y2="41.44cm" draw:start-shape="id77" draw:start-glue-point="4" draw:end-shape="id75" draw:end-glue-point="8" svg:d="M167338 42076v-318h-17v-318" svg:viewBox="0 0 18 637">
          <text:p/>
        </draw:connector>
        <draw:custom-shape draw:style-name="gr50" draw:text-style-name="P4" xml:id="id80" draw:id="id80" draw:layer="layout" svg:width="6.197cm" svg:height="2.54cm" svg:x="156.428cm" svg:y="35.408cm">
          <text:p text:style-name="P4">break</text:p>
          <draw:enhanced-geometry svg:viewBox="0 0 21600 21600" draw:type="rectangle" draw:enhanced-path="M 0 0 L 21600 0 21600 21600 0 21600 0 0 Z N"/>
        </draw:custom-shape>
        <draw:custom-shape draw:style-name="gr49" draw:text-style-name="P14" xml:id="id79" draw:id="id79" draw:layer="layout" svg:width="7.085cm" svg:height="2.857cm" svg:x="155.958cm" svg:y="38.583cm">
          <text:p text:style-name="P4">get break label of current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1" xml:id="id78" draw:id="id78" draw:layer="layout" svg:width="6.25cm" svg:height="2.857cm" svg:x="156.393cm" svg:y="42.076cm">
          <text:p text:style-name="P4">jump bre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59.518cm" svg:y1="42.076cm" svg:x2="159.501cm" svg:y2="41.44cm" draw:start-shape="id78" draw:start-glue-point="4" draw:end-shape="id79" draw:end-glue-point="8" svg:d="M159518 42076v-318h-17v-318" svg:viewBox="0 0 18 637">
          <text:p/>
        </draw:connector>
        <draw:connector draw:style-name="gr9" draw:text-style-name="P6" draw:layer="layout" svg:x1="159.501cm" svg:y1="38.583cm" svg:x2="159.526cm" svg:y2="37.948cm" draw:start-shape="id79" draw:start-glue-point="4" draw:end-shape="id80" draw:end-glue-point="2" svg:d="M159501 38583v-318h25v-317" svg:viewBox="0 0 26 636">
          <text:p/>
        </draw:connector>
        <draw:connector draw:style-name="gr9" draw:text-style-name="P6" draw:layer="layout" svg:x1="159.526cm" svg:y1="35.408cm" svg:x2="204.377cm" svg:y2="34.138cm" draw:start-shape="id80" draw:start-glue-point="0" draw:end-shape="id47" draw:end-glue-point="2" svg:d="M159526 35408v-635h44851v-635" svg:viewBox="0 0 44852 1271">
          <text:p/>
        </draw:connector>
        <draw:connector draw:style-name="gr9" draw:text-style-name="P6" draw:layer="layout" svg:x1="167.299cm" svg:y1="35.408cm" svg:x2="204.377cm" svg:y2="34.138cm" draw:start-shape="id76" draw:start-glue-point="0" draw:end-shape="id47" draw:end-glue-point="2" svg:d="M167299 35408v-635h37078v-635" svg:viewBox="0 0 37079 1271">
          <text:p/>
        </draw:connector>
        <draw:custom-shape draw:style-name="gr50" draw:text-style-name="P4" xml:id="id81" draw:id="id81" draw:layer="layout" svg:width="6.197cm" svg:height="2.54cm" svg:x="173.421cm" svg:y="35.408cm">
          <text:p text:style-name="P4">for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76.519cm" svg:y1="35.408cm" svg:x2="204.377cm" svg:y2="34.138cm" draw:start-shape="id81" draw:start-glue-point="0" draw:end-shape="id47" draw:end-glue-point="2" svg:d="M176519 35408v-635h27858v-635" svg:viewBox="0 0 27859 1271">
          <text:p/>
        </draw:connector>
        <draw:custom-shape draw:style-name="gr51" draw:text-style-name="P17" xml:id="id82" draw:id="id82" draw:layer="layout" svg:width="7.403cm" svg:height="3.175cm" svg:x="172.803cm" svg:y="38.4cm">
          <text:p text:style-name="P15">local var declar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6.505cm" svg:y1="38.4cm" svg:x2="176.519cm" svg:y2="37.948cm" draw:start-shape="id82" draw:start-glue-point="4" draw:end-shape="id81" draw:end-glue-point="2" svg:d="M176505 38400v-226h14v-226" svg:viewBox="0 0 15 453">
          <text:p/>
        </draw:connector>
        <draw:connector draw:style-name="gr9" draw:text-style-name="P6" draw:layer="layout" svg:x1="185.001cm" svg:y1="57.767cm" svg:x2="185.018cm" svg:y2="56.814cm" draw:start-shape="id69" draw:start-glue-point="4" draw:end-shape="id83" draw:end-glue-point="8" svg:d="M185001 57767v-477h17v-476" svg:viewBox="0 0 18 954">
          <text:p/>
        </draw:connector>
        <draw:custom-shape draw:style-name="gr37" draw:text-style-name="P11" xml:id="id84" draw:id="id84" draw:layer="layout" svg:width="6.25cm" svg:height="2.857cm" svg:x="181.876cm" svg:y="72.373cm">
          <text:p text:style-name="P15"><text:span text:style-name="T2">jump </text:span>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01cm" svg:y1="72.373cm" svg:x2="185.001cm" svg:y2="71.617cm" draw:start-shape="id84" draw:start-glue-point="4" draw:end-shape="id73" draw:end-glue-point="6" svg:d="M185001 72373v-756" svg:viewBox="0 0 1 757">
          <text:p/>
        </draw:connector>
        <draw:custom-shape draw:style-name="gr39" draw:text-style-name="P14" xml:id="id85" draw:id="id85" draw:layer="layout" svg:width="6.65cm" svg:height="2.857cm" svg:x="181.676cm" svg:y="50.013cm">
          <text:p text:style-name="P4">get label for bre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01cm" svg:y1="50.013cm" svg:x2="185.01cm" svg:y2="48.925cm" draw:start-shape="id85" draw:start-glue-point="4" draw:end-shape="id70" draw:end-glue-point="6" svg:d="M185001 50013v-544h9v-544" svg:viewBox="0 0 10 1089">
          <text:p/>
        </draw:connector>
        <draw:connector draw:style-name="gr9" draw:text-style-name="P6" draw:layer="layout" svg:x1="185.001cm" svg:y1="52.87cm" svg:x2="185.018cm" svg:y2="53.957cm" draw:start-shape="id85" draw:start-glue-point="8" draw:end-shape="id83" draw:end-glue-point="4" svg:d="M185001 52870v543h17v544" svg:viewBox="0 0 18 1088">
          <text:p/>
        </draw:connector>
        <draw:custom-shape draw:style-name="gr48" draw:text-style-name="P11" xml:id="id86" draw:id="id86" draw:layer="layout" svg:width="6.467cm" svg:height="2.857cm" svg:x="181.776cm" svg:y="76.048cm">
          <text:p text:style-name="P4">break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1cm" svg:y1="76.048cm" svg:x2="185.001cm" svg:y2="75.23cm" draw:start-shape="id86" draw:start-glue-point="4" draw:end-shape="id84" draw:end-glue-point="8" svg:d="M185010 76048v-409h-9v-409" svg:viewBox="0 0 10 819">
          <text:p/>
        </draw:connector>
        <draw:connector draw:style-name="gr9" draw:text-style-name="P6" draw:layer="layout" svg:x1="185.01cm" svg:y1="42.075cm" svg:x2="185.001cm" svg:y2="41.44cm" draw:start-shape="id71" draw:start-glue-point="4" svg:d="M185010 42075v-568h-9v-67" svg:viewBox="0 0 10 636">
          <text:p/>
        </draw:connector>
        <draw:custom-shape draw:style-name="gr39" draw:text-style-name="P14" xml:id="id97" draw:id="id97" draw:layer="layout" svg:width="6.65cm" svg:height="2.857cm" svg:x="173.204cm" svg:y="43.028cm">
          <text:p text:style-name="P4">get label for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7" xml:id="id91" draw:id="id91" draw:layer="layout" svg:width="7.085cm" svg:height="3.175cm" svg:x="172.986cm" svg:y="72.387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4" xml:id="id88" draw:id="id88" draw:layer="layout" svg:width="6.885cm" svg:height="2.857cm" svg:x="173.086cm" svg:y="62.212cm">
          <text:p text:style-name="P4">get label for bo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87" draw:id="id87" draw:layer="layout" svg:width="6.467cm" svg:height="2.857cm" svg:x="173.304cm" svg:y="65.669cm">
          <text:p text:style-name="P4">body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38cm" svg:y1="65.669cm" svg:x2="176.529cm" svg:y2="65.069cm" draw:start-shape="id87" draw:start-glue-point="4" draw:end-shape="id88" draw:end-glue-point="8" svg:d="M176538 65669v-300h-9v-300" svg:viewBox="0 0 10 601">
          <text:p/>
        </draw:connector>
        <draw:custom-shape draw:style-name="gr48" draw:text-style-name="P11" xml:id="id90" draw:id="id90" draw:layer="layout" svg:width="6.467cm" svg:height="2.857cm" svg:x="173.304cm" svg:y="46.52cm">
          <text:p text:style-name="P4">ev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89" draw:id="id89" draw:layer="layout" svg:width="7.503cm" svg:height="3.175cm" svg:x="172.786cm" svg:y="50.195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6.538cm" svg:y1="50.195cm" svg:x2="176.538cm" svg:y2="49.377cm" draw:start-shape="id89" draw:start-glue-point="4" draw:end-shape="id90" draw:end-glue-point="8" svg:d="M176538 50195v-818" svg:viewBox="0 0 1 819">
          <text:p/>
        </draw:connector>
        <draw:custom-shape draw:style-name="gr37" draw:text-style-name="P11" xml:id="id93" draw:id="id93" draw:layer="layout" svg:width="6.25cm" svg:height="2.857cm" svg:x="173.421cm" svg:y="58.402cm">
          <text:p text:style-name="P4">jump final</text:p>
          <text:p text:style-name="P4">if !cond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92" draw:id="id92" draw:layer="layout" svg:width="6.65cm" svg:height="2.857cm" svg:x="173.221cm" svg:y="69.162cm">
          <text:p text:style-name="P4">remember being 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29cm" svg:y1="72.387cm" svg:x2="176.546cm" svg:y2="72.019cm" draw:start-shape="id91" draw:start-glue-point="4" draw:end-shape="id92" draw:end-glue-point="8" svg:d="M176529 72387v-184h17v-184" svg:viewBox="0 0 18 369">
          <text:p/>
        </draw:connector>
        <draw:connector draw:style-name="gr9" draw:text-style-name="P6" draw:layer="layout" svg:x1="176.538cm" svg:y1="68.526cm" svg:x2="176.546cm" svg:y2="69.162cm" draw:start-shape="id87" draw:start-glue-point="8" draw:end-shape="id92" draw:end-glue-point="4" svg:d="M176538 68526v318h8v318" svg:viewBox="0 0 9 637">
          <text:p/>
        </draw:connector>
        <draw:connector draw:style-name="gr9" draw:text-style-name="P6" draw:layer="layout" svg:x1="176.529cm" svg:y1="62.212cm" svg:x2="176.546cm" svg:y2="61.259cm" draw:start-shape="id88" draw:start-glue-point="4" draw:end-shape="id93" draw:end-glue-point="8" svg:d="M176529 62212v-477h17v-476" svg:viewBox="0 0 18 954">
          <text:p/>
        </draw:connector>
        <draw:custom-shape draw:style-name="gr37" draw:text-style-name="P11" xml:id="id96" draw:id="id96" draw:layer="layout" svg:width="6.25cm" svg:height="2.857cm" svg:x="173.385cm" svg:y="89.105cm">
          <text:p text:style-name="P4">jump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94" draw:id="id94" draw:layer="layout" svg:width="6.65cm" svg:height="2.857cm" svg:x="173.204cm" svg:y="54.458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29cm" svg:y1="54.458cm" svg:x2="176.538cm" svg:y2="53.37cm" draw:start-shape="id94" draw:start-glue-point="4" draw:end-shape="id89" draw:end-glue-point="6" svg:d="M176529 54458v-544h9v-544" svg:viewBox="0 0 10 1089">
          <text:p/>
        </draw:connector>
        <draw:connector draw:style-name="gr9" draw:text-style-name="P6" draw:layer="layout" svg:x1="176.529cm" svg:y1="57.315cm" svg:x2="176.546cm" svg:y2="58.402cm" draw:start-shape="id94" draw:start-glue-point="8" draw:end-shape="id93" draw:end-glue-point="4" svg:d="M176529 57315v543h17v544" svg:viewBox="0 0 18 1088">
          <text:p/>
        </draw:connector>
        <draw:custom-shape draw:style-name="gr48" draw:text-style-name="P11" xml:id="id95" draw:id="id95" draw:layer="layout" svg:width="6.467cm" svg:height="2.857cm" svg:x="173.285cm" svg:y="92.78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19cm" svg:y1="92.78cm" svg:x2="176.51cm" svg:y2="91.962cm" draw:start-shape="id95" draw:start-glue-point="4" draw:end-shape="id96" draw:end-glue-point="8" svg:d="M176519 92780v-409h-9v-409" svg:viewBox="0 0 10 819">
          <text:p/>
        </draw:connector>
        <draw:connector draw:style-name="gr9" draw:text-style-name="P6" draw:layer="layout" svg:x1="176.538cm" svg:y1="46.52cm" svg:x2="176.529cm" svg:y2="45.885cm" draw:start-shape="id90" draw:start-glue-point="4" svg:d="M176538 46520v-568h-9v-67" svg:viewBox="0 0 10 636">
          <text:p/>
        </draw:connector>
        <draw:connector draw:style-name="gr9" draw:text-style-name="P6" draw:layer="layout" svg:x1="176.529cm" svg:y1="43.028cm" svg:x2="176.505cm" svg:y2="41.575cm" draw:start-shape="id97" draw:start-glue-point="4" draw:end-shape="id82" draw:end-glue-point="6" svg:d="M176529 43028v-727h-24v-726" svg:viewBox="0 0 25 1454">
          <text:p/>
        </draw:connector>
        <draw:custom-shape draw:style-name="gr53" draw:text-style-name="P17" xml:id="id98" draw:id="id98" draw:layer="layout" svg:width="7.085cm" svg:height="3.81cm" svg:x="172.984cm" svg:y="84.517cm">
          <text:p text:style-name="P15">Generate</text:p>
          <text:p text:style-name="P15">increment state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6.527cm" svg:y1="88.327cm" svg:x2="176.51cm" svg:y2="89.105cm" draw:start-shape="id98" draw:start-glue-point="6" draw:end-shape="id96" draw:end-glue-point="4" svg:d="M176527 88327v389h-17v389" svg:viewBox="0 0 18 779">
          <text:p/>
        </draw:connector>
        <draw:custom-shape draw:style-name="gr5" draw:text-style-name="P4" xml:id="id99" draw:id="id99" draw:layer="layout" svg:width="6.032cm" svg:height="2.54cm" svg:x="144.193cm" svg:y="31.598cm">
          <text:p text:style-name="P4">expressio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47.209cm" svg:y1="31.598cm" svg:x2="231.999cm" svg:y2="29.693cm" draw:start-shape="id99" draw:start-glue-point="0" draw:end-shape="id1" draw:end-glue-point="2" svg:d="M147209 31598v-952h84790v-953" svg:viewBox="0 0 84791 1906">
          <text:p/>
        </draw:connector>
        <draw:custom-shape draw:style-name="gr36" draw:text-style-name="P12" xml:id="id100" draw:id="id100" draw:layer="layout" svg:width="6.033cm" svg:height="3.174cm" svg:x="191.183cm" svg:y="42.476cm">
          <text:p text:style-name="P4">remember return type and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4.226cm" svg:y1="41.757cm" svg:x2="194.2cm" svg:y2="42.476cm" draw:start-shape="id63" draw:start-glue-point="8" draw:end-shape="id100" draw:end-glue-point="4" svg:d="M194226 41757v360h-26v359" svg:viewBox="0 0 27 720">
          <text:p/>
        </draw:connector>
        <draw:connector draw:style-name="gr9" draw:text-style-name="P6" draw:layer="layout" svg:x1="194.2cm" svg:y1="45.65cm" svg:x2="194.217cm" svg:y2="46.293cm" draw:start-shape="id100" draw:start-glue-point="8" draw:end-shape="id64" draw:end-glue-point="4" svg:d="M194200 45650v322h17v321" svg:viewBox="0 0 18 644">
          <text:p/>
        </draw:connector>
        <draw:custom-shape draw:style-name="gr54" draw:text-style-name="P14" xml:id="id101" draw:id="id101" draw:layer="layout" svg:width="7.167cm" svg:height="2.857cm" svg:x="316.43cm" svg:y="55.293cm">
          <text:p text:style-name="P4">Where to put arguments (and call object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20.014cm" svg:y1="55.293cm" svg:x2="321.293cm" svg:y2="54.135cm" draw:start-shape="id101" draw:start-glue-point="4" draw:end-shape="id31" draw:end-glue-point="2" svg:d="M320014 55293v-579h1279v-579" svg:viewBox="0 0 1280 1159">
          <text:p/>
        </draw:connector>
        <draw:custom-shape draw:style-name="gr13" draw:text-style-name="P12" xml:id="id102" draw:id="id102" draw:layer="layout" svg:width="6.033cm" svg:height="2.857cm" svg:x="339.238cm" svg:y="46.639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42.272cm" svg:y1="45.25cm" svg:x2="342.255cm" svg:y2="46.639cm" draw:start-shape="id37" draw:start-glue-point="2" draw:end-shape="id102" draw:end-glue-point="4" svg:d="M342272 45250v694h-17v695" svg:viewBox="0 0 18 1390">
          <text:p/>
        </draw:connector>
        <draw:custom-shape draw:style-name="gr27" draw:text-style-name="P4" xml:id="id103" draw:id="id103" draw:layer="layout" svg:width="4.445cm" svg:height="1.588cm" svg:x="342.649cm" svg:y="52.983cm">
          <text:p text:style-name="P4">How to call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42.255cm" svg:y1="49.496cm" svg:x2="344.871cm" svg:y2="52.983cm" draw:start-shape="id102" draw:start-glue-point="8" draw:end-shape="id103" draw:end-glue-point="0" svg:d="M342255 49496v1744h2616v1743" svg:viewBox="0 0 2617 3488">
          <text:p/>
        </draw:connector>
        <draw:custom-shape draw:style-name="gr28" draw:text-style-name="P14" xml:id="id104" draw:id="id104" draw:layer="layout" svg:width="5.832cm" svg:height="2.857cm" svg:x="347.476cm" svg:y="55.711cm">
          <text:p text:style-name="P4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44.871cm" svg:y1="54.571cm" svg:x2="350.392cm" svg:y2="55.711cm" draw:start-shape="id103" draw:start-glue-point="2" draw:end-shape="id104" draw:end-glue-point="4" svg:d="M344871 54571v570h5521v570" svg:viewBox="0 0 5522 1141">
          <text:p/>
        </draw:connector>
        <draw:custom-shape draw:style-name="gr12" draw:text-style-name="P11" xml:id="id105" draw:id="id105" draw:layer="layout" svg:width="5.933cm" svg:height="2.857cm" svg:x="354.995cm" svg:y="46.956cm">
          <text:p text:style-name="P4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42.272cm" svg:y1="45.25cm" svg:x2="357.961cm" svg:y2="46.956cm" draw:start-shape="id37" draw:start-glue-point="2" draw:end-shape="id105" draw:end-glue-point="4" svg:d="M342272 45250v853h15689v853" svg:viewBox="0 0 15690 1707">
          <text:p/>
        </draw:connector>
        <draw:connector draw:style-name="gr29" draw:text-style-name="P13" draw:layer="layout" svg:x1="353.308cm" svg:y1="57.139cm" svg:x2="354.995cm" svg:y2="48.384cm" draw:start-shape="id104" draw:start-glue-point="10" draw:end-shape="id105" draw:end-glue-point="6" svg:d="M353308 57139h844v-8755h843" svg:viewBox="0 0 1688 8756">
          <text:p/>
        </draw:connector>
        <draw:custom-shape draw:style-name="gr30" draw:text-style-name="P4" xml:id="id106" draw:id="id106" draw:layer="layout" svg:width="4.845cm" svg:height="1.588cm" svg:x="355.53cm" svg:y="51.718cm">
          <text:p text:style-name="P4">Function body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57.961cm" svg:y1="49.813cm" svg:x2="357.952cm" svg:y2="51.718cm" draw:start-shape="id105" draw:start-glue-point="8" draw:end-shape="id106" draw:end-glue-point="0" svg:d="M357961 49813v953h-9v952" svg:viewBox="0 0 10 1906">
          <text:p/>
        </draw:connector>
        <draw:custom-shape draw:style-name="gr31" draw:text-style-name="P17" xml:id="id107" draw:id="id107" draw:layer="layout" svg:width="6.35cm" svg:height="3.175cm" svg:x="354.778cm" svg:y="54.258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57.952cm" svg:y1="53.306cm" svg:x2="357.953cm" svg:y2="54.258cm" draw:start-shape="id106" draw:start-glue-point="2" draw:end-shape="id107" draw:end-glue-point="4" svg:d="M357952 53306v476h1v476" svg:viewBox="0 0 2 953">
          <text:p/>
        </draw:connector>
        <draw:custom-shape draw:style-name="gr23" draw:text-style-name="P14" xml:id="id108" draw:id="id108" draw:layer="layout" svg:width="6.35cm" svg:height="2.857cm" svg:x="340.308cm" svg:y="55.729cm">
          <text:p text:style-name="P4">Where to put argu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43.483cm" svg:y1="55.729cm" svg:x2="344.871cm" svg:y2="54.571cm" draw:start-shape="id108" draw:start-glue-point="4" draw:end-shape="id103" draw:end-glue-point="2" svg:d="M343483 55729v-579h1388v-579" svg:viewBox="0 0 1389 1159">
          <text:p/>
        </draw:connector>
        <draw:rect draw:style-name="gr10" draw:text-style-name="P4" xml:id="id109" draw:id="id109" draw:layer="layout" svg:width="4.127cm" svg:height="1.587cm" svg:x="145.163cm" svg:y="36.361cm">
          <text:p text:style-name="P6">call</text:p>
        </draw:rect>
        <draw:connector draw:style-name="gr9" draw:text-style-name="P6" draw:layer="layout" svg:x1="147.226cm" svg:y1="36.361cm" svg:x2="147.209cm" svg:y2="34.138cm" draw:start-shape="id109" draw:start-glue-point="0" draw:end-shape="id99" draw:end-glue-point="2" svg:d="M147226 36361v-1111h-17v-1112" svg:viewBox="0 0 18 2224">
          <text:p/>
        </draw:connector>
        <draw:custom-shape draw:style-name="gr55" draw:text-style-name="P12" xml:id="id111" draw:id="id111" draw:layer="layout" svg:width="6.667cm" svg:height="3.174cm" svg:x="143.839cm" svg:y="54.72cm">
          <text:p text:style-name="P4">get where to put argu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7" xml:id="id110" draw:id="id110" draw:layer="layout" svg:width="7.403cm" svg:height="3.175cm" svg:x="143.522cm" svg:y="58.629cm">
          <text:p text:style-name="P15">assign argumen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47.224cm" svg:y1="58.629cm" svg:x2="147.173cm" svg:y2="57.894cm" draw:start-shape="id110" draw:start-glue-point="4" draw:end-shape="id111" draw:end-glue-point="8" svg:d="M147224 58629v-367h-51v-368" svg:viewBox="0 0 52 736">
          <text:p/>
        </draw:connector>
        <draw:custom-shape draw:style-name="gr37" draw:text-style-name="P11" xml:id="id113" draw:id="id113" draw:layer="layout" svg:width="6.25cm" svg:height="2.857cm" svg:x="144.057cm" svg:y="62.784cm">
          <text:p text:style-name="P4">call prep</text:p>
          <text:p text:style-name="P4">&amp; ca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12" draw:id="id112" draw:layer="layout" svg:width="6.667cm" svg:height="3.174cm" svg:x="143.874cm" svg:y="66.495cm">
          <text:p text:style-name="P4">get where return was sto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7.208cm" svg:y1="66.495cm" svg:x2="147.182cm" svg:y2="65.641cm" draw:start-shape="id112" draw:start-glue-point="4" draw:end-shape="id113" draw:end-glue-point="8" svg:d="M147208 66495v-427h-26v-427" svg:viewBox="0 0 27 855">
          <text:p/>
        </draw:connector>
        <draw:custom-shape draw:style-name="gr49" draw:text-style-name="P14" xml:id="id114" draw:id="id114" draw:layer="layout" svg:width="7.085cm" svg:height="2.857cm" svg:x="143.657cm" svg:y="70.721cm">
          <text:p text:style-name="P4">return: return type and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7.2cm" svg:y1="70.721cm" svg:x2="147.208cm" svg:y2="69.669cm" draw:start-shape="id114" draw:start-glue-point="4" draw:end-shape="id112" draw:end-glue-point="8" svg:d="M147200 70721v-526h8v-526" svg:viewBox="0 0 9 1053">
          <text:p/>
        </draw:connector>
        <draw:rect draw:style-name="gr10" draw:text-style-name="P4" xml:id="id115" draw:id="id115" draw:layer="layout" svg:width="4.127cm" svg:height="1.587cm" svg:x="121.045cm" svg:y="36.361cm">
          <text:p text:style-name="P6">unary op</text:p>
        </draw:rect>
        <draw:connector draw:style-name="gr9" draw:text-style-name="P6" draw:layer="layout" svg:x1="123.108cm" svg:y1="36.361cm" svg:x2="147.209cm" svg:y2="34.138cm" draw:start-shape="id115" draw:start-glue-point="0" draw:end-shape="id99" draw:end-glue-point="2" svg:d="M123108 36361v-1111h24101v-1112" svg:viewBox="0 0 24102 2224">
          <text:p/>
        </draw:connector>
        <draw:rect draw:style-name="gr10" draw:text-style-name="P4" xml:id="id116" draw:id="id116" draw:layer="layout" svg:width="4.127cm" svg:height="1.587cm" svg:x="121.003cm" svg:y="39.536cm">
          <text:p text:style-name="P6">negate</text:p>
        </draw:rect>
        <draw:connector draw:style-name="gr9" draw:text-style-name="P6" draw:layer="layout" svg:x1="123.108cm" svg:y1="37.948cm" svg:x2="123.066cm" svg:y2="39.536cm" draw:start-shape="id115" draw:start-glue-point="2" draw:end-shape="id116" draw:end-glue-point="0" svg:d="M123108 37948v794h-42v794" svg:viewBox="0 0 43 1589">
          <text:p/>
        </draw:connector>
        <draw:custom-shape draw:style-name="gr57" draw:text-style-name="P17" xml:id="id117" draw:id="id117" draw:layer="layout" svg:width="7.538cm" svg:height="3.175cm" svg:x="119.315cm" svg:y="45.603cm">
          <text:p text:style-name="P15">call overloaded neg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14" xml:id="id118" draw:id="id118" draw:layer="layout" svg:width="7.085cm" svg:height="2.857cm" svg:x="119.533cm" svg:y="49.414cm">
          <text:p text:style-name="P4">return: what call retur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23.084cm" svg:y1="48.778cm" svg:x2="123.076cm" svg:y2="49.414cm" draw:start-shape="id117" draw:start-glue-point="6" draw:end-shape="id118" draw:end-glue-point="4" svg:d="M123084 48778v318h-8v318" svg:viewBox="0 0 9 637">
          <text:p/>
        </draw:connector>
        <draw:rect draw:style-name="gr10" draw:text-style-name="P4" xml:id="id119" draw:id="id119" draw:layer="layout" svg:width="4.127cm" svg:height="1.587cm" svg:x="108.997cm" svg:y="36.36cm">
          <text:p text:style-name="P6">binary op</text:p>
        </draw:rect>
        <draw:connector draw:style-name="gr9" draw:text-style-name="P6" draw:layer="layout" svg:x1="111.06cm" svg:y1="36.36cm" svg:x2="147.209cm" svg:y2="34.138cm" draw:start-shape="id119" draw:start-glue-point="0" draw:end-shape="id99" draw:end-glue-point="2" svg:d="M111060 36360v-1111h36149v-1111" svg:viewBox="0 0 36150 2223">
          <text:p/>
        </draw:connector>
        <draw:connector draw:style-name="gr11" draw:text-style-name="P4" draw:layer="layout" svg:x1="147.226cm" svg:y1="42.276cm" svg:x2="147.226cm" svg:y2="37.948cm" draw:start-shape="id120" draw:start-glue-point="4" draw:end-shape="id109" draw:end-glue-point="2" svg:d="M147226 42276v-4328" svg:viewBox="0 0 1 4329">
          <text:p text:style-name="P6">no</text:p>
        </draw:connector>
        <draw:custom-shape draw:style-name="gr55" draw:text-style-name="P12" xml:id="id121" draw:id="id121" draw:layer="layout" svg:width="6.667cm" svg:height="3.174cm" svg:x="136.89cm" svg:y="40.687cm">
          <text:p text:style-name="P4">get where to put call 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40.224cm" svg:y1="40.687cm" svg:x2="147.226cm" svg:y2="37.948cm" draw:start-shape="id121" draw:start-glue-point="4" draw:end-shape="id109" draw:end-glue-point="2" svg:d="M140224 40687v-1369h7002v-1370" svg:viewBox="0 0 7003 2740">
          <text:p text:style-name="P7">called by object</text:p>
        </draw:connector>
        <draw:custom-shape draw:style-name="gr58" draw:text-style-name="P17" xml:id="id122" draw:id="id122" draw:layer="layout" svg:width="8.573cm" svg:height="3.175cm" svg:x="135.937cm" svg:y="44.497cm">
          <text:p text:style-name="P15">assign object argu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40.224cm" svg:y1="44.497cm" svg:x2="140.224cm" svg:y2="43.861cm" draw:start-shape="id122" draw:start-glue-point="4" draw:end-shape="id121" draw:end-glue-point="8" svg:d="M140224 44497v-636" svg:viewBox="0 0 1 637">
          <text:p/>
        </draw:connector>
        <draw:connector draw:style-name="gr59" draw:text-style-name="P13" draw:layer="layout" svg:x1="140.224cm" svg:y1="54.975cm" svg:x2="143.839cm" svg:y2="56.307cm" draw:start-shape="id123" draw:start-glue-point="8" draw:end-shape="id111" draw:end-glue-point="6" svg:d="M140224 54975v1332h3615" svg:viewBox="0 0 3616 1333">
          <text:p/>
        </draw:connector>
        <draw:custom-shape draw:style-name="gr55" draw:text-style-name="P12" xml:id="id120" draw:id="id120" draw:layer="layout" svg:width="6.667cm" svg:height="3.174cm" svg:x="143.892cm" svg:y="42.276cm">
          <text:p text:style-name="P4">get how to call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7.226cm" svg:y1="45.45cm" svg:x2="147.173cm" svg:y2="54.72cm" draw:start-shape="id120" draw:start-glue-point="8" draw:end-shape="id111" draw:end-glue-point="4" svg:d="M147226 45450v4636h-53v4634" svg:viewBox="0 0 54 9271">
          <text:p/>
        </draw:connector>
        <draw:connector draw:style-name="gr9" draw:text-style-name="P6" draw:layer="layout" svg:x1="147.224cm" svg:y1="61.804cm" svg:x2="147.182cm" svg:y2="62.784cm" draw:start-shape="id110" draw:start-glue-point="6" draw:end-shape="id113" draw:end-glue-point="4" svg:d="M147224 61804v490h-42v490" svg:viewBox="0 0 43 981">
          <text:p/>
        </draw:connector>
        <draw:custom-shape draw:style-name="gr55" draw:text-style-name="P12" xml:id="id124" draw:id="id124" draw:layer="layout" svg:width="6.667cm" svg:height="3.174cm" svg:x="136.89cm" svg:y="48.107cm">
          <text:p text:style-name="P4">get object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23" draw:id="id123" draw:layer="layout" svg:width="6.667cm" svg:height="3.174cm" svg:x="136.89cm" svg:y="51.801cm">
          <text:p text:style-name="P4">get how to call function of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0.224cm" svg:y1="47.672cm" svg:x2="140.224cm" svg:y2="48.107cm" draw:start-shape="id122" draw:start-glue-point="6" draw:end-shape="id124" draw:end-glue-point="4" svg:d="M140224 47672v435" svg:viewBox="0 0 1 436">
          <text:p/>
        </draw:connector>
        <draw:connector draw:style-name="gr9" draw:text-style-name="P6" draw:layer="layout" svg:x1="140.224cm" svg:y1="51.281cm" svg:x2="140.224cm" svg:y2="51.801cm" draw:start-shape="id124" draw:start-glue-point="8" draw:end-shape="id123" draw:end-glue-point="4" svg:d="M140224 51281v520" svg:viewBox="0 0 1 521">
          <text:p/>
        </draw:connector>
        <draw:rect draw:style-name="gr10" draw:text-style-name="P4" xml:id="id125" draw:id="id125" draw:layer="layout" svg:width="4.762cm" svg:height="1.587cm" svg:x="108.658cm" svg:y="39.418cm">
          <text:p text:style-name="P6">mul expression</text:p>
        </draw:rect>
        <draw:connector draw:style-name="gr9" draw:text-style-name="P6" draw:layer="layout" svg:x1="111.039cm" svg:y1="39.418cm" svg:x2="111.06cm" svg:y2="37.947cm" draw:start-shape="id125" draw:start-glue-point="0" draw:end-shape="id119" draw:end-glue-point="2" svg:d="M111039 39418v-735h21v-736" svg:viewBox="0 0 22 1472">
          <text:p/>
        </draw:connector>
        <draw:custom-shape draw:style-name="gr60" draw:text-style-name="P17" xml:id="id127" draw:id="id127" draw:layer="layout" svg:width="7.538cm" svg:height="3.175cm" svg:x="107.334cm" svg:y="49.175cm">
          <text:p text:style-name="P15">call overloaded mu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14" xml:id="id126" draw:id="id126" draw:layer="layout" svg:width="7.085cm" svg:height="2.857cm" svg:x="107.57cm" svg:y="55.208cm">
          <text:p text:style-name="P4">return: what call retur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svg:x1="111.113cm" svg:y1="55.208cm" svg:x2="111.103cm" svg:y2="52.35cm" draw:start-shape="id126" draw:start-glue-point="4" draw:end-shape="id127" draw:end-glue-point="6" svg:d="M111113 55208v-1429h-10v-1429" svg:viewBox="0 0 11 2859">
          <text:p text:style-name="P18">no</text:p>
        </draw:connector>
        <draw:custom-shape draw:style-name="gr49" draw:text-style-name="P14" xml:id="id128" draw:id="id128" draw:layer="layout" svg:width="7.085cm" svg:height="2.857cm" svg:x="98.532cm" svg:y="52.198cm">
          <text:p text:style-name="P4">get what call retur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svg:x1="105.617cm" svg:y1="53.626cm" svg:x2="111.103cm" svg:y2="52.35cm" draw:start-shape="id128" draw:start-glue-point="10" draw:end-shape="id127" draw:end-glue-point="6" svg:d="M105617 53626h5486v-1276" svg:viewBox="0 0 5487 1277">
          <text:p text:style-name="P6">another operation</text:p>
        </draw:connector>
        <draw:connector draw:style-name="gr61" draw:text-style-name="P13" draw:layer="layout" svg:x1="102.075cm" svg:y1="52.198cm" svg:x2="107.334cm" svg:y2="50.763cm" draw:start-shape="id128" draw:start-glue-point="4" draw:end-shape="id127" draw:end-glue-point="5" svg:d="M102075 52198v-1435h5259" svg:viewBox="0 0 5260 1436">
          <text:p/>
        </draw:connector>
        <draw:custom-shape draw:style-name="gr62" draw:text-style-name="P17" xml:id="id130" draw:id="id130" draw:layer="layout" svg:width="7.538cm" svg:height="3.175cm" svg:x="107.287cm" svg:y="41.322cm">
          <text:p text:style-name="P15">evaluate left si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17" xml:id="id129" draw:id="id129" draw:layer="layout" svg:width="7.538cm" svg:height="3.175cm" svg:x="107.287cm" svg:y="45.132cm">
          <text:p text:style-name="P15">evaluate right si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11.103cm" svg:y1="49.175cm" svg:x2="111.056cm" svg:y2="48.307cm" draw:start-shape="id127" draw:start-glue-point="4" draw:end-shape="id129" draw:end-glue-point="6" svg:d="M111103 49175v-434h-47v-434" svg:viewBox="0 0 48 869">
          <text:p/>
        </draw:connector>
        <draw:connector draw:style-name="gr9" draw:text-style-name="P6" draw:layer="layout" svg:x1="111.056cm" svg:y1="45.132cm" svg:x2="111.056cm" svg:y2="44.497cm" draw:start-shape="id129" draw:start-glue-point="4" draw:end-shape="id130" draw:end-glue-point="6" svg:d="M111056 45132v-635" svg:viewBox="0 0 1 636">
          <text:p/>
        </draw:connector>
        <draw:connector draw:style-name="gr9" draw:text-style-name="P6" draw:layer="layout" svg:x1="111.056cm" svg:y1="41.322cm" svg:x2="111.039cm" svg:y2="41.005cm" draw:start-shape="id130" draw:start-glue-point="4" draw:end-shape="id125" draw:end-glue-point="2" svg:d="M111056 41322v-159h-17v-158" svg:viewBox="0 0 18 318">
          <text:p/>
        </draw:connector>
        <draw:custom-shape draw:style-name="gr64" draw:text-style-name="P17" xml:id="id131" draw:id="id131" draw:layer="layout" svg:width="7.538cm" svg:height="3.175cm" svg:x="119.285cm" svg:y="41.722cm">
          <text:p text:style-name="P15">evaluate val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23.084cm" svg:y1="45.603cm" svg:x2="123.054cm" svg:y2="44.897cm" draw:start-shape="id117" draw:start-glue-point="4" draw:end-shape="id131" draw:end-glue-point="6" svg:d="M123084 45603v-353h-30v-353" svg:viewBox="0 0 31 707">
          <text:p/>
        </draw:connector>
        <draw:connector draw:style-name="gr9" draw:text-style-name="P6" draw:layer="layout" svg:x1="123.054cm" svg:y1="41.722cm" svg:x2="123.066cm" svg:y2="41.123cm" draw:start-shape="id131" draw:start-glue-point="4" draw:end-shape="id116" draw:end-glue-point="2" svg:d="M123054 41722v-300h12v-299" svg:viewBox="0 0 13 600">
          <text:p/>
        </draw:connector>
        <draw:rect draw:style-name="gr10" draw:text-style-name="P4" xml:id="id132" draw:id="id132" draw:layer="layout" svg:width="4.127cm" svg:height="1.587cm" svg:x="84.82cm" svg:y="36.343cm">
          <text:p text:style-name="P6">value</text:p>
        </draw:rect>
        <draw:connector draw:style-name="gr9" draw:text-style-name="P6" draw:layer="layout" svg:x1="86.883cm" svg:y1="36.343cm" svg:x2="147.209cm" svg:y2="34.138cm" draw:start-shape="id132" draw:start-glue-point="0" draw:end-shape="id99" draw:end-glue-point="2" svg:d="M86883 36343v-1102h60326v-1103" svg:viewBox="0 0 60327 2206">
          <text:p/>
        </draw:connector>
        <draw:rect draw:style-name="gr10" draw:text-style-name="P4" xml:id="id133" draw:id="id133" draw:layer="layout" svg:width="4.127cm" svg:height="1.587cm" svg:x="87.36cm" svg:y="39.418cm">
          <text:p text:style-name="P6">const</text:p>
        </draw:rect>
        <draw:connector draw:style-name="gr9" draw:text-style-name="P6" draw:layer="layout" svg:x1="86.883cm" svg:y1="37.93cm" svg:x2="89.423cm" svg:y2="39.418cm" draw:start-shape="id132" draw:start-glue-point="2" draw:end-shape="id133" draw:end-glue-point="0" svg:d="M86883 37930v744h2540v744" svg:viewBox="0 0 2541 1489">
          <text:p/>
        </draw:connector>
        <draw:rect draw:style-name="gr10" draw:text-style-name="P4" xml:id="id134" draw:id="id134" draw:layer="layout" svg:width="4.127cm" svg:height="1.587cm" svg:x="93.758cm" svg:y="42.275cm">
          <text:p text:style-name="P6">int</text:p>
        </draw:rect>
        <draw:rect draw:style-name="gr10" draw:text-style-name="P4" xml:id="id135" draw:id="id135" draw:layer="layout" svg:width="4.127cm" svg:height="1.587cm" svg:x="82.315cm" svg:y="42.275cm">
          <text:p text:style-name="P6">string??</text:p>
        </draw:rect>
        <draw:connector draw:style-name="gr9" draw:text-style-name="P6" draw:layer="layout" svg:x1="95.821cm" svg:y1="42.275cm" svg:x2="89.423cm" svg:y2="41.005cm" draw:start-shape="id134" draw:start-glue-point="0" draw:end-shape="id133" draw:end-glue-point="2" svg:d="M95821 42275v-635h-6398v-635" svg:viewBox="0 0 6399 1271">
          <text:p/>
        </draw:connector>
        <draw:connector draw:style-name="gr9" draw:text-style-name="P6" draw:layer="layout" svg:x1="84.378cm" svg:y1="42.275cm" svg:x2="89.423cm" svg:y2="41.005cm" draw:start-shape="id135" draw:start-glue-point="0" draw:end-shape="id133" draw:end-glue-point="2" svg:d="M84378 42275v-635h5045v-635" svg:viewBox="0 0 5046 1271">
          <text:p/>
        </draw:connector>
        <draw:custom-shape draw:style-name="gr65" draw:text-style-name="P14" xml:id="id136" draw:id="id136" draw:layer="layout" svg:width="5.18cm" svg:height="2.857cm" svg:x="93.24cm" svg:y="44.497cm">
          <text:p text:style-name="P4">get type of con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95.83cm" svg:y1="44.497cm" svg:x2="95.821cm" svg:y2="43.862cm" draw:start-shape="id136" draw:start-glue-point="4" draw:end-shape="id134" draw:end-glue-point="2" svg:d="M95830 44497v-318h-9v-317" svg:viewBox="0 0 10 636">
          <text:p/>
        </draw:connector>
        <draw:custom-shape draw:style-name="gr66" draw:text-style-name="P14" xml:id="id137" draw:id="id137" draw:layer="layout" svg:width="5.262cm" svg:height="2.857cm" svg:x="93.205cm" svg:y="48.625cm">
          <text:p text:style-name="P4">return: type and cons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95.836cm" svg:y1="48.625cm" svg:x2="95.83cm" svg:y2="47.354cm" draw:start-shape="id137" draw:start-glue-point="4" draw:end-shape="id136" draw:end-glue-point="8" svg:d="M95836 48625v-636h-6v-635" svg:viewBox="0 0 7 1272">
          <text:p/>
        </draw:connector>
        <draw:rect draw:style-name="gr10" draw:text-style-name="P4" xml:id="id139" draw:id="id139" draw:layer="layout" svg:width="4.127cm" svg:height="1.587cm" svg:x="87.395cm" svg:y="42.275cm">
          <text:p text:style-name="P6">bool</text:p>
        </draw:rect>
        <draw:custom-shape draw:style-name="gr65" draw:text-style-name="P14" xml:id="id138" draw:id="id138" draw:layer="layout" svg:width="5.18cm" svg:height="2.857cm" svg:x="86.877cm" svg:y="44.497cm">
          <text:p text:style-name="P4">get type of con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89.467cm" svg:y1="44.497cm" svg:x2="89.458cm" svg:y2="43.862cm" draw:start-shape="id138" draw:start-glue-point="4" draw:end-shape="id139" draw:end-glue-point="2" svg:d="M89467 44497v-318h-9v-317" svg:viewBox="0 0 10 636">
          <text:p/>
        </draw:connector>
        <draw:custom-shape draw:style-name="gr66" draw:text-style-name="P14" xml:id="id140" draw:id="id140" draw:layer="layout" svg:width="5.262cm" svg:height="2.857cm" svg:x="86.842cm" svg:y="48.625cm">
          <text:p text:style-name="P4">return: type and cons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89.473cm" svg:y1="48.625cm" svg:x2="89.467cm" svg:y2="47.354cm" draw:start-shape="id140" draw:start-glue-point="4" draw:end-shape="id138" draw:end-glue-point="8" svg:d="M89473 48625v-636h-6v-635" svg:viewBox="0 0 7 1272">
          <text:p/>
        </draw:connector>
        <draw:connector draw:style-name="gr9" draw:text-style-name="P6" draw:layer="layout" svg:x1="89.458cm" svg:y1="42.275cm" svg:x2="89.423cm" svg:y2="41.005cm" draw:start-shape="id139" draw:start-glue-point="0" draw:end-shape="id133" draw:end-glue-point="2" svg:d="M89458 42275v-635h-35v-635" svg:viewBox="0 0 36 1271">
          <text:p/>
        </draw:connector>
        <draw:rect draw:style-name="gr10" draw:text-style-name="P4" xml:id="id141" draw:id="id141" draw:layer="layout" svg:width="4.127cm" svg:height="1.587cm" svg:x="71.167cm" svg:y="39.418cm">
          <text:p text:style-name="P6">variable</text:p>
        </draw:rect>
        <draw:connector draw:style-name="gr9" draw:text-style-name="P6" draw:layer="layout" svg:x1="73.23cm" svg:y1="39.418cm" svg:x2="86.883cm" svg:y2="37.93cm" draw:start-shape="id141" draw:start-glue-point="0" draw:end-shape="id132" draw:end-glue-point="2" svg:d="M73230 39418v-744h13653v-744" svg:viewBox="0 0 13654 1489">
          <text:p/>
        </draw:connector>
        <draw:custom-shape draw:style-name="gr67" draw:text-style-name="P12" xml:id="id142" draw:id="id142" draw:layer="layout" svg:width="6.703cm" svg:height="3.174cm" svg:x="69.862cm" svg:y="41.641cm">
          <text:p text:style-name="P4">get how to access vari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3.214cm" svg:y1="41.641cm" svg:x2="73.23cm" svg:y2="41.005cm" draw:start-shape="id142" draw:start-glue-point="4" draw:end-shape="id141" draw:end-glue-point="2" svg:d="M73214 41641v-318h16v-318" svg:viewBox="0 0 17 637">
          <text:p/>
        </draw:connector>
        <draw:custom-shape draw:style-name="gr68" draw:text-style-name="P12" xml:id="id143" draw:id="id143" draw:layer="layout" svg:width="6.685cm" svg:height="3.174cm" svg:x="69.897cm" svg:y="45.451cm">
          <text:p text:style-name="P4">get variable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3.24cm" svg:y1="45.451cm" svg:x2="73.214cm" svg:y2="44.815cm" draw:start-shape="id143" draw:start-glue-point="4" draw:end-shape="id142" draw:end-glue-point="8" svg:d="M73240 45451v-317h-26v-319" svg:viewBox="0 0 27 637">
          <text:p/>
        </draw:connector>
        <draw:custom-shape draw:style-name="gr69" draw:text-style-name="P14" xml:id="id144" draw:id="id144" draw:layer="layout" svg:width="6.849cm" svg:height="2.857cm" svg:x="69.797cm" svg:y="49.26cm">
          <text:p text:style-name="P4">return: type and variable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3.222cm" svg:y1="49.26cm" svg:x2="73.24cm" svg:y2="48.625cm" draw:start-shape="id144" draw:start-glue-point="4" draw:end-shape="id143" draw:end-glue-point="8" svg:d="M73222 49260v-317h18v-318" svg:viewBox="0 0 19 636">
          <text:p/>
        </draw:connector>
        <draw:custom-shape draw:style-name="gr47" draw:text-style-name="P14" xml:id="id145" draw:id="id145" draw:layer="layout" svg:width="6.885cm" svg:height="2.857cm" svg:x="173.085cm" svg:y="76.548cm">
          <text:p text:style-name="P4">get label for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146" draw:id="id146" draw:layer="layout" svg:width="6.467cm" svg:height="2.857cm" svg:x="173.303cm" svg:y="80.375cm">
          <text:p text:style-name="P4">continu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28cm" svg:y1="76.548cm" svg:x2="176.529cm" svg:y2="75.562cm" draw:start-shape="id145" draw:start-glue-point="4" draw:end-shape="id91" draw:end-glue-point="6" svg:d="M176528 76548v-493h1v-493" svg:viewBox="0 0 2 987">
          <text:p/>
        </draw:connector>
        <draw:connector draw:style-name="gr9" draw:text-style-name="P6" draw:layer="layout" svg:x1="176.537cm" svg:y1="80.375cm" svg:x2="176.528cm" svg:y2="79.405cm" draw:start-shape="id146" draw:start-glue-point="4" draw:end-shape="id145" draw:end-glue-point="8" svg:d="M176537 80375v-485h-9v-485" svg:viewBox="0 0 10 971">
          <text:p/>
        </draw:connector>
        <draw:connector draw:style-name="gr9" draw:text-style-name="P6" draw:layer="layout" svg:x1="176.527cm" svg:y1="84.517cm" svg:x2="176.537cm" svg:y2="83.232cm" draw:start-shape="id98" draw:start-glue-point="4" draw:end-shape="id146" draw:end-glue-point="8" svg:d="M176527 84517v-642h10v-643" svg:viewBox="0 0 11 1286">
          <text:p/>
        </draw:connector>
        <draw:custom-shape draw:style-name="gr1" draw:text-style-name="P2" draw:layer="layout" svg:width="8.255cm" svg:height="54.492cm" svg:x="151.296cm" svg:y="201.777cm">
          <text:p text:style-name="P1">whil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255cm" svg:height="12.985cm" svg:x="151.277cm" svg:y="235.314cm">
          <text:p text:style-name="P1">not whil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62cm" svg:height="3.175cm" svg:x="255.753cm" svg:y="208.127cm">
          <text:p text:style-name="P4">dict / struct</text:p>
          <draw:enhanced-geometry svg:viewBox="0 0 21600 21600" draw:type="rectangle" draw:enhanced-path="M 0 0 L 21600 0 21600 21600 0 21600 0 0 Z N"/>
        </draw:custom-shape>
        <draw:custom-shape draw:style-name="gr4" draw:text-style-name="P4" xml:id="id148" draw:id="id148" draw:layer="layout" svg:width="8.89cm" svg:height="3.492cm" svg:x="242.418cm" svg:y="179.235cm">
          <text:p text:style-name="P4">CodeLine</text:p>
          <draw:enhanced-geometry svg:viewBox="0 0 21600 21600" draw:type="rectangle" draw:enhanced-path="M 0 0 L 21600 0 21600 21600 0 21600 0 0 Z N"/>
        </draw:custom-shape>
        <draw:custom-shape draw:style-name="gr5" draw:text-style-name="P4" xml:id="id147" draw:id="id147" draw:layer="layout" svg:width="6.032cm" svg:height="2.54cm" svg:x="208.128cm" svg:y="186.855cm">
          <text:p text:style-name="P4">statement</text:p>
          <draw:enhanced-geometry svg:viewBox="0 0 21600 21600" draw:type="rectangle" draw:enhanced-path="M 0 0 L 21600 0 21600 21600 0 21600 0 0 Z N"/>
        </draw:custom-shape>
        <draw:custom-shape draw:style-name="gr5" draw:text-style-name="P4" xml:id="id149" draw:id="id149" draw:layer="layout" svg:width="6.032cm" svg:height="2.54cm" svg:x="250.674cm" svg:y="186.855cm">
          <text:p text:style-name="P4">declaration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0.159cm" svg:x1="211.144cm" svg:y1="186.855cm" svg:x2="246.863cm" svg:y2="182.727cm" draw:start-shape="id147" draw:start-glue-point="0" draw:end-shape="id148" draw:end-glue-point="2" svg:d="M211144 186855v-1905h35719v-2223" svg:viewBox="0 0 35720 4129">
          <text:p/>
        </draw:connector>
        <draw:connector draw:style-name="gr6" draw:text-style-name="P4" draw:layer="layout" draw:line-skew="0.159cm" svg:x1="253.69cm" svg:y1="186.855cm" svg:x2="246.863cm" svg:y2="182.727cm" draw:start-shape="id149" draw:start-glue-point="0" draw:end-shape="id148" draw:end-glue-point="2" svg:d="M253690 186855v-1905h-6827v-2223" svg:viewBox="0 0 6828 4129">
          <text:p/>
        </draw:connector>
        <draw:custom-shape draw:style-name="gr7" draw:text-style-name="P4" xml:id="id152" draw:id="id152" draw:layer="layout" svg:width="4.762cm" svg:height="2.54cm" svg:x="279.883cm" svg:y="193.84cm">
          <text:p text:style-name="P4">Class declaration</text:p>
          <draw:enhanced-geometry svg:viewBox="0 0 21600 21600" draw:type="rectangle" draw:enhanced-path="M 0 0 L 21600 0 21600 21600 0 21600 0 0 Z N"/>
        </draw:custom-shape>
        <draw:custom-shape draw:style-name="gr8" draw:text-style-name="P4" xml:id="id151" draw:id="id151" draw:layer="layout" svg:width="4.445cm" svg:height="2.54cm" svg:x="299.668cm" svg:y="193.84cm">
          <text:p text:style-name="P4">Func declaration</text:p>
          <draw:enhanced-geometry svg:viewBox="0 0 21600 21600" draw:type="rectangle" draw:enhanced-path="M 0 0 L 21600 0 21600 21600 0 21600 0 0 Z N"/>
        </draw:custom-shape>
        <draw:custom-shape draw:style-name="gr8" draw:text-style-name="P4" xml:id="id150" draw:id="id150" draw:layer="layout" svg:width="4.445cm" svg:height="2.54cm" svg:x="250.355cm" svg:y="193.84cm">
          <text:p text:style-name="P4">Var declaratio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53.69cm" svg:y1="189.395cm" svg:x2="252.577cm" svg:y2="193.84cm" draw:start-shape="id149" draw:start-glue-point="2" draw:end-shape="id150" draw:end-glue-point="0" svg:d="M253690 189395v2223h-1113v2222" svg:viewBox="0 0 1114 4446">
          <text:p/>
        </draw:connector>
        <draw:connector draw:style-name="gr9" draw:text-style-name="P6" draw:layer="layout" svg:x1="301.89cm" svg:y1="193.84cm" svg:x2="253.69cm" svg:y2="189.395cm" draw:start-shape="id151" draw:start-glue-point="0" draw:end-shape="id149" draw:end-glue-point="2" svg:d="M301890 193840v-2222h-48200v-2223" svg:viewBox="0 0 48201 4446">
          <text:p/>
        </draw:connector>
        <draw:connector draw:style-name="gr9" draw:text-style-name="P6" draw:layer="layout" svg:x1="282.264cm" svg:y1="193.84cm" svg:x2="253.69cm" svg:y2="189.395cm" draw:start-shape="id152" draw:start-glue-point="0" draw:end-shape="id149" draw:end-glue-point="2" svg:d="M282264 193840v-2222h-28574v-2223" svg:viewBox="0 0 28575 4446">
          <text:p/>
        </draw:connector>
        <draw:rect draw:style-name="gr10" draw:text-style-name="P4" xml:id="id153" draw:id="id153" draw:layer="layout" svg:width="2.857cm" svg:height="1.27cm" svg:x="238.926cm" svg:y="199.555cm">
          <text:p text:style-name="P6">LocalVar</text:p>
        </draw:rect>
        <draw:rect draw:style-name="gr10" draw:text-style-name="P4" xml:id="id154" draw:id="id154" draw:layer="layout" svg:width="2.858cm" svg:height="1.27cm" svg:x="269.835cm" svg:y="199.549cm">
          <text:p text:style-name="P6">ClassVar</text:p>
        </draw:rect>
        <draw:rect draw:style-name="gr10" draw:text-style-name="P4" xml:id="id155" draw:id="id155" draw:layer="layout" svg:width="3.827cm" svg:height="1.27cm" svg:x="250.656cm" svg:y="199.555cm">
          <text:p text:style-name="P6">GlobalVar</text:p>
        </draw:rect>
        <draw:connector draw:style-name="gr11" draw:text-style-name="P8" draw:layer="layout" svg:x1="240.354cm" svg:y1="199.555cm" svg:x2="252.577cm" svg:y2="196.38cm" draw:start-shape="id153" draw:start-glue-point="0" draw:end-shape="id150" draw:end-glue-point="2" svg:d="M240354 199555v-1587h12223v-1588" svg:viewBox="0 0 12224 3176">
          <text:p text:style-name="P7"><text:span text:style-name="T1">in </text:span><text:span text:style-name="T1">fu</text:span><text:span text:style-name="T1">n</text:span><text:span text:style-name="T1">c/l</text:span><text:span text:style-name="T1">o</text:span><text:span text:style-name="T1">o</text:span><text:span text:style-name="T1">p/</text:span><text:span text:style-name="T1">if..</text:span><text:span text:style-name="T1">.</text:span></text:p>
        </draw:connector>
        <draw:connector draw:style-name="gr11" draw:text-style-name="P10" draw:layer="layout" draw:line-skew="-0.001cm" svg:x1="252.577cm" svg:y1="196.38cm" svg:x2="271.264cm" svg:y2="199.549cm" draw:start-shape="id150" draw:start-glue-point="2" draw:end-shape="id154" draw:end-glue-point="0" svg:d="M252577 196380v1584h18687v1585" svg:viewBox="0 0 18688 3170">
          <text:p text:style-name="P9"><text:span text:style-name="T1">in </text:span><text:span text:style-name="T1">cl</text:span><text:span text:style-name="T1">a</text:span><text:span text:style-name="T1">ss</text:span></text:p>
        </draw:connector>
        <draw:connector draw:style-name="gr9" draw:text-style-name="P6" draw:layer="layout" svg:x1="252.577cm" svg:y1="196.38cm" svg:x2="252.569cm" svg:y2="199.555cm" draw:start-shape="id150" draw:start-glue-point="2" draw:end-shape="id155" draw:end-glue-point="0" svg:d="M252577 196380v1588h-8v1587" svg:viewBox="0 0 9 3176">
          <text:p/>
        </draw:connector>
        <draw:custom-shape draw:style-name="gr12" draw:text-style-name="P11" xml:id="id156" draw:id="id156" draw:layer="layout" svg:width="5.933cm" svg:height="2.857cm" svg:x="248.868cm" svg:y="202.729cm">
          <text:p text:style-name="P4">Write const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51.834cm" svg:y1="202.729cm" svg:x2="252.569cm" svg:y2="200.825cm" draw:start-shape="id156" draw:start-glue-point="4" draw:end-shape="id155" draw:end-glue-point="2" svg:d="M251834 202729v-952h735v-952" svg:viewBox="0 0 736 1905">
          <text:p/>
        </draw:connector>
        <draw:custom-shape draw:style-name="gr13" draw:text-style-name="P12" xml:id="id158" draw:id="id158" draw:layer="layout" svg:width="6.033cm" svg:height="2.857cm" svg:x="255.653cm" svg:y="202.73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57" draw:id="id157" draw:layer="layout" svg:width="6.033cm" svg:height="2.857cm" svg:x="268.248cm" svg:y="202.707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71.264cm" svg:y1="200.819cm" svg:x2="271.265cm" svg:y2="202.707cm" draw:start-shape="id154" draw:start-glue-point="2" draw:end-shape="id157" draw:end-glue-point="4" svg:d="M271264 200819v944h1v944" svg:viewBox="0 0 2 1889">
          <text:p/>
        </draw:connector>
        <draw:connector draw:style-name="gr9" draw:text-style-name="P6" draw:layer="layout" svg:x1="258.67cm" svg:y1="202.73cm" svg:x2="252.569cm" svg:y2="200.825cm" draw:start-shape="id158" draw:start-glue-point="4" draw:end-shape="id155" draw:end-glue-point="2" svg:d="M258670 202730v-953h-6101v-952" svg:viewBox="0 0 6102 1906">
          <text:p/>
        </draw:connector>
        <draw:custom-shape draw:style-name="gr14" draw:text-style-name="P4" xml:id="id159" draw:id="id159" draw:layer="layout" svg:width="3.175cm" svg:height="1.588cm" svg:x="256.288cm" svg:y="209.397cm">
          <text:p text:style-name="P4">How to access</text:p>
          <draw:enhanced-geometry svg:viewBox="0 0 21600 21600" draw:type="rectangle" draw:enhanced-path="M 0 0 L 21600 0 21600 21600 0 21600 0 0 Z N"/>
        </draw:custom-shape>
        <draw:custom-shape draw:style-name="gr15" draw:text-style-name="P4" xml:id="id160" draw:id="id160" draw:layer="layout" svg:width="2.858cm" svg:height="1.588cm" svg:x="260.098cm" svg:y="209.397cm">
          <text:p text:style-name="P4">Nam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57.875cm" svg:y1="209.397cm" svg:x2="258.67cm" svg:y2="205.587cm" draw:start-shape="id159" draw:start-glue-point="0" draw:end-shape="id158" draw:end-glue-point="8" svg:d="M257875 209397v-1905h795v-1905" svg:viewBox="0 0 796 3811">
          <text:p/>
        </draw:connector>
        <draw:connector draw:style-name="gr9" draw:text-style-name="P6" draw:layer="layout" svg:x1="261.527cm" svg:y1="209.397cm" svg:x2="258.67cm" svg:y2="205.587cm" draw:start-shape="id160" draw:start-glue-point="0" draw:end-shape="id158" draw:end-glue-point="8" svg:d="M261527 209397v-1905h-2857v-1905" svg:viewBox="0 0 2858 3811">
          <text:p/>
        </draw:connector>
        <draw:rect draw:style-name="gr10" draw:text-style-name="P4" xml:id="id161" draw:id="id161" draw:layer="layout" svg:width="4.68cm" svg:height="1.588cm" svg:x="249.503cm" svg:y="206.539cm">
          <text:p text:style-name="P6">Access name</text:p>
        </draw:rect>
        <draw:connector draw:style-name="gr9" draw:text-style-name="P6" draw:layer="layout" svg:x1="251.843cm" svg:y1="206.539cm" svg:x2="251.834cm" svg:y2="205.586cm" draw:start-shape="id161" draw:start-glue-point="0" draw:end-shape="id156" draw:end-glue-point="8" svg:d="M251843 206539v-476h-9v-477" svg:viewBox="0 0 10 954">
          <text:p/>
        </draw:connector>
        <draw:connector draw:style-name="gr9" draw:text-style-name="P6" draw:layer="layout" svg:x1="254.183cm" svg:y1="207.333cm" svg:x2="256.288cm" svg:y2="210.191cm" draw:start-shape="id161" draw:start-glue-point="1" draw:end-shape="id159" draw:end-glue-point="3" svg:d="M254183 207333h1052v2858h1053" svg:viewBox="0 0 2106 2859">
          <text:p/>
        </draw:connector>
        <draw:custom-shape draw:style-name="gr16" draw:text-style-name="P4" xml:id="id168" draw:id="id168" draw:layer="layout" svg:width="5.08cm" svg:height="4.127cm" svg:x="273.116cm" svg:y="206.593cm">
          <text:p text:style-name="P4">Add to class</text:p>
          <text:p text:style-name="P4">environment </text:p>
          <text:p text:style-name="P4">OR</text:p>
          <text:p text:style-name="P4">Class.varname</text:p>
          <draw:enhanced-geometry svg:viewBox="0 0 21600 21600" draw:type="rectangle" draw:enhanced-path="M 0 0 L 21600 0 21600 21600 0 21600 0 0 Z N"/>
        </draw:custom-shape>
        <draw:custom-shape draw:style-name="gr14" draw:text-style-name="P4" xml:id="id162" draw:id="id162" draw:layer="layout" svg:width="3.175cm" svg:height="1.588cm" svg:x="266.778cm" svg:y="207.034cm">
          <text:p text:style-name="P4">How to access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71.265cm" svg:y1="205.564cm" svg:x2="268.365cm" svg:y2="207.034cm" draw:end-shape="id162" draw:end-glue-point="0" svg:d="M271265 205564v485h-2900v985" svg:viewBox="0 0 2901 1471">
          <text:p/>
        </draw:connector>
        <draw:custom-shape draw:style-name="gr17" draw:text-style-name="P4" xml:id="id163" draw:id="id163" draw:layer="layout" svg:width="6.132cm" svg:height="1.905cm" svg:x="265.296cm" svg:y="210.032cm">
          <text:p text:style-name="P4">offset from class address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68.365cm" svg:y1="208.622cm" svg:x2="268.362cm" svg:y2="210.032cm" draw:start-shape="id162" draw:start-glue-point="2" draw:end-shape="id163" draw:end-glue-point="0" svg:d="M268365 208622v705h-3v705" svg:viewBox="0 0 4 1411">
          <text:p/>
        </draw:connector>
        <draw:custom-shape draw:style-name="gr13" draw:text-style-name="P12" xml:id="id167" draw:id="id167" draw:layer="layout" svg:width="6.033cm" svg:height="2.857cm" svg:x="268.248cm" svg:y="202.707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8.255cm" svg:height="3.175cm" svg:x="237.021cm" svg:y="209.397cm">
          <text:p text:style-name="P4">dict / struct</text:p>
          <draw:enhanced-geometry svg:viewBox="0 0 21600 21600" draw:type="rectangle" draw:enhanced-path="M 0 0 L 21600 0 21600 21600 0 21600 0 0 Z N"/>
        </draw:custom-shape>
        <draw:custom-shape draw:style-name="gr19" draw:text-style-name="P11" xml:id="id171" draw:id="id171" draw:layer="layout" svg:width="5.715cm" svg:height="2.857cm" svg:x="230.353cm" svg:y="212.525cm">
          <text:p text:style-name="P4">allocate</text:p>
          <text:p text:style-name="P4">stor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65" draw:id="id165" draw:layer="layout" svg:width="6.033cm" svg:height="2.857cm" svg:x="237.339cm" svg:y="204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164" draw:id="id164" draw:layer="layout" svg:width="3.175cm" svg:height="1.588cm" svg:x="237.974cm" svg:y="210.667cm">
          <text:p text:style-name="P4">How to access</text:p>
          <draw:enhanced-geometry svg:viewBox="0 0 21600 21600" draw:type="rectangle" draw:enhanced-path="M 0 0 L 21600 0 21600 21600 0 21600 0 0 Z N"/>
        </draw:custom-shape>
        <draw:custom-shape draw:style-name="gr15" draw:text-style-name="P4" xml:id="id166" draw:id="id166" draw:layer="layout" svg:width="2.858cm" svg:height="1.588cm" svg:x="241.784cm" svg:y="210.667cm">
          <text:p text:style-name="P4">Nam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39.561cm" svg:y1="210.667cm" svg:x2="240.356cm" svg:y2="206.857cm" draw:start-shape="id164" draw:start-glue-point="0" draw:end-shape="id165" draw:end-glue-point="8" svg:d="M239561 210667v-1905h795v-1905" svg:viewBox="0 0 796 3811">
          <text:p/>
        </draw:connector>
        <draw:connector draw:style-name="gr9" draw:text-style-name="P6" draw:layer="layout" svg:x1="243.213cm" svg:y1="210.667cm" svg:x2="240.356cm" svg:y2="206.857cm" draw:start-shape="id166" draw:start-glue-point="0" draw:end-shape="id165" draw:end-glue-point="8" svg:d="M243213 210667v-1905h-2857v-1905" svg:viewBox="0 0 2858 3811">
          <text:p/>
        </draw:connector>
        <draw:custom-shape draw:style-name="gr20" draw:text-style-name="P11" draw:layer="layout" svg:width="6.033cm" svg:height="2.857cm" svg:x="267.183cm" svg:y="175.307cm">
          <text:p text:style-name="P4">Write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6.033cm" svg:height="2.857cm" svg:x="267.183cm" svg:y="178.599cm">
          <text:p text:style-name="P4">Environment stu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xml:id="id172" draw:id="id172" draw:layer="layout" svg:width="5.532cm" svg:height="2.269cm" svg:x="230.436cm" svg:y="216.653cm">
          <text:p text:style-name="P4">se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40.354cm" svg:y1="200.825cm" svg:x2="240.356cm" svg:y2="204cm" draw:start-shape="id153" draw:start-glue-point="2" draw:end-shape="id165" draw:end-glue-point="4" svg:d="M240354 200825v1587h2v1588" svg:viewBox="0 0 3 3176">
          <text:p/>
        </draw:connector>
        <draw:custom-shape draw:style-name="gr13" draw:text-style-name="P12" xml:id="id169" draw:id="id169" draw:layer="layout" svg:width="6.033cm" svg:height="2.857cm" svg:x="279.248cm" svg:y="197.65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71.265cm" svg:y1="205.564cm" svg:x2="275.656cm" svg:y2="206.593cm" draw:start-shape="id167" draw:start-glue-point="8" draw:end-shape="id168" draw:end-glue-point="0" svg:d="M271265 205564v514h4391v515" svg:viewBox="0 0 4392 1030">
          <text:p/>
        </draw:connector>
        <draw:connector draw:style-name="gr22" draw:text-style-name="P13" draw:layer="layout" svg:x1="278.196cm" svg:y1="208.656cm" svg:x2="279.248cm" svg:y2="199.078cm" draw:start-shape="id168" draw:start-glue-point="1" draw:end-shape="id169" draw:end-glue-point="6" svg:d="M278196 208656h526v-9578h526" svg:viewBox="0 0 1053 9579">
          <text:p/>
        </draw:connector>
        <draw:connector draw:style-name="gr9" draw:text-style-name="P6" draw:layer="layout" svg:x1="282.264cm" svg:y1="196.38cm" svg:x2="282.265cm" svg:y2="197.65cm" draw:start-shape="id152" draw:start-glue-point="2" draw:end-shape="id169" draw:end-glue-point="4" svg:d="M282264 196380v635h1v635" svg:viewBox="0 0 2 1271">
          <text:p/>
        </draw:connector>
        <draw:custom-shape draw:style-name="gr23" draw:text-style-name="P14" xml:id="id170" draw:id="id170" draw:layer="layout" svg:width="6.35cm" svg:height="2.857cm" svg:x="285.916cm" svg:y="197.65cm">
          <text:p text:style-name="P4">Remember that is in cl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6.35cm" svg:height="2.857cm" svg:x="267.183cm" svg:y="181.775cm">
          <text:p text:style-name="P4">compiler do someth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82.264cm" svg:y1="196.38cm" svg:x2="289.091cm" svg:y2="197.65cm" draw:start-shape="id152" draw:start-glue-point="2" draw:end-shape="id170" draw:end-glue-point="4" svg:d="M282264 196380v635h6827v635" svg:viewBox="0 0 6828 1271">
          <text:p/>
        </draw:connector>
        <draw:connector draw:style-name="gr9" draw:text-style-name="P6" draw:layer="layout" svg:x1="233.21cm" svg:y1="215.382cm" svg:x2="233.202cm" svg:y2="216.653cm" draw:start-shape="id171" draw:start-glue-point="8" draw:end-shape="id172" draw:end-glue-point="4" svg:d="M233210 215382v635h-8v636" svg:viewBox="0 0 9 1272">
          <text:p/>
        </draw:connector>
        <draw:custom-shape draw:style-name="gr23" draw:text-style-name="P14" xml:id="id173" draw:id="id173" draw:layer="layout" svg:width="6.35cm" svg:height="2.857cm" svg:x="230.036cm" svg:y="208.045cm">
          <text:p text:style-name="P4">get temporary</text:p>
          <text:p text:style-name="P4">storage (reg or stack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draw:line-skew="-2.023cm" svg:x1="233.211cm" svg:y1="208.045cm" svg:x2="240.354cm" svg:y2="200.825cm" draw:start-shape="id173" draw:start-glue-point="4" draw:end-shape="id153" draw:end-glue-point="2" svg:d="M233211 208045v-5633h7143v-1587" svg:viewBox="0 0 7144 7221">
          <text:p/>
        </draw:connector>
        <draw:connector draw:style-name="gr9" draw:text-style-name="P6" draw:layer="layout" svg:x1="233.211cm" svg:y1="210.902cm" svg:x2="233.21cm" svg:y2="212.525cm" draw:start-shape="id173" draw:start-glue-point="8" draw:end-shape="id171" draw:end-glue-point="4" svg:d="M233211 210902v811h-1v812" svg:viewBox="0 0 2 1624">
          <text:p/>
        </draw:connector>
        <draw:connector draw:style-name="gr9" draw:text-style-name="P6" draw:layer="layout" svg:x1="233.211cm" svg:y1="210.902cm" svg:x2="237.974cm" svg:y2="211.461cm" draw:start-shape="id173" draw:start-glue-point="8" draw:end-shape="id164" draw:end-glue-point="3" svg:d="M233211 210902v559h4763" svg:viewBox="0 0 4764 560">
          <text:p/>
        </draw:connector>
        <draw:rect draw:style-name="gr24" draw:text-style-name="P4" xml:id="id183" draw:id="id183" draw:layer="layout" svg:width="4.128cm" svg:height="2.223cm" svg:x="319.353cm" svg:y="202.729cm">
          <text:p text:style-name="P6">GlobalFunc</text:p>
        </draw:rect>
        <draw:rect draw:style-name="gr24" draw:text-style-name="P4" xml:id="id176" draw:id="id176" draw:layer="layout" svg:width="4.128cm" svg:height="2.223cm" svg:x="295.657cm" svg:y="202.729cm">
          <text:p text:style-name="P6">ClassFunc</text:p>
        </draw:rect>
        <draw:rect draw:style-name="gr24" draw:text-style-name="P4" xml:id="id184" draw:id="id184" draw:layer="layout" svg:width="4.128cm" svg:height="2.223cm" svg:x="333.205cm" svg:y="202.73cm">
          <text:p text:style-name="P6">LocalFunc??</text:p>
        </draw:rect>
        <draw:custom-shape draw:style-name="gr25" draw:text-style-name="P4" xml:id="id175" draw:id="id175" draw:layer="layout" svg:width="5.615cm" svg:height="4.127cm" svg:x="289.39cm" svg:y="212.255cm">
          <text:p text:style-name="P4">Add to class</text:p>
          <text:p text:style-name="P4">environment </text:p>
          <text:p text:style-name="P4">OR</text:p>
          <text:p text:style-name="P4">Class.funcName</text:p>
          <draw:enhanced-geometry svg:viewBox="0 0 21600 21600" draw:type="rectangle" draw:enhanced-path="M 0 0 L 21600 0 21600 21600 0 21600 0 0 Z N"/>
        </draw:custom-shape>
        <draw:custom-shape draw:style-name="gr13" draw:text-style-name="P12" xml:id="id174" draw:id="id174" draw:layer="layout" svg:width="6.033cm" svg:height="2.857cm" svg:x="294.705cm" svg:y="205.905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97.722cm" svg:y1="208.762cm" svg:x2="292.197cm" svg:y2="212.255cm" draw:start-shape="id174" draw:start-glue-point="8" draw:end-shape="id175" draw:end-glue-point="0" svg:d="M297722 208762v1746h-5525v1747" svg:viewBox="0 0 5526 3494">
          <text:p/>
        </draw:connector>
        <draw:connector draw:style-name="gr26" draw:text-style-name="P6" draw:layer="layout" svg:x1="297.721cm" svg:y1="204.952cm" svg:x2="297.722cm" svg:y2="205.905cm" draw:start-shape="id176" draw:start-glue-point="2" draw:end-shape="id174" draw:end-glue-point="4" svg:d="M297721 204952v476h1v477" svg:viewBox="0 0 2 954">
          <text:p/>
        </draw:connector>
        <draw:custom-shape draw:style-name="gr27" draw:text-style-name="P4" xml:id="id177" draw:id="id177" draw:layer="layout" svg:width="4.445cm" svg:height="1.588cm" svg:x="298.216cm" svg:y="212.249cm">
          <text:p text:style-name="P4">How to call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297.722cm" svg:y1="208.762cm" svg:x2="300.438cm" svg:y2="212.249cm" draw:start-shape="id174" draw:start-glue-point="8" draw:end-shape="id177" draw:end-glue-point="0" svg:d="M297722 208762v1744h2716v1743" svg:viewBox="0 0 2717 3488">
          <text:p/>
        </draw:connector>
        <draw:custom-shape draw:style-name="gr28" draw:text-style-name="P14" xml:id="id178" draw:id="id178" draw:layer="layout" svg:width="5.832cm" svg:height="2.857cm" svg:x="303.043cm" svg:y="214.977cm">
          <text:p text:style-name="P4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00.438cm" svg:y1="213.837cm" svg:x2="305.959cm" svg:y2="214.977cm" draw:start-shape="id177" draw:start-glue-point="2" draw:end-shape="id178" draw:end-glue-point="4" svg:d="M300438 213837v570h5521v570" svg:viewBox="0 0 5522 1141">
          <text:p/>
        </draw:connector>
        <draw:custom-shape draw:style-name="gr12" draw:text-style-name="P11" xml:id="id179" draw:id="id179" draw:layer="layout" svg:width="5.933cm" svg:height="2.857cm" svg:x="310.562cm" svg:y="206.222cm">
          <text:p text:style-name="P4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297.721cm" svg:y1="204.952cm" svg:x2="313.528cm" svg:y2="206.222cm" draw:start-shape="id176" draw:start-glue-point="2" draw:end-shape="id179" draw:end-glue-point="4" svg:d="M297721 204952v635h15807v635" svg:viewBox="0 0 15808 1271">
          <text:p/>
        </draw:connector>
        <draw:connector draw:style-name="gr29" draw:text-style-name="P13" draw:layer="layout" svg:x1="308.875cm" svg:y1="216.405cm" svg:x2="310.562cm" svg:y2="207.65cm" draw:start-shape="id178" draw:start-glue-point="10" draw:end-shape="id179" draw:end-glue-point="6" svg:d="M308875 216405h844v-8755h843" svg:viewBox="0 0 1688 8756">
          <text:p/>
        </draw:connector>
        <draw:custom-shape draw:style-name="gr30" draw:text-style-name="P4" xml:id="id180" draw:id="id180" draw:layer="layout" svg:width="4.845cm" svg:height="1.588cm" svg:x="311.097cm" svg:y="210.984cm">
          <text:p text:style-name="P4">Function body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13.528cm" svg:y1="209.079cm" svg:x2="313.519cm" svg:y2="210.984cm" draw:start-shape="id179" draw:start-glue-point="8" draw:end-shape="id180" draw:end-glue-point="0" svg:d="M313528 209079v953h-9v952" svg:viewBox="0 0 10 1906">
          <text:p/>
        </draw:connector>
        <draw:custom-shape draw:style-name="gr31" draw:text-style-name="P17" xml:id="id181" draw:id="id181" draw:layer="layout" svg:width="6.35cm" svg:height="3.175cm" svg:x="310.345cm" svg:y="213.524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13.519cm" svg:y1="212.572cm" svg:x2="313.52cm" svg:y2="213.524cm" draw:start-shape="id180" draw:start-glue-point="2" draw:end-shape="id181" draw:end-glue-point="4" svg:d="M313519 212572v476h1v476" svg:viewBox="0 0 2 953">
          <text:p/>
        </draw:connector>
        <draw:custom-shape draw:style-name="gr32" draw:text-style-name="P16" draw:layer="layout" svg:width="6.985cm" svg:height="3.175cm" svg:x="266.866cm" svg:y="185.267cm">
          <text:p text:style-name="P4">Jump in this grap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13" draw:layer="layout" svg:x1="289.39cm" svg:y1="214.318cm" svg:x2="282.265cm" svg:y2="200.507cm" draw:start-shape="id175" draw:start-glue-point="3" draw:end-shape="id169" draw:end-glue-point="8" svg:d="M289390 214318h-7125v-13811" svg:viewBox="0 0 7126 13812">
          <text:p/>
        </draw:connector>
        <draw:custom-shape draw:style-name="gr23" draw:text-style-name="P14" xml:id="id182" draw:id="id182" draw:layer="layout" svg:width="6.35cm" svg:height="2.857cm" svg:x="298.716cm" svg:y="197.333cm">
          <text:p text:style-name="P4">Remember that is in 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01.89cm" svg:y1="196.38cm" svg:x2="301.891cm" svg:y2="197.333cm" draw:start-shape="id151" draw:start-glue-point="2" draw:end-shape="id182" draw:end-glue-point="4" svg:d="M301890 196380v476h1v477" svg:viewBox="0 0 2 954">
          <text:p/>
        </draw:connector>
        <draw:connector draw:style-name="gr34" draw:text-style-name="P1" draw:layer="layout" svg:x1="301.891cm" svg:y1="200.19cm" svg:x2="297.721cm" svg:y2="202.729cm" draw:start-shape="id182" draw:start-glue-point="8" draw:end-shape="id176" draw:end-glue-point="0" svg:d="M301891 200190v1270h-4170v1269" svg:viewBox="0 0 4171 2540">
          <text:p text:style-name="P7">in class</text:p>
        </draw:connector>
        <draw:connector draw:style-name="gr26" draw:text-style-name="P6" draw:layer="layout" svg:x1="301.891cm" svg:y1="200.19cm" svg:x2="321.417cm" svg:y2="202.729cm" draw:start-shape="id182" draw:start-glue-point="8" draw:end-shape="id183" draw:end-glue-point="0" svg:d="M301891 200190v1270h19526v1269" svg:viewBox="0 0 19527 2540">
          <text:p/>
        </draw:connector>
        <draw:connector draw:style-name="gr26" draw:text-style-name="P6" draw:layer="layout" svg:x1="301.891cm" svg:y1="200.19cm" svg:x2="335.269cm" svg:y2="202.73cm" draw:start-shape="id182" draw:start-glue-point="8" draw:end-shape="id184" draw:end-glue-point="0" svg:d="M301891 200190v1270h33378v1270" svg:viewBox="0 0 33379 2541">
          <text:p/>
        </draw:connector>
        <draw:custom-shape draw:style-name="gr31" draw:text-style-name="P17" xml:id="id185" draw:id="id185" draw:layer="layout" svg:width="6.35cm" svg:height="3.175cm" svg:x="285.916cm" svg:y="201.142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289.091cm" svg:y1="200.507cm" svg:x2="289.091cm" svg:y2="201.142cm" draw:start-shape="id170" draw:start-glue-point="8" draw:end-shape="id185" draw:end-glue-point="4" svg:d="M289091 200507v635" svg:viewBox="0 0 1 636">
          <text:p/>
        </draw:connector>
        <draw:custom-shape draw:style-name="gr5" draw:text-style-name="P4" xml:id="id186" draw:id="id186" draw:layer="layout" svg:width="6.032cm" svg:height="2.54cm" svg:x="217.101cm" svg:y="191.311cm">
          <text:p text:style-name="P4">empty state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11.144cm" svg:y1="189.395cm" svg:x2="220.117cm" svg:y2="191.311cm" draw:start-shape="id147" draw:start-glue-point="2" draw:end-shape="id186" draw:end-glue-point="0" svg:d="M211144 189395v958h8973v958" svg:viewBox="0 0 8974 1917">
          <text:p/>
        </draw:connector>
        <draw:custom-shape draw:style-name="gr5" draw:text-style-name="P4" xml:id="id187" draw:id="id187" draw:layer="layout" svg:width="6.032cm" svg:height="2.54cm" svg:x="209.392cm" svg:y="191.347cm">
          <text:p text:style-name="P4">body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11.144cm" svg:y1="189.395cm" svg:x2="212.408cm" svg:y2="191.347cm" draw:start-shape="id147" draw:start-glue-point="2" draw:end-shape="id187" draw:end-glue-point="0" svg:d="M211144 189395v976h1264v976" svg:viewBox="0 0 1265 1953">
          <text:p/>
        </draw:connector>
        <draw:custom-shape draw:style-name="gr5" draw:text-style-name="P4" xml:id="id188" draw:id="id188" draw:layer="layout" svg:width="6.032cm" svg:height="2.54cm" svg:x="195.111cm" svg:y="191.3cm">
          <text:p text:style-name="P4">assign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98.127cm" svg:y1="191.3cm" svg:x2="211.144cm" svg:y2="189.395cm" draw:start-shape="id188" draw:start-glue-point="0" draw:end-shape="id147" draw:end-glue-point="2" svg:d="M198127 191300v-952h13017v-953" svg:viewBox="0 0 13018 1906">
          <text:p/>
        </draw:connector>
        <draw:custom-shape draw:style-name="gr35" draw:text-style-name="P16" xml:id="id189" draw:id="id189" draw:layer="layout" svg:width="7.503cm" svg:height="3.175cm" svg:x="198.203cm" svg:y="195.41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98.127cm" svg:y1="193.84cm" svg:x2="201.955cm" svg:y2="195.41cm" draw:start-shape="id188" draw:start-glue-point="2" draw:end-shape="id189" draw:end-glue-point="4" svg:d="M198127 193840v785h3828v785" svg:viewBox="0 0 3829 1571">
          <text:p/>
        </draw:connector>
        <draw:custom-shape draw:style-name="gr36" draw:text-style-name="P12" xml:id="id190" draw:id="id190" draw:layer="layout" svg:width="6.033cm" svg:height="3.174cm" svg:x="190.983cm" svg:y="195.428cm">
          <text:p text:style-name="P4">Get storage location of mut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4cm" svg:y1="195.428cm" svg:x2="198.127cm" svg:y2="193.84cm" draw:start-shape="id190" draw:start-glue-point="4" draw:end-shape="id188" draw:end-glue-point="2" svg:d="M194000 195428v-794h4127v-794" svg:viewBox="0 0 4128 1589">
          <text:p/>
        </draw:connector>
        <draw:custom-shape draw:style-name="gr12" draw:text-style-name="P11" xml:id="id191" draw:id="id191" draw:layer="layout" svg:width="5.933cm" svg:height="2.857cm" svg:x="194.893cm" svg:y="200.825cm">
          <text:p text:style-name="P4">Write assign</text:p>
          <text:p text:style-name="P4">instru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201.955cm" svg:y1="198.585cm" svg:x2="197.859cm" svg:y2="200.825cm" draw:start-shape="id189" draw:start-glue-point="6" draw:end-shape="id191" draw:end-glue-point="4" svg:d="M201955 198585v1120h-4096v1120" svg:viewBox="0 0 4097 2241">
          <text:p text:style-name="P6">where result</text:p>
          <text:p text:style-name="P6">is stored</text:p>
        </draw:connector>
        <draw:connector draw:style-name="gr9" draw:text-style-name="P6" draw:layer="layout" svg:x1="194cm" svg:y1="198.602cm" svg:x2="197.859cm" svg:y2="200.825cm" draw:start-shape="id190" draw:start-glue-point="8" draw:end-shape="id191" draw:end-glue-point="4" svg:d="M194000 198602v1112h3859v1111" svg:viewBox="0 0 3860 2224">
          <text:p/>
        </draw:connector>
        <draw:custom-shape draw:style-name="gr35" draw:text-style-name="P16" xml:id="id192" draw:id="id192" draw:layer="layout" svg:width="7.503cm" svg:height="3.175cm" svg:x="208.646cm" svg:y="195.427cm">
          <text:p text:style-name="P4">jump to 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2.408cm" svg:y1="193.887cm" svg:x2="212.398cm" svg:y2="195.427cm" draw:start-shape="id187" draw:start-glue-point="2" draw:end-shape="id192" draw:end-glue-point="4" svg:d="M212408 193887v770h-10v770" svg:viewBox="0 0 11 1541">
          <text:p/>
        </draw:connector>
        <draw:custom-shape draw:style-name="gr5" draw:text-style-name="P4" xml:id="id193" draw:id="id193" draw:layer="layout" svg:width="6.032cm" svg:height="2.54cm" svg:x="180.506cm" svg:y="191.3cm">
          <text:p text:style-name="P4">keyword</text:p>
          <text:p text:style-name="P4">state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83.522cm" svg:y1="191.3cm" svg:x2="211.144cm" svg:y2="189.395cm" draw:start-shape="id193" draw:start-glue-point="0" draw:end-shape="id147" draw:end-glue-point="2" svg:d="M183522 191300v-952h27622v-953" svg:viewBox="0 0 27623 1906">
          <text:p/>
        </draw:connector>
        <draw:custom-shape draw:style-name="gr5" draw:text-style-name="P4" xml:id="id194" draw:id="id194" draw:layer="layout" svg:width="6.032cm" svg:height="2.54cm" svg:x="183.681cm" svg:y="195.11cm">
          <text:p text:style-name="P4">if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83.522cm" svg:y1="193.84cm" svg:x2="186.697cm" svg:y2="195.11cm" draw:start-shape="id193" draw:start-glue-point="2" draw:end-shape="id194" draw:end-glue-point="0" svg:d="M183522 193840v635h3175v635" svg:viewBox="0 0 3176 1271">
          <text:p/>
        </draw:connector>
        <draw:custom-shape draw:style-name="gr35" draw:text-style-name="P16" xml:id="id197" draw:id="id197" draw:layer="layout" svg:width="7.503cm" svg:height="3.175cm" svg:x="182.946cm" svg:y="207.175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11" xml:id="id195" draw:id="id195" draw:layer="layout" svg:width="6.25cm" svg:height="2.857cm" svg:x="180.171cm" svg:y="212.941cm">
          <text:p text:style-name="P4">conditional</text:p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7" xml:id="id196" draw:id="id196" draw:layer="layout" svg:width="6.833cm" svg:height="3.175cm" svg:x="179.871cm" svg:y="216.751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83.296cm" svg:y1="215.798cm" svg:x2="183.288cm" svg:y2="216.751cm" draw:start-shape="id195" draw:start-glue-point="8" draw:end-shape="id196" draw:end-glue-point="4" svg:d="M183296 215798v476h-8v477" svg:viewBox="0 0 9 954">
          <text:p/>
        </draw:connector>
        <draw:custom-shape draw:style-name="gr39" draw:text-style-name="P14" xml:id="id218" draw:id="id218" draw:layer="layout" svg:width="6.65cm" svg:height="2.857cm" svg:x="183.363cm" svg:y="198.737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198" draw:id="id198" draw:layer="layout" svg:width="6.65cm" svg:height="2.857cm" svg:x="188.461cm" svg:y="212.89cm">
          <text:p text:style-name="P4">get label for else/eli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186.698cm" svg:y1="210.35cm" svg:x2="191.786cm" svg:y2="212.89cm" draw:start-shape="id197" draw:start-glue-point="6" draw:end-shape="id198" draw:end-glue-point="4" svg:d="M186698 210350v1270h5088v1270" svg:viewBox="0 0 5089 2541">
          <text:p text:style-name="P6">else or elif</text:p>
          <text:p text:style-name="P6">present</text:p>
        </draw:connector>
        <draw:connector draw:style-name="gr10" draw:text-style-name="P4" draw:layer="layout" svg:x1="186.698cm" svg:y1="210.35cm" svg:x2="183.296cm" svg:y2="212.941cm" draw:start-shape="id197" draw:start-glue-point="6" draw:end-shape="id195" draw:end-glue-point="4" svg:d="M186698 210350v1295h-3402v1296" svg:viewBox="0 0 3403 2592">
          <text:p text:style-name="P6">no</text:p>
          <text:p text:style-name="P6"/>
        </draw:connector>
        <draw:custom-shape draw:style-name="gr71" draw:text-style-name="P17" xml:id="id204" draw:id="id204" draw:layer="layout" svg:width="6.75cm" svg:height="3.175cm" svg:x="196.698cm" svg:y="227.277cm">
          <text:p text:style-name="P15">Generate eli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1" xml:id="id199" draw:id="id199" draw:layer="layout" svg:width="6.585cm" svg:height="2.857cm" svg:x="179.971cm" svg:y="220.562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3.288cm" svg:y1="219.926cm" svg:x2="183.264cm" svg:y2="220.562cm" draw:start-shape="id196" draw:start-glue-point="6" draw:end-shape="id199" draw:end-glue-point="4" svg:d="M183288 219926v318h-24v318" svg:viewBox="0 0 25 637">
          <text:p/>
        </draw:connector>
        <draw:custom-shape draw:style-name="gr37" draw:text-style-name="P11" xml:id="id200" draw:id="id200" draw:layer="layout" svg:width="6.25cm" svg:height="2.857cm" svg:x="188.661cm" svg:y="216.382cm">
          <text:p text:style-name="P4">conditional</text:p>
          <text:p text:style-name="P4">jump el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7" xml:id="id201" draw:id="id201" draw:layer="layout" svg:width="7.102cm" svg:height="3.175cm" svg:x="188.226cm" svg:y="220.192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91.786cm" svg:y1="219.239cm" svg:x2="191.777cm" svg:y2="220.192cm" draw:start-shape="id200" draw:start-glue-point="8" draw:end-shape="id201" draw:end-glue-point="4" svg:d="M191786 219239v476h-9v477" svg:viewBox="0 0 10 954">
          <text:p/>
        </draw:connector>
        <draw:connector draw:style-name="gr9" draw:text-style-name="P6" draw:layer="layout" svg:x1="191.786cm" svg:y1="215.747cm" svg:x2="191.786cm" svg:y2="216.382cm" draw:start-shape="id198" draw:start-glue-point="8" draw:end-shape="id200" draw:end-glue-point="4" svg:d="M191786 215747v635" svg:viewBox="0 0 1 636">
          <text:p/>
        </draw:connector>
        <draw:custom-shape draw:style-name="gr37" draw:text-style-name="P11" xml:id="id202" draw:id="id202" draw:layer="layout" svg:width="6.25cm" svg:height="2.857cm" svg:x="188.661cm" svg:y="224.002cm"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1.777cm" svg:y1="223.367cm" svg:x2="191.786cm" svg:y2="224.002cm" draw:start-shape="id201" draw:start-glue-point="6" draw:end-shape="id202" draw:end-glue-point="4" svg:d="M191777 223367v317h9v318" svg:viewBox="0 0 10 636">
          <text:p/>
        </draw:connector>
        <draw:custom-shape draw:style-name="gr37" draw:text-style-name="P11" xml:id="id203" draw:id="id203" draw:layer="layout" svg:width="6.25cm" svg:height="2.857cm" svg:x="188.661cm" svg:y="227.494cm">
          <text:p text:style-name="P4">els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1.786cm" svg:y1="226.859cm" svg:x2="191.786cm" svg:y2="227.494cm" draw:start-shape="id202" draw:start-glue-point="8" draw:end-shape="id203" draw:end-glue-point="4" svg:d="M191786 226859v635" svg:viewBox="0 0 1 636">
          <text:p/>
        </draw:connector>
        <draw:connector draw:style-name="gr10" draw:text-style-name="P4" draw:layer="layout" svg:x1="194.911cm" svg:y1="228.922cm" svg:x2="196.698cm" svg:y2="228.865cm" draw:start-shape="id203" draw:start-glue-point="10" draw:end-shape="id204" draw:end-glue-point="5" svg:d="M194911 228922h894v-57h893" svg:viewBox="0 0 1788 58">
          <text:p text:style-name="P6">elif</text:p>
          <text:p text:style-name="P6"/>
        </draw:connector>
        <draw:custom-shape draw:style-name="gr5" draw:text-style-name="P4" xml:id="id205" draw:id="id205" draw:layer="layout" svg:width="6.032cm" svg:height="2.54cm" svg:x="183.681cm" svg:y="203.465cm">
          <text:p text:style-name="P4">generate</text:p>
          <draw:enhanced-geometry svg:viewBox="0 0 21600 21600" draw:type="rectangle" draw:enhanced-path="M 0 0 L 21600 0 21600 21600 0 21600 0 0 Z N"/>
        </draw:custom-shape>
        <draw:connector draw:style-name="gr43" draw:text-style-name="P13" draw:layer="layout" svg:x1="200.073cm" svg:y1="227.277cm" svg:x2="189.713cm" svg:y2="204.735cm" draw:start-shape="id204" draw:start-glue-point="4" draw:end-shape="id205" draw:end-glue-point="1" svg:d="M200073 227277v-22542h-10360" svg:viewBox="0 0 10361 22543">
          <text:p/>
        </draw:connector>
        <draw:custom-shape draw:style-name="gr73" draw:text-style-name="P17" xml:id="id206" draw:id="id206" draw:layer="layout" svg:width="7.102cm" svg:height="3.175cm" svg:x="188.226cm" svg:y="231.087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91.786cm" svg:y1="230.351cm" svg:x2="191.777cm" svg:y2="231.087cm" draw:start-shape="id203" draw:start-glue-point="8" draw:end-shape="id206" draw:end-glue-point="4" svg:d="M191786 230351v368h-9v368" svg:viewBox="0 0 10 737">
          <text:p/>
        </draw:connector>
        <draw:custom-shape draw:style-name="gr41" draw:text-style-name="P11" xml:id="id207" draw:id="id207" draw:layer="layout" svg:width="6.585cm" svg:height="2.857cm" svg:x="188.526cm" svg:y="235.115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1.777cm" svg:y1="234.262cm" svg:x2="191.819cm" svg:y2="235.115cm" draw:start-shape="id206" draw:start-glue-point="6" draw:end-shape="id207" draw:end-glue-point="4" svg:d="M191777 234262v426h42v427" svg:viewBox="0 0 43 854">
          <text:p/>
        </draw:connector>
        <draw:custom-shape draw:style-name="gr5" draw:text-style-name="P4" xml:id="id208" draw:id="id208" draw:layer="layout" svg:width="6.032cm" svg:height="2.54cm" svg:x="170.346cm" svg:y="195.11cm">
          <text:p text:style-name="P4">retur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73.362cm" svg:y1="195.11cm" svg:x2="183.522cm" svg:y2="193.84cm" draw:start-shape="id208" draw:start-glue-point="0" draw:end-shape="id193" draw:end-glue-point="2" svg:d="M173362 195110v-635h10160v-635" svg:viewBox="0 0 10161 1271">
          <text:p/>
        </draw:connector>
        <draw:custom-shape draw:style-name="gr39" draw:text-style-name="P14" xml:id="id209" draw:id="id209" draw:layer="layout" svg:width="6.65cm" svg:height="2.857cm" svg:x="170.046cm" svg:y="198.602cm">
          <text:p text:style-name="P4">get where return is sto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6" xml:id="id210" draw:id="id210" draw:layer="layout" svg:width="7.738cm" svg:height="3.175cm" svg:x="169.493cm" svg:y="205.995cm">
          <text:p text:style-name="P4">assign retur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3.362cm" svg:y1="197.65cm" svg:x2="173.371cm" svg:y2="198.602cm" draw:start-shape="id208" draw:start-glue-point="2" draw:end-shape="id209" draw:end-glue-point="4" svg:d="M173362 197650v476h9v476" svg:viewBox="0 0 10 953">
          <text:p/>
        </draw:connector>
        <draw:custom-shape draw:style-name="gr37" draw:text-style-name="P11" xml:id="id211" draw:id="id211" draw:layer="layout" svg:width="6.25cm" svg:height="2.857cm" svg:x="170.246cm" svg:y="209.923cm">
          <text:p text:style-name="P4">r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3.362cm" svg:y1="209.17cm" svg:x2="173.371cm" svg:y2="209.923cm" draw:start-shape="id210" draw:start-glue-point="6" draw:end-shape="id211" draw:end-glue-point="4" svg:d="M173362 209170v376h9v377" svg:viewBox="0 0 10 754">
          <text:p/>
        </draw:connector>
        <draw:custom-shape draw:style-name="gr5" draw:text-style-name="P4" xml:id="id212" draw:id="id212" draw:layer="layout" svg:width="6.032cm" svg:height="2.54cm" svg:x="161.139cm" svg:y="195.11cm">
          <text:p text:style-name="P4">whil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64.155cm" svg:y1="195.11cm" svg:x2="183.522cm" svg:y2="193.84cm" draw:start-shape="id212" draw:start-glue-point="0" draw:end-shape="id193" draw:end-glue-point="2" svg:d="M164155 195110v-635h19367v-635" svg:viewBox="0 0 19368 1271">
          <text:p/>
        </draw:connector>
        <draw:custom-shape draw:style-name="gr39" draw:text-style-name="P14" xml:id="id213" draw:id="id213" draw:layer="layout" svg:width="6.65cm" svg:height="2.857cm" svg:x="160.821cm" svg:y="198.285cm">
          <text:p text:style-name="P4">get label for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4.155cm" svg:y1="197.65cm" svg:x2="164.146cm" svg:y2="198.285cm" draw:start-shape="id212" draw:start-glue-point="2" draw:end-shape="id213" draw:end-glue-point="4" svg:d="M164155 197650v317h-9v318" svg:viewBox="0 0 10 636">
          <text:p/>
        </draw:connector>
        <draw:custom-shape draw:style-name="gr74" draw:text-style-name="P17" xml:id="id219" draw:id="id219" draw:layer="layout" svg:width="7.085cm" svg:height="3.175cm" svg:x="160.603cm" svg:y="228.144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4" xml:id="id215" draw:id="id215" draw:layer="layout" svg:width="6.885cm" svg:height="2.857cm" svg:x="160.703cm" svg:y="217.469cm">
          <text:p text:style-name="P4">get label for bo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214" draw:id="id214" draw:layer="layout" svg:width="6.467cm" svg:height="2.857cm" svg:x="160.921cm" svg:y="220.926cm">
          <text:p text:style-name="P4">body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4.155cm" svg:y1="220.926cm" svg:x2="164.146cm" svg:y2="220.326cm" draw:start-shape="id214" draw:start-glue-point="4" draw:end-shape="id215" draw:end-glue-point="8" svg:d="M164155 220926v-300h-9v-300" svg:viewBox="0 0 10 601">
          <text:p/>
        </draw:connector>
        <draw:custom-shape draw:style-name="gr48" draw:text-style-name="P11" xml:id="id217" draw:id="id217" draw:layer="layout" svg:width="6.467cm" svg:height="2.857cm" svg:x="160.921cm" svg:y="201.777cm">
          <text:p text:style-name="P4">continu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216" draw:id="id216" draw:layer="layout" svg:width="7.503cm" svg:height="3.175cm" svg:x="160.403cm" svg:y="205.452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64.155cm" svg:y1="205.452cm" svg:x2="164.155cm" svg:y2="204.634cm" draw:start-shape="id216" draw:start-glue-point="4" draw:end-shape="id217" draw:end-glue-point="8" svg:d="M164155 205452v-818" svg:viewBox="0 0 1 819">
          <text:p/>
        </draw:connector>
        <draw:connector draw:style-name="gr9" draw:text-style-name="P6" draw:layer="layout" svg:x1="186.688cm" svg:y1="198.737cm" svg:x2="186.697cm" svg:y2="197.65cm" draw:start-shape="id218" draw:start-glue-point="4" draw:end-shape="id194" draw:end-glue-point="2" svg:d="M186688 198737v-544h9v-543" svg:viewBox="0 0 10 1088">
          <text:p/>
        </draw:connector>
        <draw:connector draw:style-name="gr9" draw:text-style-name="P6" draw:layer="layout" svg:x1="186.697cm" svg:y1="203.465cm" svg:x2="186.688cm" svg:y2="201.594cm" draw:start-shape="id205" draw:start-glue-point="0" draw:end-shape="id218" draw:end-glue-point="8" svg:d="M186697 203465v-935h-9v-936" svg:viewBox="0 0 10 1872">
          <text:p/>
        </draw:connector>
        <draw:connector draw:style-name="gr9" draw:text-style-name="P6" draw:layer="layout" svg:x1="186.698cm" svg:y1="207.175cm" svg:x2="186.697cm" svg:y2="206.005cm" draw:start-shape="id197" draw:start-glue-point="4" draw:end-shape="id205" draw:end-glue-point="2" svg:d="M186698 207175v-585h-1v-585" svg:viewBox="0 0 2 1171">
          <text:p/>
        </draw:connector>
        <draw:custom-shape draw:style-name="gr37" draw:text-style-name="P11" xml:id="id229" draw:id="id229" draw:layer="layout" svg:width="6.25cm" svg:height="2.857cm" svg:x="161.038cm" svg:y="213.659cm">
          <text:p text:style-name="P4">jump break</text:p>
          <text:p text:style-name="P4">if !cond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220" draw:id="id220" draw:layer="layout" svg:width="6.65cm" svg:height="2.857cm" svg:x="160.838cm" svg:y="224.419cm">
          <text:p text:style-name="P4">remember being 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4.146cm" svg:y1="228.144cm" svg:x2="164.163cm" svg:y2="227.276cm" draw:start-shape="id219" draw:start-glue-point="4" draw:end-shape="id220" draw:end-glue-point="8" svg:d="M164146 228144v-434h17v-434" svg:viewBox="0 0 18 869">
          <text:p/>
        </draw:connector>
        <draw:connector draw:style-name="gr9" draw:text-style-name="P6" draw:layer="layout" svg:x1="164.155cm" svg:y1="223.783cm" svg:x2="164.163cm" svg:y2="224.419cm" draw:start-shape="id214" draw:start-glue-point="8" draw:end-shape="id220" draw:end-glue-point="4" svg:d="M164155 223783v318h8v318" svg:viewBox="0 0 9 637">
          <text:p/>
        </draw:connector>
        <draw:custom-shape draw:style-name="gr5" draw:text-style-name="P4" xml:id="id222" draw:id="id222" draw:layer="layout" svg:width="6.032cm" svg:height="2.54cm" svg:x="143.428cm" svg:y="195.11cm">
          <text:p text:style-name="P4">continue</text:p>
          <draw:enhanced-geometry svg:viewBox="0 0 21600 21600" draw:type="rectangle" draw:enhanced-path="M 0 0 L 21600 0 21600 21600 0 21600 0 0 Z N"/>
        </draw:custom-shape>
        <draw:custom-shape draw:style-name="gr49" draw:text-style-name="P14" xml:id="id221" draw:id="id221" draw:layer="layout" svg:width="7.085cm" svg:height="2.857cm" svg:x="142.923cm" svg:y="198.285cm">
          <text:p text:style-name="P4">get continue label of current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6.466cm" svg:y1="198.285cm" svg:x2="146.444cm" svg:y2="197.65cm" draw:start-shape="id221" draw:start-glue-point="4" draw:end-shape="id222" draw:end-glue-point="2" svg:d="M146466 198285v-318h-22v-317" svg:viewBox="0 0 23 636">
          <text:p/>
        </draw:connector>
        <draw:custom-shape draw:style-name="gr37" draw:text-style-name="P11" xml:id="id223" draw:id="id223" draw:layer="layout" svg:width="6.25cm" svg:height="2.857cm" svg:x="143.358cm" svg:y="201.778cm">
          <text:p text:style-name="P4">jump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6.483cm" svg:y1="201.778cm" svg:x2="146.466cm" svg:y2="201.142cm" draw:start-shape="id223" draw:start-glue-point="4" draw:end-shape="id221" draw:end-glue-point="8" svg:d="M146483 201778v-318h-17v-318" svg:viewBox="0 0 18 637">
          <text:p/>
        </draw:connector>
        <draw:custom-shape draw:style-name="gr50" draw:text-style-name="P4" xml:id="id226" draw:id="id226" draw:layer="layout" svg:width="6.197cm" svg:height="2.54cm" svg:x="135.573cm" svg:y="195.11cm">
          <text:p text:style-name="P4">break</text:p>
          <draw:enhanced-geometry svg:viewBox="0 0 21600 21600" draw:type="rectangle" draw:enhanced-path="M 0 0 L 21600 0 21600 21600 0 21600 0 0 Z N"/>
        </draw:custom-shape>
        <draw:custom-shape draw:style-name="gr49" draw:text-style-name="P14" xml:id="id225" draw:id="id225" draw:layer="layout" svg:width="7.085cm" svg:height="2.857cm" svg:x="135.103cm" svg:y="198.285cm">
          <text:p text:style-name="P4">get break label of current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1" xml:id="id224" draw:id="id224" draw:layer="layout" svg:width="6.25cm" svg:height="2.857cm" svg:x="135.538cm" svg:y="201.778cm">
          <text:p text:style-name="P4">jump bre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38.663cm" svg:y1="201.778cm" svg:x2="138.646cm" svg:y2="201.142cm" draw:start-shape="id224" draw:start-glue-point="4" draw:end-shape="id225" draw:end-glue-point="8" svg:d="M138663 201778v-318h-17v-318" svg:viewBox="0 0 18 637">
          <text:p/>
        </draw:connector>
        <draw:connector draw:style-name="gr9" draw:text-style-name="P6" draw:layer="layout" svg:x1="138.646cm" svg:y1="198.285cm" svg:x2="138.671cm" svg:y2="197.65cm" draw:start-shape="id225" draw:start-glue-point="4" draw:end-shape="id226" draw:end-glue-point="2" svg:d="M138646 198285v-318h25v-317" svg:viewBox="0 0 26 636">
          <text:p/>
        </draw:connector>
        <draw:connector draw:style-name="gr9" draw:text-style-name="P6" draw:layer="layout" svg:x1="138.671cm" svg:y1="195.11cm" svg:x2="183.522cm" svg:y2="193.84cm" draw:start-shape="id226" draw:start-glue-point="0" draw:end-shape="id193" draw:end-glue-point="2" svg:d="M138671 195110v-635h44851v-635" svg:viewBox="0 0 44852 1271">
          <text:p/>
        </draw:connector>
        <draw:connector draw:style-name="gr9" draw:text-style-name="P6" draw:layer="layout" svg:x1="146.444cm" svg:y1="195.11cm" svg:x2="183.522cm" svg:y2="193.84cm" draw:start-shape="id222" draw:start-glue-point="0" draw:end-shape="id193" draw:end-glue-point="2" svg:d="M146444 195110v-635h37078v-635" svg:viewBox="0 0 37079 1271">
          <text:p/>
        </draw:connector>
        <draw:custom-shape draw:style-name="gr50" draw:text-style-name="P4" xml:id="id227" draw:id="id227" draw:layer="layout" svg:width="6.197cm" svg:height="2.54cm" svg:x="152.566cm" svg:y="195.11cm">
          <text:p text:style-name="P4">for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55.664cm" svg:y1="195.11cm" svg:x2="183.522cm" svg:y2="193.84cm" draw:start-shape="id227" draw:start-glue-point="0" draw:end-shape="id193" draw:end-glue-point="2" svg:d="M155664 195110v-635h27858v-635" svg:viewBox="0 0 27859 1271">
          <text:p/>
        </draw:connector>
        <draw:custom-shape draw:style-name="gr75" draw:text-style-name="P17" xml:id="id228" draw:id="id228" draw:layer="layout" svg:width="7.403cm" svg:height="3.175cm" svg:x="151.948cm" svg:y="198.102cm">
          <text:p text:style-name="P15">local var declar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55.65cm" svg:y1="198.102cm" svg:x2="155.664cm" svg:y2="197.65cm" draw:start-shape="id228" draw:start-glue-point="4" draw:end-shape="id227" draw:end-glue-point="2" svg:d="M155650 198102v-226h14v-226" svg:viewBox="0 0 15 453">
          <text:p/>
        </draw:connector>
        <draw:connector draw:style-name="gr9" draw:text-style-name="P6" draw:layer="layout" svg:x1="164.146cm" svg:y1="217.469cm" svg:x2="164.163cm" svg:y2="216.516cm" draw:start-shape="id215" draw:start-glue-point="4" draw:end-shape="id229" draw:end-glue-point="8" svg:d="M164146 217469v-477h17v-476" svg:viewBox="0 0 18 954">
          <text:p/>
        </draw:connector>
        <draw:custom-shape draw:style-name="gr37" draw:text-style-name="P20" xml:id="id230" draw:id="id230" draw:layer="layout" svg:width="6.25cm" svg:height="2.857cm" svg:x="161.021cm" svg:y="232.075cm">
          <text:p text:style-name="P15"><text:span text:style-name="T2">ju</text:span><text:span text:style-name="T2">m</text:span><text:span text:style-name="T2">p </text:span>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4.146cm" svg:y1="232.075cm" svg:x2="164.146cm" svg:y2="231.319cm" draw:start-shape="id230" draw:start-glue-point="4" draw:end-shape="id219" draw:end-glue-point="6" svg:d="M164146 232075v-756" svg:viewBox="0 0 1 757">
          <text:p/>
        </draw:connector>
        <draw:custom-shape draw:style-name="gr39" draw:text-style-name="P14" xml:id="id231" draw:id="id231" draw:layer="layout" svg:width="6.65cm" svg:height="2.857cm" svg:x="160.821cm" svg:y="209.715cm">
          <text:p text:style-name="P4">get label for bre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4.146cm" svg:y1="209.715cm" svg:x2="164.155cm" svg:y2="208.627cm" draw:start-shape="id231" draw:start-glue-point="4" draw:end-shape="id216" draw:end-glue-point="6" svg:d="M164146 209715v-544h9v-544" svg:viewBox="0 0 10 1089">
          <text:p/>
        </draw:connector>
        <draw:connector draw:style-name="gr9" draw:text-style-name="P6" draw:layer="layout" svg:x1="164.146cm" svg:y1="212.572cm" svg:x2="164.163cm" svg:y2="213.659cm" draw:start-shape="id231" draw:start-glue-point="8" draw:end-shape="id229" draw:end-glue-point="4" svg:d="M164146 212572v543h17v544" svg:viewBox="0 0 18 1088">
          <text:p/>
        </draw:connector>
        <draw:custom-shape draw:style-name="gr48" draw:text-style-name="P11" xml:id="id232" draw:id="id232" draw:layer="layout" svg:width="6.467cm" svg:height="2.857cm" svg:x="160.921cm" svg:y="235.75cm">
          <text:p text:style-name="P4">break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4.155cm" svg:y1="235.75cm" svg:x2="164.146cm" svg:y2="234.932cm" draw:start-shape="id232" draw:start-glue-point="4" draw:end-shape="id230" draw:end-glue-point="8" svg:d="M164155 235750v-409h-9v-409" svg:viewBox="0 0 10 819">
          <text:p/>
        </draw:connector>
        <draw:connector draw:style-name="gr9" draw:text-style-name="P6" draw:layer="layout" svg:x1="164.155cm" svg:y1="201.777cm" svg:x2="164.146cm" svg:y2="201.142cm" draw:start-shape="id217" draw:start-glue-point="4" svg:d="M164155 201777v-568h-9v-67" svg:viewBox="0 0 10 636">
          <text:p/>
        </draw:connector>
        <draw:custom-shape draw:style-name="gr39" draw:text-style-name="P14" xml:id="id243" draw:id="id243" draw:layer="layout" svg:width="6.65cm" svg:height="2.857cm" svg:x="152.349cm" svg:y="202.73cm">
          <text:p text:style-name="P4">get label for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7" xml:id="id237" draw:id="id237" draw:layer="layout" svg:width="7.085cm" svg:height="3.175cm" svg:x="152.131cm" svg:y="232.089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4" xml:id="id234" draw:id="id234" draw:layer="layout" svg:width="6.885cm" svg:height="2.857cm" svg:x="152.231cm" svg:y="221.914cm">
          <text:p text:style-name="P4">get label for bo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233" draw:id="id233" draw:layer="layout" svg:width="6.467cm" svg:height="2.857cm" svg:x="152.449cm" svg:y="225.371cm">
          <text:p text:style-name="P4">body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55.683cm" svg:y1="225.371cm" svg:x2="155.674cm" svg:y2="224.771cm" draw:start-shape="id233" draw:start-glue-point="4" draw:end-shape="id234" draw:end-glue-point="8" svg:d="M155683 225371v-300h-9v-300" svg:viewBox="0 0 10 601">
          <text:p/>
        </draw:connector>
        <draw:custom-shape draw:style-name="gr48" draw:text-style-name="P11" xml:id="id236" draw:id="id236" draw:layer="layout" svg:width="6.467cm" svg:height="2.857cm" svg:x="152.449cm" svg:y="206.222cm">
          <text:p text:style-name="P4">ev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235" draw:id="id235" draw:layer="layout" svg:width="7.503cm" svg:height="3.175cm" svg:x="151.931cm" svg:y="209.897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55.683cm" svg:y1="209.897cm" svg:x2="155.683cm" svg:y2="209.079cm" draw:start-shape="id235" draw:start-glue-point="4" draw:end-shape="id236" draw:end-glue-point="8" svg:d="M155683 209897v-818" svg:viewBox="0 0 1 819">
          <text:p/>
        </draw:connector>
        <draw:custom-shape draw:style-name="gr37" draw:text-style-name="P11" xml:id="id239" draw:id="id239" draw:layer="layout" svg:width="6.25cm" svg:height="2.857cm" svg:x="152.566cm" svg:y="218.104cm">
          <text:p text:style-name="P4">jump final</text:p>
          <text:p text:style-name="P4">if !cond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238" draw:id="id238" draw:layer="layout" svg:width="6.65cm" svg:height="2.857cm" svg:x="152.366cm" svg:y="228.864cm">
          <text:p text:style-name="P4">remember being 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55.674cm" svg:y1="232.089cm" svg:x2="155.691cm" svg:y2="231.721cm" draw:start-shape="id237" draw:start-glue-point="4" draw:end-shape="id238" draw:end-glue-point="8" svg:d="M155674 232089v-184h17v-184" svg:viewBox="0 0 18 369">
          <text:p/>
        </draw:connector>
        <draw:connector draw:style-name="gr9" draw:text-style-name="P6" draw:layer="layout" svg:x1="155.683cm" svg:y1="228.228cm" svg:x2="155.691cm" svg:y2="228.864cm" draw:start-shape="id233" draw:start-glue-point="8" draw:end-shape="id238" draw:end-glue-point="4" svg:d="M155683 228228v318h8v318" svg:viewBox="0 0 9 637">
          <text:p/>
        </draw:connector>
        <draw:connector draw:style-name="gr9" draw:text-style-name="P6" draw:layer="layout" svg:x1="155.674cm" svg:y1="221.914cm" svg:x2="155.691cm" svg:y2="220.961cm" draw:start-shape="id234" draw:start-glue-point="4" draw:end-shape="id239" draw:end-glue-point="8" svg:d="M155674 221914v-477h17v-476" svg:viewBox="0 0 18 954">
          <text:p/>
        </draw:connector>
        <draw:custom-shape draw:style-name="gr37" draw:text-style-name="P11" xml:id="id242" draw:id="id242" draw:layer="layout" svg:width="6.25cm" svg:height="2.857cm" svg:x="152.53cm" svg:y="248.807cm">
          <text:p text:style-name="P4">jump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240" draw:id="id240" draw:layer="layout" svg:width="6.65cm" svg:height="2.857cm" svg:x="152.349cm" svg:y="214.16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55.674cm" svg:y1="214.16cm" svg:x2="155.683cm" svg:y2="213.072cm" draw:start-shape="id240" draw:start-glue-point="4" draw:end-shape="id235" draw:end-glue-point="6" svg:d="M155674 214160v-544h9v-544" svg:viewBox="0 0 10 1089">
          <text:p/>
        </draw:connector>
        <draw:connector draw:style-name="gr9" draw:text-style-name="P6" draw:layer="layout" svg:x1="155.674cm" svg:y1="217.017cm" svg:x2="155.691cm" svg:y2="218.104cm" draw:start-shape="id240" draw:start-glue-point="8" draw:end-shape="id239" draw:end-glue-point="4" svg:d="M155674 217017v543h17v544" svg:viewBox="0 0 18 1088">
          <text:p/>
        </draw:connector>
        <draw:custom-shape draw:style-name="gr48" draw:text-style-name="P11" xml:id="id241" draw:id="id241" draw:layer="layout" svg:width="6.467cm" svg:height="2.857cm" svg:x="152.43cm" svg:y="252.482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55.664cm" svg:y1="252.482cm" svg:x2="155.655cm" svg:y2="251.664cm" draw:start-shape="id241" draw:start-glue-point="4" draw:end-shape="id242" draw:end-glue-point="8" svg:d="M155664 252482v-409h-9v-409" svg:viewBox="0 0 10 819">
          <text:p/>
        </draw:connector>
        <draw:connector draw:style-name="gr9" draw:text-style-name="P6" draw:layer="layout" svg:x1="155.683cm" svg:y1="206.222cm" svg:x2="155.674cm" svg:y2="205.587cm" draw:start-shape="id236" draw:start-glue-point="4" svg:d="M155683 206222v-568h-9v-67" svg:viewBox="0 0 10 636">
          <text:p/>
        </draw:connector>
        <draw:connector draw:style-name="gr9" draw:text-style-name="P6" draw:layer="layout" svg:x1="155.674cm" svg:y1="202.73cm" svg:x2="155.65cm" svg:y2="201.277cm" draw:start-shape="id243" draw:start-glue-point="4" draw:end-shape="id228" draw:end-glue-point="6" svg:d="M155674 202730v-727h-24v-726" svg:viewBox="0 0 25 1454">
          <text:p/>
        </draw:connector>
        <draw:custom-shape draw:style-name="gr77" draw:text-style-name="P17" xml:id="id244" draw:id="id244" draw:layer="layout" svg:width="7.085cm" svg:height="3.81cm" svg:x="152.129cm" svg:y="244.219cm">
          <text:p text:style-name="P15">Generate</text:p>
          <text:p text:style-name="P15">increment state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55.672cm" svg:y1="248.029cm" svg:x2="155.655cm" svg:y2="248.807cm" draw:start-shape="id244" draw:start-glue-point="6" draw:end-shape="id242" draw:end-glue-point="4" svg:d="M155672 248029v389h-17v389" svg:viewBox="0 0 18 779">
          <text:p/>
        </draw:connector>
        <draw:custom-shape draw:style-name="gr5" draw:text-style-name="P4" xml:id="id245" draw:id="id245" draw:layer="layout" svg:width="6.032cm" svg:height="2.54cm" svg:x="123.338cm" svg:y="191.3cm">
          <text:p text:style-name="P4">expressio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26.354cm" svg:y1="191.3cm" svg:x2="211.144cm" svg:y2="189.395cm" draw:start-shape="id245" draw:start-glue-point="0" draw:end-shape="id147" draw:end-glue-point="2" svg:d="M126354 191300v-952h84790v-953" svg:viewBox="0 0 84791 1906">
          <text:p/>
        </draw:connector>
        <draw:custom-shape draw:style-name="gr36" draw:text-style-name="P12" xml:id="id246" draw:id="id246" draw:layer="layout" svg:width="6.033cm" svg:height="3.174cm" svg:x="170.328cm" svg:y="202.178cm">
          <text:p text:style-name="P4">remember return type and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3.371cm" svg:y1="201.459cm" svg:x2="173.345cm" svg:y2="202.178cm" draw:start-shape="id209" draw:start-glue-point="8" draw:end-shape="id246" draw:end-glue-point="4" svg:d="M173371 201459v360h-26v359" svg:viewBox="0 0 27 720">
          <text:p/>
        </draw:connector>
        <draw:connector draw:style-name="gr9" draw:text-style-name="P6" draw:layer="layout" svg:x1="173.345cm" svg:y1="205.352cm" svg:x2="173.362cm" svg:y2="205.995cm" draw:start-shape="id246" draw:start-glue-point="8" draw:end-shape="id210" draw:end-glue-point="4" svg:d="M173345 205352v322h17v321" svg:viewBox="0 0 18 644">
          <text:p/>
        </draw:connector>
        <draw:custom-shape draw:style-name="gr54" draw:text-style-name="P14" xml:id="id247" draw:id="id247" draw:layer="layout" svg:width="7.167cm" svg:height="2.857cm" svg:x="295.575cm" svg:y="214.995cm">
          <text:p text:style-name="P4">Where to put arguments (and call object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99.159cm" svg:y1="214.995cm" svg:x2="300.438cm" svg:y2="213.837cm" draw:start-shape="id247" draw:start-glue-point="4" draw:end-shape="id177" draw:end-glue-point="2" svg:d="M299159 214995v-579h1279v-579" svg:viewBox="0 0 1280 1159">
          <text:p/>
        </draw:connector>
        <draw:custom-shape draw:style-name="gr13" draw:text-style-name="P12" xml:id="id248" draw:id="id248" draw:layer="layout" svg:width="6.033cm" svg:height="2.857cm" svg:x="318.383cm" svg:y="206.341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21.417cm" svg:y1="204.952cm" svg:x2="321.4cm" svg:y2="206.341cm" draw:start-shape="id183" draw:start-glue-point="2" draw:end-shape="id248" draw:end-glue-point="4" svg:d="M321417 204952v694h-17v695" svg:viewBox="0 0 18 1390">
          <text:p/>
        </draw:connector>
        <draw:custom-shape draw:style-name="gr27" draw:text-style-name="P4" xml:id="id249" draw:id="id249" draw:layer="layout" svg:width="4.445cm" svg:height="1.588cm" svg:x="321.794cm" svg:y="212.685cm">
          <text:p text:style-name="P4">How to call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21.4cm" svg:y1="209.198cm" svg:x2="324.016cm" svg:y2="212.685cm" draw:start-shape="id248" draw:start-glue-point="8" draw:end-shape="id249" draw:end-glue-point="0" svg:d="M321400 209198v1744h2616v1743" svg:viewBox="0 0 2617 3488">
          <text:p/>
        </draw:connector>
        <draw:custom-shape draw:style-name="gr28" draw:text-style-name="P14" xml:id="id250" draw:id="id250" draw:layer="layout" svg:width="5.832cm" svg:height="2.857cm" svg:x="326.621cm" svg:y="215.413cm">
          <text:p text:style-name="P4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24.016cm" svg:y1="214.273cm" svg:x2="329.537cm" svg:y2="215.413cm" draw:start-shape="id249" draw:start-glue-point="2" draw:end-shape="id250" draw:end-glue-point="4" svg:d="M324016 214273v570h5521v570" svg:viewBox="0 0 5522 1141">
          <text:p/>
        </draw:connector>
        <draw:custom-shape draw:style-name="gr12" draw:text-style-name="P11" xml:id="id251" draw:id="id251" draw:layer="layout" svg:width="5.933cm" svg:height="2.857cm" svg:x="334.14cm" svg:y="206.658cm">
          <text:p text:style-name="P4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21.417cm" svg:y1="204.952cm" svg:x2="337.106cm" svg:y2="206.658cm" draw:start-shape="id183" draw:start-glue-point="2" draw:end-shape="id251" draw:end-glue-point="4" svg:d="M321417 204952v853h15689v853" svg:viewBox="0 0 15690 1707">
          <text:p/>
        </draw:connector>
        <draw:connector draw:style-name="gr29" draw:text-style-name="P13" draw:layer="layout" svg:x1="332.453cm" svg:y1="216.841cm" svg:x2="334.14cm" svg:y2="208.086cm" draw:start-shape="id250" draw:start-glue-point="10" draw:end-shape="id251" draw:end-glue-point="6" svg:d="M332453 216841h844v-8755h843" svg:viewBox="0 0 1688 8756">
          <text:p/>
        </draw:connector>
        <draw:custom-shape draw:style-name="gr30" draw:text-style-name="P4" xml:id="id252" draw:id="id252" draw:layer="layout" svg:width="4.845cm" svg:height="1.588cm" svg:x="334.675cm" svg:y="211.42cm">
          <text:p text:style-name="P4">Function body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37.106cm" svg:y1="209.515cm" svg:x2="337.097cm" svg:y2="211.42cm" draw:start-shape="id251" draw:start-glue-point="8" draw:end-shape="id252" draw:end-glue-point="0" svg:d="M337106 209515v953h-9v952" svg:viewBox="0 0 10 1906">
          <text:p/>
        </draw:connector>
        <draw:custom-shape draw:style-name="gr31" draw:text-style-name="P17" xml:id="id253" draw:id="id253" draw:layer="layout" svg:width="6.35cm" svg:height="3.175cm" svg:x="333.923cm" svg:y="213.96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37.097cm" svg:y1="213.008cm" svg:x2="337.098cm" svg:y2="213.96cm" draw:start-shape="id252" draw:start-glue-point="2" draw:end-shape="id253" draw:end-glue-point="4" svg:d="M337097 213008v476h1v476" svg:viewBox="0 0 2 953">
          <text:p/>
        </draw:connector>
        <draw:custom-shape draw:style-name="gr23" draw:text-style-name="P14" xml:id="id254" draw:id="id254" draw:layer="layout" svg:width="6.35cm" svg:height="2.857cm" svg:x="319.453cm" svg:y="215.431cm">
          <text:p text:style-name="P4">Where to put argu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22.628cm" svg:y1="215.431cm" svg:x2="324.016cm" svg:y2="214.273cm" draw:start-shape="id254" draw:start-glue-point="4" draw:end-shape="id249" draw:end-glue-point="2" svg:d="M322628 215431v-579h1388v-579" svg:viewBox="0 0 1389 1159">
          <text:p/>
        </draw:connector>
        <draw:rect draw:style-name="gr10" draw:text-style-name="P4" xml:id="id255" draw:id="id255" draw:layer="layout" svg:width="4.127cm" svg:height="1.587cm" svg:x="124.308cm" svg:y="196.063cm">
          <text:p text:style-name="P6">call</text:p>
        </draw:rect>
        <draw:connector draw:style-name="gr9" draw:text-style-name="P6" draw:layer="layout" svg:x1="126.371cm" svg:y1="196.063cm" svg:x2="126.354cm" svg:y2="193.84cm" draw:start-shape="id255" draw:start-glue-point="0" draw:end-shape="id245" draw:end-glue-point="2" svg:d="M126371 196063v-1111h-17v-1112" svg:viewBox="0 0 18 2224">
          <text:p/>
        </draw:connector>
        <draw:custom-shape draw:style-name="gr55" draw:text-style-name="P12" xml:id="id257" draw:id="id257" draw:layer="layout" svg:width="6.667cm" svg:height="3.174cm" svg:x="122.984cm" svg:y="214.422cm">
          <text:p text:style-name="P4">get where to put argu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7" xml:id="id256" draw:id="id256" draw:layer="layout" svg:width="7.403cm" svg:height="3.175cm" svg:x="122.667cm" svg:y="218.331cm">
          <text:p text:style-name="P15">assign argumen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26.369cm" svg:y1="218.331cm" svg:x2="126.318cm" svg:y2="217.596cm" draw:start-shape="id256" draw:start-glue-point="4" draw:end-shape="id257" draw:end-glue-point="8" svg:d="M126369 218331v-367h-51v-368" svg:viewBox="0 0 52 736">
          <text:p/>
        </draw:connector>
        <draw:custom-shape draw:style-name="gr37" draw:text-style-name="P11" xml:id="id259" draw:id="id259" draw:layer="layout" svg:width="6.25cm" svg:height="2.857cm" svg:x="123.202cm" svg:y="222.486cm">
          <text:p text:style-name="P4">call prep</text:p>
          <text:p text:style-name="P4">&amp; ca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258" draw:id="id258" draw:layer="layout" svg:width="6.667cm" svg:height="3.174cm" svg:x="123.019cm" svg:y="226.197cm">
          <text:p text:style-name="P4">get where return was sto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26.353cm" svg:y1="226.197cm" svg:x2="126.327cm" svg:y2="225.343cm" draw:start-shape="id258" draw:start-glue-point="4" draw:end-shape="id259" draw:end-glue-point="8" svg:d="M126353 226197v-427h-26v-427" svg:viewBox="0 0 27 855">
          <text:p/>
        </draw:connector>
        <draw:custom-shape draw:style-name="gr49" draw:text-style-name="P14" xml:id="id260" draw:id="id260" draw:layer="layout" svg:width="7.085cm" svg:height="2.857cm" svg:x="122.802cm" svg:y="230.423cm">
          <text:p text:style-name="P4">return: return type and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26.345cm" svg:y1="230.423cm" svg:x2="126.353cm" svg:y2="229.371cm" draw:start-shape="id260" draw:start-glue-point="4" draw:end-shape="id258" draw:end-glue-point="8" svg:d="M126345 230423v-526h8v-526" svg:viewBox="0 0 9 1053">
          <text:p/>
        </draw:connector>
        <draw:rect draw:style-name="gr10" draw:text-style-name="P4" xml:id="id261" draw:id="id261" draw:layer="layout" svg:width="4.127cm" svg:height="1.587cm" svg:x="100.19cm" svg:y="196.063cm">
          <text:p text:style-name="P6">unary op</text:p>
        </draw:rect>
        <draw:connector draw:style-name="gr9" draw:text-style-name="P6" draw:layer="layout" svg:x1="102.253cm" svg:y1="196.063cm" svg:x2="126.354cm" svg:y2="193.84cm" draw:start-shape="id261" draw:start-glue-point="0" draw:end-shape="id245" draw:end-glue-point="2" svg:d="M102253 196063v-1111h24101v-1112" svg:viewBox="0 0 24102 2224">
          <text:p/>
        </draw:connector>
        <draw:rect draw:style-name="gr10" draw:text-style-name="P4" xml:id="id262" draw:id="id262" draw:layer="layout" svg:width="4.127cm" svg:height="1.587cm" svg:x="88.142cm" svg:y="196.062cm">
          <text:p text:style-name="P6">binary op</text:p>
        </draw:rect>
        <draw:connector draw:style-name="gr9" draw:text-style-name="P6" draw:layer="layout" svg:x1="90.205cm" svg:y1="196.062cm" svg:x2="126.354cm" svg:y2="193.84cm" draw:start-shape="id262" draw:start-glue-point="0" draw:end-shape="id245" draw:end-glue-point="2" svg:d="M90205 196062v-1111h36149v-1111" svg:viewBox="0 0 36150 2223">
          <text:p/>
        </draw:connector>
        <draw:connector draw:style-name="gr11" draw:text-style-name="P4" draw:layer="layout" svg:x1="126.371cm" svg:y1="201.978cm" svg:x2="126.371cm" svg:y2="197.65cm" draw:start-shape="id263" draw:start-glue-point="4" draw:end-shape="id255" draw:end-glue-point="2" svg:d="M126371 201978v-4328" svg:viewBox="0 0 1 4329">
          <text:p text:style-name="P6">no</text:p>
        </draw:connector>
        <draw:custom-shape draw:style-name="gr55" draw:text-style-name="P12" xml:id="id264" draw:id="id264" draw:layer="layout" svg:width="6.667cm" svg:height="3.174cm" svg:x="116.035cm" svg:y="200.389cm">
          <text:p text:style-name="P4">get where to put call 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19.369cm" svg:y1="200.389cm" svg:x2="126.371cm" svg:y2="197.65cm" draw:start-shape="id264" draw:start-glue-point="4" draw:end-shape="id255" draw:end-glue-point="2" svg:d="M119369 200389v-1369h7002v-1370" svg:viewBox="0 0 7003 2740">
          <text:p text:style-name="P7">called by object</text:p>
        </draw:connector>
        <draw:custom-shape draw:style-name="gr79" draw:text-style-name="P17" xml:id="id265" draw:id="id265" draw:layer="layout" svg:width="8.573cm" svg:height="3.175cm" svg:x="115.082cm" svg:y="204.199cm">
          <text:p text:style-name="P15">assign object argu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19.369cm" svg:y1="204.199cm" svg:x2="119.369cm" svg:y2="203.563cm" draw:start-shape="id265" draw:start-glue-point="4" draw:end-shape="id264" draw:end-glue-point="8" svg:d="M119369 204199v-636" svg:viewBox="0 0 1 637">
          <text:p/>
        </draw:connector>
        <draw:connector draw:style-name="gr59" draw:text-style-name="P13" draw:layer="layout" svg:x1="119.369cm" svg:y1="214.677cm" svg:x2="122.984cm" svg:y2="216.009cm" draw:start-shape="id266" draw:start-glue-point="8" draw:end-shape="id257" draw:end-glue-point="6" svg:d="M119369 214677v1332h3615" svg:viewBox="0 0 3616 1333">
          <text:p/>
        </draw:connector>
        <draw:custom-shape draw:style-name="gr55" draw:text-style-name="P12" xml:id="id263" draw:id="id263" draw:layer="layout" svg:width="6.667cm" svg:height="3.174cm" svg:x="123.037cm" svg:y="201.978cm">
          <text:p text:style-name="P4">get how to call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26.371cm" svg:y1="205.152cm" svg:x2="126.318cm" svg:y2="214.422cm" draw:start-shape="id263" draw:start-glue-point="8" draw:end-shape="id257" draw:end-glue-point="4" svg:d="M126371 205152v4636h-53v4634" svg:viewBox="0 0 54 9271">
          <text:p/>
        </draw:connector>
        <draw:connector draw:style-name="gr9" draw:text-style-name="P6" draw:layer="layout" svg:x1="126.369cm" svg:y1="221.506cm" svg:x2="126.327cm" svg:y2="222.486cm" draw:start-shape="id256" draw:start-glue-point="6" draw:end-shape="id259" draw:end-glue-point="4" svg:d="M126369 221506v490h-42v490" svg:viewBox="0 0 43 981">
          <text:p/>
        </draw:connector>
        <draw:custom-shape draw:style-name="gr55" draw:text-style-name="P12" xml:id="id267" draw:id="id267" draw:layer="layout" svg:width="6.667cm" svg:height="3.174cm" svg:x="116.035cm" svg:y="207.809cm">
          <text:p text:style-name="P4">get object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266" draw:id="id266" draw:layer="layout" svg:width="6.667cm" svg:height="3.174cm" svg:x="116.035cm" svg:y="211.503cm">
          <text:p text:style-name="P4">get how to call function of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19.369cm" svg:y1="207.374cm" svg:x2="119.369cm" svg:y2="207.809cm" draw:start-shape="id265" draw:start-glue-point="6" draw:end-shape="id267" draw:end-glue-point="4" svg:d="M119369 207374v435" svg:viewBox="0 0 1 436">
          <text:p/>
        </draw:connector>
        <draw:connector draw:style-name="gr9" draw:text-style-name="P6" draw:layer="layout" svg:x1="119.369cm" svg:y1="210.983cm" svg:x2="119.369cm" svg:y2="211.503cm" draw:start-shape="id267" draw:start-glue-point="8" draw:end-shape="id266" draw:end-glue-point="4" svg:d="M119369 210983v520" svg:viewBox="0 0 1 521">
          <text:p/>
        </draw:connector>
        <draw:custom-shape draw:style-name="gr80" draw:text-style-name="P17" xml:id="id291" draw:id="id291" draw:layer="layout" svg:width="7.538cm" svg:height="3.175cm" svg:x="86.472cm" svg:y="217.535cm">
          <text:p text:style-name="P15">call fun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1" draw:text-style-name="P17" xml:id="id287" draw:id="id287" draw:layer="layout" svg:width="7.538cm" svg:height="3.175cm" svg:x="86.432cm" svg:y="201.024cm">
          <text:p text:style-name="P15">evaluate left si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2" draw:text-style-name="P17" xml:id="id289" draw:id="id289" draw:layer="layout" svg:width="7.538cm" svg:height="3.175cm" svg:x="86.455cm" svg:y="209.742cm">
          <text:p text:style-name="P15">evaluate right si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0" draw:text-style-name="P4" xml:id="id268" draw:id="id268" draw:layer="layout" svg:width="4.127cm" svg:height="1.587cm" svg:x="63.965cm" svg:y="196.045cm">
          <text:p text:style-name="P6">value</text:p>
        </draw:rect>
        <draw:connector draw:style-name="gr9" draw:text-style-name="P6" draw:layer="layout" svg:x1="66.028cm" svg:y1="196.045cm" svg:x2="126.354cm" svg:y2="193.84cm" draw:start-shape="id268" draw:start-glue-point="0" draw:end-shape="id245" draw:end-glue-point="2" svg:d="M66028 196045v-1102h60326v-1103" svg:viewBox="0 0 60327 2206">
          <text:p/>
        </draw:connector>
        <draw:rect draw:style-name="gr10" draw:text-style-name="P4" xml:id="id269" draw:id="id269" draw:layer="layout" svg:width="4.127cm" svg:height="1.587cm" svg:x="66.505cm" svg:y="199.12cm">
          <text:p text:style-name="P6">const</text:p>
        </draw:rect>
        <draw:connector draw:style-name="gr9" draw:text-style-name="P6" draw:layer="layout" svg:x1="66.028cm" svg:y1="197.632cm" svg:x2="68.568cm" svg:y2="199.12cm" draw:start-shape="id268" draw:start-glue-point="2" draw:end-shape="id269" draw:end-glue-point="0" svg:d="M66028 197632v744h2540v744" svg:viewBox="0 0 2541 1489">
          <text:p/>
        </draw:connector>
        <draw:rect draw:style-name="gr10" draw:text-style-name="P4" xml:id="id270" draw:id="id270" draw:layer="layout" svg:width="4.127cm" svg:height="1.587cm" svg:x="72.903cm" svg:y="201.977cm">
          <text:p text:style-name="P6">int</text:p>
        </draw:rect>
        <draw:rect draw:style-name="gr10" draw:text-style-name="P4" xml:id="id271" draw:id="id271" draw:layer="layout" svg:width="4.127cm" svg:height="1.587cm" svg:x="61.46cm" svg:y="201.977cm">
          <text:p text:style-name="P6">string??</text:p>
        </draw:rect>
        <draw:connector draw:style-name="gr9" draw:text-style-name="P6" draw:layer="layout" svg:x1="74.966cm" svg:y1="201.977cm" svg:x2="68.568cm" svg:y2="200.707cm" draw:start-shape="id270" draw:start-glue-point="0" draw:end-shape="id269" draw:end-glue-point="2" svg:d="M74966 201977v-635h-6398v-635" svg:viewBox="0 0 6399 1271">
          <text:p/>
        </draw:connector>
        <draw:connector draw:style-name="gr9" draw:text-style-name="P6" draw:layer="layout" svg:x1="63.523cm" svg:y1="201.977cm" svg:x2="68.568cm" svg:y2="200.707cm" draw:start-shape="id271" draw:start-glue-point="0" draw:end-shape="id269" draw:end-glue-point="2" svg:d="M63523 201977v-635h5045v-635" svg:viewBox="0 0 5046 1271">
          <text:p/>
        </draw:connector>
        <draw:custom-shape draw:style-name="gr65" draw:text-style-name="P14" xml:id="id272" draw:id="id272" draw:layer="layout" svg:width="5.18cm" svg:height="2.857cm" svg:x="72.385cm" svg:y="204.199cm">
          <text:p text:style-name="P4">get type of cons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6" draw:layer="layout" svg:x1="74.975cm" svg:y1="204.199cm" svg:x2="74.966cm" svg:y2="203.564cm" draw:start-shape="id272" draw:start-glue-point="4" draw:end-shape="id270" draw:end-glue-point="2" svg:d="M74975 204199v-318h-9v-317" svg:viewBox="0 0 10 636">
          <text:p/>
        </draw:connector>
        <draw:rect draw:style-name="gr10" draw:text-style-name="P4" xml:id="id273" draw:id="id273" draw:layer="layout" svg:width="4.127cm" svg:height="1.587cm" svg:x="66.54cm" svg:y="201.977cm">
          <text:p text:style-name="P6">bool</text:p>
        </draw:rect>
        <draw:connector draw:style-name="gr9" draw:text-style-name="P6" draw:layer="layout" svg:x1="68.603cm" svg:y1="201.977cm" svg:x2="68.568cm" svg:y2="200.707cm" draw:start-shape="id273" draw:start-glue-point="0" draw:end-shape="id269" draw:end-glue-point="2" svg:d="M68603 201977v-635h-35v-635" svg:viewBox="0 0 36 1271">
          <text:p/>
        </draw:connector>
        <draw:rect draw:style-name="gr10" draw:text-style-name="P4" xml:id="id274" draw:id="id274" draw:layer="layout" svg:width="4.127cm" svg:height="1.587cm" svg:x="50.312cm" svg:y="199.12cm">
          <text:p text:style-name="P6">variable</text:p>
        </draw:rect>
        <draw:connector draw:style-name="gr9" draw:text-style-name="P6" draw:layer="layout" svg:x1="52.375cm" svg:y1="199.12cm" svg:x2="66.028cm" svg:y2="197.632cm" draw:start-shape="id274" draw:start-glue-point="0" draw:end-shape="id268" draw:end-glue-point="2" svg:d="M52375 199120v-744h13653v-744" svg:viewBox="0 0 13654 1489">
          <text:p/>
        </draw:connector>
        <draw:custom-shape draw:style-name="gr47" draw:text-style-name="P14" xml:id="id275" draw:id="id275" draw:layer="layout" svg:width="6.885cm" svg:height="2.857cm" svg:x="152.23cm" svg:y="236.25cm">
          <text:p text:style-name="P4">get label for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276" draw:id="id276" draw:layer="layout" svg:width="6.467cm" svg:height="2.857cm" svg:x="152.448cm" svg:y="240.077cm">
          <text:p text:style-name="P4">continu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55.673cm" svg:y1="236.25cm" svg:x2="155.674cm" svg:y2="235.264cm" draw:start-shape="id275" draw:start-glue-point="4" draw:end-shape="id237" draw:end-glue-point="6" svg:d="M155673 236250v-493h1v-493" svg:viewBox="0 0 2 987">
          <text:p/>
        </draw:connector>
        <draw:connector draw:style-name="gr9" draw:text-style-name="P6" draw:layer="layout" svg:x1="155.682cm" svg:y1="240.077cm" svg:x2="155.673cm" svg:y2="239.107cm" draw:start-shape="id276" draw:start-glue-point="4" draw:end-shape="id275" draw:end-glue-point="8" svg:d="M155682 240077v-485h-9v-485" svg:viewBox="0 0 10 971">
          <text:p/>
        </draw:connector>
        <draw:connector draw:style-name="gr9" draw:text-style-name="P6" draw:layer="layout" svg:x1="155.672cm" svg:y1="244.219cm" svg:x2="155.682cm" svg:y2="242.934cm" draw:start-shape="id244" draw:start-glue-point="4" draw:end-shape="id276" draw:end-glue-point="8" svg:d="M155672 244219v-642h10v-643" svg:viewBox="0 0 11 1286">
          <text:p/>
        </draw:connector>
        <draw:custom-shape draw:style-name="gr55" draw:text-style-name="P12" xml:id="id280" draw:id="id280" draw:layer="layout" svg:width="6.667cm" svg:height="3.174cm" svg:x="49.042cm" svg:y="201.978cm">
          <text:p text:style-name="P4">get variable by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278" draw:id="id278" draw:layer="layout" svg:width="6.667cm" svg:height="3.174cm" svg:x="49.042cm" svg:y="211.016cm">
          <text:p text:style-name="P4">get absolute variable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281" draw:id="id281" draw:layer="layout" svg:width="6.667cm" svg:height="3.174cm" svg:x="41.005cm" svg:y="211.016cm">
          <text:p text:style-name="P4">get relative variable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52.408cm" svg:y1="217.217cm" svg:x2="52.376cm" svg:y2="214.19cm" draw:start-shape="id277" draw:start-glue-point="4" draw:end-shape="id278" draw:end-glue-point="8" svg:d="M52408 217217v-1513h-32v-1514" svg:viewBox="0 0 33 3028">
          <text:p/>
        </draw:connector>
        <draw:connector draw:style-name="gr10" draw:text-style-name="P6" draw:layer="layout" svg:x1="52.376cm" svg:y1="211.016cm" svg:x2="52.344cm" svg:y2="208.962cm" draw:start-shape="id278" draw:start-glue-point="4" draw:end-shape="id279" draw:end-glue-point="8" svg:d="M52376 211016v-1027h-32v-1027" svg:viewBox="0 0 33 2055">
          <text:p text:style-name="P6">no</text:p>
        </draw:connector>
        <draw:connector draw:style-name="gr9" draw:text-style-name="P6" draw:layer="layout" svg:x1="52.376cm" svg:y1="206.105cm" svg:x2="52.376cm" svg:y2="205.152cm" draw:end-shape="id280" draw:end-glue-point="8" svg:d="M52376 206105v-953" svg:viewBox="0 0 1 954">
          <text:p/>
        </draw:connector>
        <draw:connector draw:style-name="gr9" draw:text-style-name="P6" draw:layer="layout" svg:x1="52.376cm" svg:y1="201.978cm" svg:x2="52.375cm" svg:y2="200.707cm" draw:start-shape="id280" draw:start-glue-point="4" draw:end-shape="id274" draw:end-glue-point="2" svg:d="M52376 201978v-635h-1v-636" svg:viewBox="0 0 2 1272">
          <text:p/>
        </draw:connector>
        <draw:connector draw:style-name="gr10" draw:text-style-name="P7" draw:layer="layout" svg:x1="49.713cm" svg:y1="207.533cm" svg:x2="44.339cm" svg:y2="211.016cm" draw:start-shape="id279" draw:start-glue-point="6" draw:end-shape="id281" draw:end-glue-point="4" svg:d="M49713 207533h-5374v3483" svg:viewBox="0 0 5375 3484">
          <text:p text:style-name="P7">yes</text:p>
        </draw:connector>
        <draw:connector draw:style-name="gr9" draw:text-style-name="P6" draw:layer="layout" svg:x1="44.339cm" svg:y1="214.19cm" svg:x2="52.408cm" svg:y2="217.217cm" draw:start-shape="id281" draw:start-glue-point="8" draw:end-shape="id277" draw:end-glue-point="4" svg:d="M44339 214190v1514h8069v1513" svg:viewBox="0 0 8070 3028">
          <text:p/>
        </draw:connector>
        <draw:custom-shape draw:style-name="gr83" draw:text-style-name="P14" xml:id="id277" draw:id="id277" draw:layer="layout" svg:width="5.262cm" svg:height="3.492cm" svg:x="49.777cm" svg:y="217.217cm">
          <text:p text:style-name="P4">add to variable location sta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4" xml:id="id279" draw:id="id279" draw:layer="layout" svg:width="5.262cm" svg:height="2.857cm" svg:x="49.713cm" svg:y="206.105cm">
          <text:p text:style-name="P4">has relative ac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4" xml:id="id282" draw:id="id282" draw:layer="layout" svg:width="5.18cm" svg:height="2.857cm" svg:x="72.437cm" svg:y="208.328cm">
          <text:p text:style-name="P4">construct variable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5.027cm" svg:y1="208.328cm" svg:x2="74.975cm" svg:y2="207.056cm" draw:start-shape="id282" draw:start-glue-point="4" draw:end-shape="id272" draw:end-glue-point="8" svg:d="M75027 208328v-636h-52v-636" svg:viewBox="0 0 53 1273">
          <text:p/>
        </draw:connector>
        <draw:custom-shape draw:style-name="gr83" draw:text-style-name="P14" xml:id="id283" draw:id="id283" draw:layer="layout" svg:width="5.262cm" svg:height="3.492cm" svg:x="72.338cm" svg:y="212.455cm">
          <text:p text:style-name="P4">add to variable location sta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4.969cm" svg:y1="212.455cm" svg:x2="75.027cm" svg:y2="211.185cm" draw:start-shape="id283" draw:start-glue-point="4" draw:end-shape="id282" draw:end-glue-point="8" svg:d="M74969 212455v-635h58v-635" svg:viewBox="0 0 59 1271">
          <text:p/>
        </draw:connector>
        <draw:custom-shape draw:style-name="gr65" draw:text-style-name="P14" xml:id="id285" draw:id="id285" draw:layer="layout" svg:width="5.18cm" svg:height="2.857cm" svg:x="66.035cm" svg:y="204.517cm">
          <text:p text:style-name="P4">get type of con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4" xml:id="id284" draw:id="id284" draw:layer="layout" svg:width="5.18cm" svg:height="2.857cm" svg:x="66.087cm" svg:y="208.646cm">
          <text:p text:style-name="P4">construct variable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68.677cm" svg:y1="208.646cm" svg:x2="68.625cm" svg:y2="207.374cm" draw:start-shape="id284" draw:start-glue-point="4" draw:end-shape="id285" draw:end-glue-point="8" svg:d="M68677 208646v-636h-52v-636" svg:viewBox="0 0 53 1273">
          <text:p/>
        </draw:connector>
        <draw:custom-shape draw:style-name="gr83" draw:text-style-name="P14" xml:id="id286" draw:id="id286" draw:layer="layout" svg:width="5.262cm" svg:height="3.492cm" svg:x="65.988cm" svg:y="212.773cm">
          <text:p text:style-name="P4">add to variable location sta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68.619cm" svg:y1="212.773cm" svg:x2="68.677cm" svg:y2="211.503cm" draw:start-shape="id286" draw:start-glue-point="4" draw:end-shape="id284" draw:end-glue-point="8" svg:d="M68619 212773v-635h58v-635" svg:viewBox="0 0 59 1271">
          <text:p/>
        </draw:connector>
        <draw:connector draw:style-name="gr9" draw:text-style-name="P6" draw:layer="layout" svg:x1="68.625cm" svg:y1="204.517cm" svg:x2="68.603cm" svg:y2="203.564cm" draw:start-shape="id285" draw:start-glue-point="4" draw:end-shape="id273" draw:end-glue-point="2" svg:d="M68625 204517v-477h-22v-476" svg:viewBox="0 0 23 954">
          <text:p/>
        </draw:connector>
        <draw:connector draw:style-name="gr9" draw:text-style-name="P6" draw:layer="layout" svg:x1="90.201cm" svg:y1="201.024cm" svg:x2="90.205cm" svg:y2="197.649cm" draw:start-shape="id287" draw:start-glue-point="4" draw:end-shape="id262" draw:end-glue-point="2" svg:d="M90201 201024v-1688h4v-1687" svg:viewBox="0 0 5 3376">
          <text:p/>
        </draw:connector>
        <draw:custom-shape draw:style-name="gr84" draw:text-style-name="P14" xml:id="id288" draw:id="id288" draw:layer="layout" svg:width="7.302cm" svg:height="3.492cm" svg:x="86.507cm" svg:y="205.153cm">
          <text:p text:style-name="P4">activate temp var environment and relative ac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90.158cm" svg:y1="205.153cm" svg:x2="90.201cm" svg:y2="204.199cm" draw:start-shape="id288" draw:start-glue-point="4" draw:end-shape="id287" draw:end-glue-point="6" svg:d="M90158 205153v-477h43v-477" svg:viewBox="0 0 44 955">
          <text:p/>
        </draw:connector>
        <draw:connector draw:style-name="gr9" draw:text-style-name="P6" draw:layer="layout" svg:x1="90.224cm" svg:y1="209.742cm" svg:x2="90.158cm" svg:y2="208.645cm" draw:start-shape="id289" draw:start-glue-point="4" draw:end-shape="id288" draw:end-glue-point="8" svg:d="M90224 209742v-548h-66v-549" svg:viewBox="0 0 67 1098">
          <text:p/>
        </draw:connector>
        <draw:custom-shape draw:style-name="gr49" draw:text-style-name="P14" xml:id="id290" draw:id="id290" draw:layer="layout" svg:width="7.085cm" svg:height="2.857cm" svg:x="86.625cm" svg:y="214.108cm">
          <text:p text:style-name="P4">get function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xml:id="id292" draw:id="id292" draw:layer="layout" svg:x1="90.168cm" svg:y1="214.108cm" svg:x2="90.168cm" svg:y2="214.108cm" draw:start-shape="id290" draw:start-glue-point="4" draw:end-shape="id290" draw:end-glue-point="4" svg:d="M90168 214108z" svg:viewBox="0 0 1 1">
          <text:p/>
        </draw:connector>
        <draw:connector draw:style-name="gr9" draw:text-style-name="P6" draw:layer="layout" svg:x1="90.241cm" svg:y1="217.535cm" svg:x2="90.168cm" svg:y2="216.965cm" draw:start-shape="id291" draw:start-glue-point="4" draw:end-shape="id290" draw:end-glue-point="8" svg:d="M90241 217535v-285h-73v-285" svg:viewBox="0 0 74 571">
          <text:p/>
        </draw:connector>
        <draw:connector draw:style-name="gr9" draw:text-style-name="P6" draw:layer="layout" svg:x1="90.168cm" svg:y1="214.108cm" svg:x2="90.224cm" svg:y2="212.917cm" draw:start-shape="id292" draw:start-glue-point="0" draw:end-shape="id289" draw:end-glue-point="6" svg:d="M90168 214108v-595h56v-596" svg:viewBox="0 0 57 1192">
          <text:p/>
        </draw:connector>
        <draw:custom-shape draw:style-name="gr85" draw:text-style-name="P17" xml:id="id296" draw:id="id296" draw:layer="layout" svg:width="7.538cm" svg:height="3.175cm" svg:x="98.512cm" svg:y="213.635cm">
          <text:p text:style-name="P15">call fun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6" draw:text-style-name="P17" xml:id="id294" draw:id="id294" draw:layer="layout" svg:width="7.538cm" svg:height="3.175cm" svg:x="98.472cm" svg:y="201.024cm">
          <text:p text:style-name="P15">evaluate left si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4" draw:text-style-name="P14" xml:id="id293" draw:id="id293" draw:layer="layout" svg:width="7.302cm" svg:height="3.492cm" svg:x="98.547cm" svg:y="205.153cm">
          <text:p text:style-name="P4">activate temp var environment and relative ac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02.198cm" svg:y1="205.153cm" svg:x2="102.241cm" svg:y2="204.199cm" draw:start-shape="id293" draw:start-glue-point="4" draw:end-shape="id294" draw:end-glue-point="6" svg:d="M102198 205153v-477h43v-477" svg:viewBox="0 0 44 955">
          <text:p/>
        </draw:connector>
        <draw:custom-shape draw:style-name="gr49" draw:text-style-name="P14" xml:id="id295" draw:id="id295" draw:layer="layout" svg:width="7.085cm" svg:height="2.857cm" svg:x="98.665cm" svg:y="210.208cm">
          <text:p text:style-name="P4">get function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xml:id="id297" draw:id="id297" draw:layer="layout" svg:x1="102.208cm" svg:y1="210.208cm" svg:x2="102.208cm" svg:y2="210.208cm" draw:start-shape="id295" draw:start-glue-point="4" draw:end-shape="id295" draw:end-glue-point="4" svg:d="M102208 210208z" svg:viewBox="0 0 1 1">
          <text:p/>
        </draw:connector>
        <draw:connector draw:style-name="gr9" draw:text-style-name="P6" draw:layer="layout" svg:x1="102.281cm" svg:y1="213.635cm" svg:x2="102.208cm" svg:y2="213.065cm" draw:start-shape="id296" draw:start-glue-point="4" draw:end-shape="id295" draw:end-glue-point="8" svg:d="M102281 213635v-285h-73v-285" svg:viewBox="0 0 74 571">
          <text:p/>
        </draw:connector>
        <draw:connector draw:style-name="gr9" draw:text-style-name="P6" draw:layer="layout" svg:x1="102.208cm" svg:y1="210.208cm" svg:x2="102.198cm" svg:y2="208.645cm" draw:start-shape="id297" draw:start-glue-point="0" draw:end-shape="id293" draw:end-glue-point="8" svg:d="M102208 210208v-781h-10v-782" svg:viewBox="0 0 11 1564">
          <text:p/>
        </draw:connector>
        <draw:connector draw:style-name="gr9" draw:text-style-name="P6" draw:layer="layout" svg:x1="102.241cm" svg:y1="201.024cm" svg:x2="102.253cm" svg:y2="197.65cm" draw:start-shape="id294" draw:start-glue-point="4" draw:end-shape="id261" draw:end-glue-point="2" svg:d="M102241 201024v-1687h12v-1687" svg:viewBox="0 0 13 3375">
          <text:p/>
        </draw:connector>
        <draw:rect draw:style-name="gr10" draw:text-style-name="P4" xml:id="id298" draw:id="id298" draw:layer="layout" svg:width="4.127cm" svg:height="1.587cm" svg:x="28.623cm" svg:y="195.945cm">
          <text:p text:style-name="P6">valueChain</text:p>
        </draw:rect>
        <draw:connector draw:style-name="gr9" draw:text-style-name="P6" draw:layer="layout" svg:x1="30.686cm" svg:y1="195.945cm" svg:x2="126.354cm" svg:y2="193.84cm" draw:start-shape="id298" draw:start-glue-point="0" draw:end-shape="id245" draw:end-glue-point="2" svg:d="M30686 195945v-1052h95668v-1053" svg:viewBox="0 0 95669 2106">
          <text:p/>
        </draw:connector>
        <draw:custom-shape draw:style-name="gr87" draw:text-style-name="P17" xml:id="id300" draw:id="id300" draw:layer="layout" svg:width="7.538cm" svg:height="3.175cm" svg:x="26.899cm" svg:y="198.802cm">
          <text:p text:style-name="P15">evaluate val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6" draw:text-style-name="P14" xml:id="id301" draw:id="id301" draw:layer="layout" svg:width="5.262cm" svg:height="2.857cm" svg:x="28.005cm" svg:y="202.613cm">
          <text:p text:style-name="P4">has access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7" xml:id="id302" draw:id="id302" draw:layer="layout" svg:width="7.538cm" svg:height="3.175cm" svg:x="17.827cm" svg:y="202.512cm">
          <text:p text:style-name="P15">do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6" draw:text-style-name="P14" xml:id="id299" draw:id="id299" draw:layer="layout" svg:width="5.262cm" svg:height="2.857cm" svg:x="28.07cm" svg:y="215.194cm">
          <text:p text:style-name="P4">is static access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4" xml:id="id304" draw:id="id304" draw:layer="layout" svg:width="7.302cm" svg:height="3.492cm" svg:x="27.018cm" svg:y="210.65cm">
          <text:p text:style-name="P4">activate var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4" xml:id="id305" draw:id="id305" draw:layer="layout" svg:width="7.302cm" svg:height="3.492cm" svg:x="27.018cm" svg:y="219.188cm">
          <text:p text:style-name="P4">activate var relative ac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4" xml:id="id303" draw:id="id303" draw:layer="layout" svg:width="7.302cm" svg:height="3.492cm" svg:x="27.017cm" svg:y="206.705cm">
          <text:p text:style-name="P4">pop temp v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svg:x1="33.332cm" svg:y1="216.622cm" svg:x2="34.437cm" svg:y2="200.39cm" draw:start-shape="id299" draw:start-glue-point="10" draw:end-shape="id300" draw:end-glue-point="7" svg:d="M33332 216622h1607v-16232h-502" svg:viewBox="0 0 1608 16233">
          <text:p text:style-name="P6">yes</text:p>
        </draw:connector>
        <draw:connector draw:style-name="gr9" draw:text-style-name="P6" draw:layer="layout" svg:x1="30.636cm" svg:y1="202.613cm" svg:x2="30.668cm" svg:y2="201.977cm" draw:start-shape="id301" draw:start-glue-point="4" draw:end-shape="id300" draw:end-glue-point="6" svg:d="M30636 202613v-318h32v-318" svg:viewBox="0 0 33 637">
          <text:p/>
        </draw:connector>
        <draw:connector draw:style-name="gr89" draw:text-style-name="P6" draw:layer="layout" svg:x1="28.005cm" svg:y1="204.041cm" svg:x2="25.365cm" svg:y2="204.1cm" draw:start-shape="id301" draw:start-glue-point="6" draw:end-shape="id302" draw:end-glue-point="7" svg:d="M28005 204041h-1319v59h-1321" svg:viewBox="0 0 2641 60">
          <text:p text:style-name="P6">no</text:p>
        </draw:connector>
        <draw:connector draw:style-name="gr9" draw:text-style-name="P6" draw:layer="layout" svg:x1="30.668cm" svg:y1="198.802cm" svg:x2="30.686cm" svg:y2="197.532cm" draw:start-shape="id300" draw:start-glue-point="4" draw:end-shape="id298" draw:end-glue-point="2" svg:d="M30668 198802v-635h18v-635" svg:viewBox="0 0 19 1271">
          <text:p/>
        </draw:connector>
        <draw:connector draw:style-name="gr10" draw:text-style-name="P18" draw:layer="layout" svg:x1="30.636cm" svg:y1="205.47cm" svg:x2="30.668cm" svg:y2="206.705cm" draw:start-shape="id301" draw:start-glue-point="8" draw:end-shape="id303" draw:end-glue-point="4" svg:d="M30636 205470v618h32v617" svg:viewBox="0 0 33 1236">
          <text:p text:style-name="P18">yes</text:p>
        </draw:connector>
        <draw:connector draw:style-name="gr9" draw:text-style-name="P6" draw:layer="layout" svg:x1="30.668cm" svg:y1="210.197cm" svg:x2="30.669cm" svg:y2="210.65cm" draw:start-shape="id303" draw:start-glue-point="8" draw:end-shape="id304" draw:end-glue-point="4" svg:d="M30668 210197v227h1v226" svg:viewBox="0 0 2 454">
          <text:p/>
        </draw:connector>
        <draw:connector draw:style-name="gr9" draw:text-style-name="P6" draw:layer="layout" svg:x1="30.669cm" svg:y1="214.142cm" svg:x2="30.701cm" svg:y2="215.194cm" draw:start-shape="id304" draw:start-glue-point="8" draw:end-shape="id299" draw:end-glue-point="4" svg:d="M30669 214142v526h32v526" svg:viewBox="0 0 33 1053">
          <text:p/>
        </draw:connector>
        <draw:connector draw:style-name="gr10" draw:text-style-name="P18" draw:layer="layout" svg:x1="30.701cm" svg:y1="218.051cm" svg:x2="30.669cm" svg:y2="219.188cm" draw:start-shape="id299" draw:start-glue-point="8" draw:end-shape="id305" draw:end-glue-point="4" svg:d="M30701 218051v569h-32v568" svg:viewBox="0 0 33 1138">
          <text:p text:style-name="P18">no</text:p>
        </draw:connector>
        <draw:connector draw:style-name="gr9" draw:text-style-name="P6" draw:layer="layout" svg:x1="34.32cm" svg:y1="220.934cm" svg:x2="34.437cm" svg:y2="200.39cm" draw:start-shape="id305" draw:start-glue-point="10" draw:end-shape="id300" draw:end-glue-point="7" svg:d="M34320 220934h619v-20544h-502" svg:viewBox="0 0 620 2054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1cm" fo:page-height="3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7:15:59.548849604</meta:creation-date>
    <meta:generator>LibreOffice/7.4.7.2$Linux_X86_64 LibreOffice_project/40$Build-2</meta:generator>
    <dc:date>2024-06-29T22:02:35.196306965</dc:date>
    <meta:editing-duration>PT7H56M32S</meta:editing-duration>
    <meta:editing-cycles>668</meta:editing-cycles>
    <meta:document-statistic meta:object-count="642"/>
  </office:meta>
</office:document-meta>
</file>